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5253c8"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7ca00"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5b33bd" style:font-size-asian="10.1000003814697pt" style:font-weight-asian="normal" style:font-size-complex="10.1000003814697pt" style:font-weight-complex="normal"/>
    </style:style>
    <style:style style:name="P10"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1"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54d191" style:font-size-asian="10.1000003814697pt" style:font-weight-asian="normal" style:font-size-complex="10.1000003814697pt"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57fc24" style:font-size-asian="10.1000003814697pt" style:font-weight-asian="normal" style:font-size-complex="10.1000003814697pt"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6637a9" style:font-size-asian="10.1000003814697pt" style:font-weight-asian="normal" style:font-size-complex="10.1000003814697pt" style:font-weight-complex="normal"/>
    </style:style>
    <style:style style:name="P16"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37d2e1" officeooo:paragraph-rsid="0061035d"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officeooo:paragraph-rsid="0050fe94"/>
    </style:style>
    <style:style style:name="P20" style:family="paragraph" style:parent-style-name="Standard">
      <style:paragraph-properties fo:margin-left="0in" fo:margin-right="0in" fo:text-align="justify" style:justify-single-word="false" fo:text-indent="0in" style:auto-text-indent="false"/>
      <style:text-properties officeooo:paragraph-rsid="0057fc24"/>
    </style:style>
    <style:style style:name="P21" style:family="paragraph" style:parent-style-name="Text_20_body">
      <style:paragraph-properties fo:margin-left="0in" fo:margin-right="0in" fo:text-align="justify" style:justify-single-word="false" fo:text-indent="0in" style:auto-text-indent="false"/>
      <style:text-properties officeooo:paragraph-rsid="000b81c5"/>
    </style:style>
    <style:style style:name="P22" style:family="paragraph" style:parent-style-name="Text_20_body">
      <style:paragraph-properties fo:margin-left="0in" fo:margin-right="0in" fo:text-align="justify" style:justify-single-word="false" fo:text-indent="0in" style:auto-text-indent="false"/>
      <style:text-properties officeooo:paragraph-rsid="0054d191"/>
    </style:style>
    <style:style style:name="P23" style:family="paragraph" style:parent-style-name="Text_20_body">
      <style:paragraph-properties fo:margin-left="0in" fo:margin-right="0in" fo:text-align="justify" style:justify-single-word="false" fo:text-indent="0in" style:auto-text-indent="false"/>
      <style:text-properties officeooo:paragraph-rsid="000bda2f"/>
    </style:style>
    <style:style style:name="P24" style:family="paragraph" style:parent-style-name="Text_20_body">
      <style:paragraph-properties fo:margin-left="0in" fo:margin-right="0in" fo:text-align="justify" style:justify-single-word="false" fo:text-indent="0in" style:auto-text-indent="false"/>
      <style:text-properties style:font-name="Century Schoolbook L" fo:font-size="12pt" fo:font-style="normal" fo:font-weight="bold" officeooo:rsid="00458afd" officeooo:paragraph-rsid="0054d191" style:font-size-asian="12pt" style:font-style-asian="normal" style:font-weight-asian="bold" style:font-size-complex="12pt" style:font-style-complex="normal" style:font-weight-complex="bold"/>
    </style:style>
    <style:style style:name="P25" style:family="paragraph" style:parent-style-name="Text_20_body">
      <style:paragraph-properties fo:margin-left="0in" fo:margin-right="0in" fo:text-align="justify" style:justify-single-word="false" fo:text-indent="0in" style:auto-text-indent="false" fo:break-before="page"/>
      <style:text-properties officeooo:paragraph-rsid="0054d191"/>
    </style:style>
    <style:style style:name="P26" style:family="paragraph" style:parent-style-name="Standard">
      <style:paragraph-properties fo:margin-left="0in" fo:margin-right="0in" fo:text-align="justify" style:justify-single-word="false" fo:text-indent="0in" style:auto-text-indent="false" fo:break-before="pag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7"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8"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29"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0"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57fc24" style:font-size-asian="10.1000003814697pt" style:font-weight-asian="normal" style:font-size-complex="10.1000003814697pt" style:font-weight-complex="normal"/>
    </style:style>
    <style:style style:name="P3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561c8e" style:font-size-asian="10.1000003814697pt" style:font-weight-asian="normal" style:font-size-complex="10.1000003814697pt" style:font-weight-complex="normal"/>
    </style:style>
    <style:style style:name="P3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9e72d" officeooo:paragraph-rsid="0009e72d" style:font-size-asian="10.1000003814697pt" style:font-weight-asian="normal" style:font-size-complex="10.1000003814697pt" style:font-weight-complex="normal"/>
    </style:style>
    <style:style style:name="P34"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3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5b33bd" style:font-size-asian="10.1000003814697pt" style:font-weight-asian="normal" style:font-size-complex="10.1000003814697pt" style:font-weight-complex="normal"/>
    </style:style>
    <style:style style:name="P3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6637a9" style:font-size-asian="10.1000003814697pt" style:font-weight-asian="normal" style:font-size-complex="10.1000003814697pt" style:font-weight-complex="normal"/>
    </style:style>
    <style:style style:name="P3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4d1cbc" officeooo:paragraph-rsid="004d1cbc" style:font-size-asian="10.1000003814697pt" style:font-weight-asian="normal" style:font-size-complex="10.1000003814697pt" style:font-weight-complex="normal"/>
    </style:style>
    <style:style style:name="P39" style:family="paragraph" style:parent-style-name="Standard" style:master-page-name="">
      <loext:graphic-properties draw:fill="none"/>
      <style:paragraph-properties fo:margin-left="0.6252in" fo:margin-right="0.6252in" fo:text-align="justify" style:justify-single-word="false" fo:text-indent="0in" style:auto-text-indent="false" style:page-number="auto" fo:background-color="transparent"/>
      <style:text-properties style:font-name="Times New Roman" fo:font-size="10.1000003814697pt" fo:font-weight="normal" officeooo:paragraph-rsid="0061035d" style:font-size-asian="10.1000003814697pt" style:font-weight-asian="normal" style:font-size-complex="10.1000003814697pt" style:font-weight-complex="normal"/>
    </style:style>
    <style:style style:name="P40" style:family="paragraph" style:parent-style-name="Standard">
      <style:paragraph-properties fo:text-align="center" style:justify-single-word="false"/>
      <style:text-properties officeooo:paragraph-rsid="002e9e5b"/>
    </style:style>
    <style:style style:name="P41"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5418d0" style:font-size-asian="10.1000003814697pt" style:font-weight-asian="normal" style:font-size-complex="10.1000003814697pt" style:font-weight-complex="normal"/>
    </style:style>
    <style:style style:name="P42"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officeooo:rsid="0008feb4" officeooo:paragraph-rsid="0009e72d" style:font-size-asian="10.1000003814697pt" style:font-weight-asian="normal" style:font-size-complex="10.1000003814697pt" style:font-weight-complex="normal"/>
    </style:style>
    <style:style style:name="P43"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style>
    <style:style style:name="P44"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45"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46"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officeooo:paragraph-rsid="00137820" style:font-size-asian="9pt" style:font-size-complex="9pt"/>
    </style:style>
    <style:style style:name="P47" style:family="paragraph" style:parent-style-name="Heading_20_2">
      <style:text-properties fo:font-size="12pt" fo:font-style="normal" style:font-size-asian="12pt" style:font-style-asian="normal" style:font-size-complex="12pt" style:font-style-complex="normal"/>
    </style:style>
    <style:style style:name="P48" style:family="paragraph" style:parent-style-name="Heading_20_2">
      <style:paragraph-properties fo:margin-left="0in" fo:margin-right="0in" fo:text-align="justify" style:justify-single-word="false" fo:text-indent="0in" style:auto-text-indent="false"/>
      <style:text-properties style:font-name="Century Schoolbook L" fo:font-size="12pt" fo:font-weight="bold" officeooo:rsid="0007ca00" officeooo:paragraph-rsid="0007ca00" style:font-size-asian="12pt" style:font-weight-asian="bold" style:font-size-complex="12pt" style:font-weight-complex="bold"/>
    </style:style>
    <style:style style:name="P49"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8feb4" style:font-size-asian="12pt" style:font-weight-asian="normal" style:font-size-complex="12pt" style:font-weight-complex="normal"/>
    </style:style>
    <style:style style:name="P50"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9e72d" style:font-size-asian="12pt" style:font-weight-asian="normal" style:font-size-complex="12pt" style:font-weight-complex="normal"/>
    </style:style>
    <style:style style:name="P51"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b81c5" style:font-size-asian="12pt" style:font-weight-asian="normal" style:font-size-complex="12pt" style:font-weight-complex="normal"/>
    </style:style>
    <style:style style:name="P52"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53"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54" style:family="paragraph" style:parent-style-name="Heading_20_2">
      <style:paragraph-properties fo:margin-left="0in" fo:margin-right="0in" fo:text-align="justify" style:justify-single-word="false" fo:text-indent="0in" style:auto-text-indent="false"/>
      <style:text-properties officeooo:paragraph-rsid="000bda2f"/>
    </style:style>
    <style:style style:name="P55" style:family="paragraph" style:parent-style-name="Heading_20_2">
      <style:paragraph-properties fo:margin-left="0in" fo:margin-right="0in" fo:text-align="justify" style:justify-single-word="false" fo:text-indent="0in" style:auto-text-indent="false"/>
      <style:text-properties fo:font-size="12pt" officeooo:paragraph-rsid="000bda2f" style:font-size-asian="12pt" style:font-size-complex="12pt"/>
    </style:style>
    <style:style style:name="P56" style:family="paragraph" style:parent-style-name="Heading_20_1">
      <style:paragraph-properties fo:text-align="center" style:justify-single-word="false"/>
      <style:text-properties style:font-name="Century Schoolbook L" fo:font-size="14pt" officeooo:rsid="00072ca6" style:font-size-asian="14pt" style:font-size-complex="14pt"/>
    </style:style>
    <style:style style:name="P57" style:family="paragraph">
      <loext:graphic-properties draw:fill="solid" draw:fill-color="#000000"/>
    </style:style>
    <style:style style:name="P58" style:family="paragraph">
      <loext:graphic-properties draw:fill="none"/>
    </style:style>
    <style:style style:name="P59" style:family="paragraph">
      <loext:graphic-properties draw:fill="solid" draw:fill-color="#ffffff"/>
    </style:style>
    <style:style style:name="P60" style:family="paragraph">
      <style:paragraph-properties fo:text-align="start" style:writing-mode="lr-tb"/>
    </style:style>
    <style:style style:name="P61" style:family="paragraph">
      <loext:graphic-properties draw:fill="none"/>
      <style:paragraph-properties fo:text-align="start" style:writing-mode="lr-tb"/>
      <style:text-properties fo:font-size="24pt"/>
    </style:style>
    <style:style style:name="P62" style:family="paragraph">
      <loext:graphic-properties draw:fill="none"/>
      <style:paragraph-properties fo:text-align="start" style:writing-mode="lr-tb"/>
      <style:text-properties fo:font-size="6pt" style:font-size-asian="6pt" style:font-size-complex="6pt"/>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style="italic" fo:font-weight="normal" officeooo:rsid="00137820" style:font-style-asian="italic" style:font-weight-asian="normal" style:font-style-complex="italic" style:font-weight-complex="normal"/>
    </style:style>
    <style:style style:name="T3" style:family="text">
      <style:text-properties style:font-name="Times New Roman" fo:font-size="10.1000003814697pt" fo:font-weight="normal" officeooo:rsid="000bda2f" style:font-size-asian="10.1000003814697pt" style:font-weight-asian="normal" style:font-size-complex="10.1000003814697pt" style:font-weight-complex="normal"/>
    </style:style>
    <style:style style:name="T4" style:family="text">
      <style:text-properties style:font-name="Times New Roman" fo:font-size="10.1000003814697pt" fo:font-weight="normal" officeooo:rsid="004b473a" style:font-size-asian="10.1000003814697pt" style:font-weight-asian="normal" style:font-size-complex="10.1000003814697pt" style:font-weight-complex="normal"/>
    </style:style>
    <style:style style:name="T5" style:family="text">
      <style:text-properties style:font-name="Times New Roman" fo:font-size="10.1000003814697pt" fo:font-weight="normal" officeooo:rsid="004d1cbc" style:font-size-asian="10.1000003814697pt" style:font-weight-asian="normal" style:font-size-complex="10.1000003814697pt" style:font-weight-complex="normal"/>
    </style:style>
    <style:style style:name="T6" style:family="text">
      <style:text-properties style:font-name="Times New Roman" fo:font-size="10.1000003814697pt" fo:font-weight="normal" officeooo:rsid="0007ca00" style:font-size-asian="10.1000003814697pt" style:font-weight-asian="normal" style:font-size-complex="10.1000003814697pt" style:font-weight-complex="normal"/>
    </style:style>
    <style:style style:name="T7" style:family="text">
      <style:text-properties style:font-name="Times New Roman" fo:font-size="10.1000003814697pt" fo:font-weight="normal" officeooo:rsid="0040a87c" style:font-size-asian="10.1000003814697pt" style:font-weight-asian="normal" style:font-size-complex="10.1000003814697pt" style:font-weight-complex="normal"/>
    </style:style>
    <style:style style:name="T8" style:family="text">
      <style:text-properties style:font-name="Times New Roman" fo:font-size="10.1000003814697pt" fo:font-weight="normal" officeooo:rsid="00351e92" style:font-size-asian="10.1000003814697pt" style:font-weight-asian="normal" style:font-size-complex="10.1000003814697pt" style:font-weight-complex="normal"/>
    </style:style>
    <style:style style:name="T9" style:family="text">
      <style:text-properties style:font-name="Times New Roman" fo:font-size="10.1000003814697pt" fo:font-weight="normal" officeooo:rsid="00359454" style:font-size-asian="10.1000003814697pt" style:font-weight-asian="normal" style:font-size-complex="10.1000003814697pt" style:font-weight-complex="normal"/>
    </style:style>
    <style:style style:name="T10" style:family="text">
      <style:text-properties style:font-name="Times New Roman" fo:font-size="10.1000003814697pt" fo:font-weight="normal" officeooo:rsid="00364679" style:font-size-asian="10.1000003814697pt" style:font-weight-asian="normal" style:font-size-complex="10.1000003814697pt" style:font-weight-complex="normal"/>
    </style:style>
    <style:style style:name="T11" style:family="text">
      <style:text-properties style:font-name="Times New Roman" fo:font-size="10.1000003814697pt" fo:font-weight="normal" officeooo:rsid="005b33bd" style:font-size-asian="10.1000003814697pt" style:font-weight-asian="normal" style:font-size-complex="10.1000003814697pt" style:font-weight-complex="normal"/>
    </style:style>
    <style:style style:name="T12" style:family="text">
      <style:text-properties style:font-name="Times New Roman" fo:font-size="10.1000003814697pt" fo:font-weight="normal" officeooo:rsid="0061035d" style:font-size-asian="10.1000003814697pt" style:font-weight-asian="normal" style:font-size-complex="10.1000003814697pt" style:font-weight-complex="normal"/>
    </style:style>
    <style:style style:name="T13" style:family="text">
      <style:text-properties style:font-name="Times New Roman" fo:font-size="10.1000003814697pt" fo:font-weight="normal" officeooo:rsid="002e9e5b" style:font-size-asian="10.1000003814697pt" style:font-weight-asian="normal" style:font-size-complex="10.1000003814697pt" style:font-weight-complex="normal"/>
    </style:style>
    <style:style style:name="T14" style:family="text">
      <style:text-properties style:font-name="Times New Roman" fo:font-size="10.1000003814697pt" fo:font-weight="normal" officeooo:rsid="00326fd6" style:font-size-asian="10.1000003814697pt" style:font-weight-asian="normal" style:font-size-complex="10.1000003814697pt" style:font-weight-complex="normal"/>
    </style:style>
    <style:style style:name="T15" style:family="text">
      <style:text-properties style:font-name="Times New Roman" fo:font-size="10.1000003814697pt" fo:font-weight="normal" officeooo:rsid="00693f94" style:font-size-asian="10.1000003814697pt" style:font-weight-asian="normal" style:font-size-complex="10.1000003814697pt" style:font-weight-complex="normal"/>
    </style:style>
    <style:style style:name="T16" style:family="text">
      <style:text-properties style:font-name="Century Schoolbook L" fo:font-weight="bold" officeooo:rsid="0007ca00" style:font-weight-asian="bold" style:font-weight-complex="bold"/>
    </style:style>
    <style:style style:name="T17" style:family="text">
      <style:text-properties style:font-name="Century Schoolbook L" fo:font-weight="bold" officeooo:rsid="00351e92" style:font-weight-asian="bold" style:font-weight-complex="bold"/>
    </style:style>
    <style:style style:name="T18" style:family="text">
      <style:text-properties style:font-name="Century Schoolbook L" fo:font-style="normal" fo:font-weight="bold" officeooo:rsid="0008feb4" style:font-style-asian="normal" style:font-weight-asian="bold" style:font-style-complex="normal" style:font-weight-complex="bold"/>
    </style:style>
    <style:style style:name="T19" style:family="text">
      <style:text-properties style:font-name="Century Schoolbook L" fo:font-style="normal" fo:font-weight="bold" officeooo:rsid="0007ca00" style:font-style-asian="normal" style:font-weight-asian="bold" style:font-style-complex="normal" style:font-weight-complex="bold"/>
    </style:style>
    <style:style style:name="T20" style:family="text">
      <style:text-properties style:font-name="Century Schoolbook L" fo:font-style="normal" fo:font-weight="bold" officeooo:rsid="0009e72d" style:font-style-asian="normal" style:font-weight-asian="bold" style:font-style-complex="normal" style:font-weight-complex="bold"/>
    </style:style>
    <style:style style:name="T21" style:family="text">
      <style:text-properties style:font-name="Century Schoolbook L" fo:font-style="normal" fo:font-weight="bold" officeooo:rsid="000b81c5" style:font-style-asian="normal" style:font-weight-asian="bold" style:font-style-complex="normal" style:font-weight-complex="bold"/>
    </style:style>
    <style:style style:name="T22" style:family="text">
      <style:text-properties style:font-name="Century Schoolbook L" fo:font-style="normal" fo:font-weight="bold" officeooo:rsid="000bda2f" style:font-style-asian="normal" style:font-weight-asian="bold" style:font-style-complex="normal" style:font-weight-complex="bold"/>
    </style:style>
    <style:style style:name="T23" style:family="text">
      <style:text-properties style:font-name="Century Schoolbook L" fo:font-style="normal" fo:font-weight="bold" officeooo:rsid="000cd2bd" style:font-style-asian="normal" style:font-weight-asian="bold" style:font-style-complex="normal" style:font-weight-complex="bold"/>
    </style:style>
    <style:style style:name="T24" style:family="text">
      <style:text-properties style:font-name="Century Schoolbook L" fo:font-style="normal" fo:font-weight="bold" officeooo:rsid="003c5559" style:font-style-asian="normal" style:font-weight-asian="bold" style:font-style-complex="normal" style:font-weight-complex="bold"/>
    </style:style>
    <style:style style:name="T25" style:family="text">
      <style:text-properties style:font-name="Century Schoolbook L" fo:font-style="normal" fo:font-weight="bold" officeooo:rsid="00417740" style:font-style-asian="normal" style:font-weight-asian="bold" style:font-style-complex="normal" style:font-weight-complex="bold"/>
    </style:style>
    <style:style style:name="T26" style:family="text">
      <style:text-properties style:font-name="Century Schoolbook L" fo:font-style="normal" fo:font-weight="bold" officeooo:rsid="0044debb" style:font-style-asian="normal" style:font-weight-asian="bold" style:font-style-complex="normal" style:font-weight-complex="bold"/>
    </style:style>
    <style:style style:name="T27" style:family="text">
      <style:text-properties style:font-name="Century Schoolbook L" fo:font-style="normal" fo:font-weight="bold" officeooo:rsid="00450628" style:font-style-asian="normal" style:font-weight-asian="bold" style:font-style-complex="normal" style:font-weight-complex="bold"/>
    </style:style>
    <style:style style:name="T28" style:family="text">
      <style:text-properties style:font-name="Century Schoolbook L" fo:font-style="normal" fo:font-weight="bold" officeooo:rsid="004b473a" style:font-style-asian="normal" style:font-weight-asian="bold" style:font-style-complex="normal" style:font-weight-complex="bold"/>
    </style:style>
    <style:style style:name="T29" style:family="text">
      <style:text-properties style:font-name="Century Schoolbook L" fo:font-style="normal" fo:font-weight="bold" officeooo:rsid="004e9321" style:font-style-asian="normal" style:font-weight-asian="bold" style:font-style-complex="normal" style:font-weight-complex="bold"/>
    </style:style>
    <style:style style:name="T30" style:family="text">
      <style:text-properties style:font-name="Century Schoolbook L" fo:font-size="12pt" fo:font-style="normal" fo:font-weight="bold" officeooo:rsid="000bda2f" style:font-size-asian="12pt" style:font-style-asian="normal" style:font-weight-asian="bold" style:font-size-complex="12pt" style:font-style-complex="normal" style:font-weight-complex="bold"/>
    </style:style>
    <style:style style:name="T31" style:family="text">
      <style:text-properties style:font-name="Century Schoolbook L" fo:font-size="12pt" fo:font-style="normal" fo:font-weight="bold" officeooo:rsid="0007ca00" style:font-size-asian="12pt" style:font-style-asian="normal" style:font-weight-asian="bold" style:font-size-complex="12pt" style:font-style-complex="normal" style:font-weight-complex="bold"/>
    </style:style>
    <style:style style:name="T32" style:family="text">
      <style:text-properties style:font-name="Century Schoolbook L" fo:font-size="12pt" fo:font-style="normal" fo:font-weight="bold" officeooo:rsid="00458afd" style:font-size-asian="12pt" style:font-style-asian="normal" style:font-weight-asian="bold" style:font-size-complex="12pt" style:font-style-complex="normal" style:font-weight-complex="bold"/>
    </style:style>
    <style:style style:name="T33" style:family="text">
      <style:text-properties style:font-name="Century Schoolbook L" fo:font-size="12pt" fo:font-style="normal" fo:font-weight="bold" officeooo:rsid="000cd2bd" style:font-size-asian="12pt" style:font-style-asian="normal" style:font-weight-asian="bold" style:font-size-complex="12pt" style:font-style-complex="normal" style:font-weight-complex="bold"/>
    </style:style>
    <style:style style:name="T34" style:family="text">
      <style:text-properties style:font-name="Century Schoolbook L" fo:font-size="12pt" fo:font-style="normal" fo:font-weight="bold" officeooo:rsid="00450628" style:font-size-asian="12pt" style:font-style-asian="normal" style:font-weight-asian="bold" style:font-size-complex="12pt" style:font-style-complex="normal" style:font-weight-complex="bold"/>
    </style:style>
    <style:style style:name="T35" style:family="text">
      <style:text-properties fo:font-weight="bold" officeooo:rsid="00072ca6" style:font-weight-asian="bold" style:font-weight-complex="bold"/>
    </style:style>
    <style:style style:name="T36" style:family="text">
      <style:text-properties fo:font-weight="bold" officeooo:rsid="002e9e5b" style:font-weight-asian="bold" style:font-weight-complex="bold"/>
    </style:style>
    <style:style style:name="T37" style:family="text">
      <style:text-properties fo:font-size="6pt" fo:font-style="italic" officeooo:rsid="002916a5" style:font-size-asian="6pt" style:font-style-asian="italic" style:font-size-complex="6pt" style:font-style-complex="italic"/>
    </style:style>
    <style:style style:name="T38" style:family="text">
      <style:text-properties fo:font-style="italic"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officeooo:rsid="002e9e5b"/>
    </style:style>
    <style:style style:name="T41" style:family="text">
      <style:text-properties officeooo:rsid="00320095"/>
    </style:style>
    <style:style style:name="T42" style:family="text">
      <style:text-properties fo:font-style="normal" style:font-style-asian="normal" style:font-style-complex="normal"/>
    </style:style>
    <style:style style:name="T43" style:family="text">
      <style:text-properties fo:font-style="normal" officeooo:rsid="0037d2e1" style:font-style-asian="normal" style:font-style-complex="normal"/>
    </style:style>
    <style:style style:name="T44" style:family="text">
      <style:text-properties fo:language="nl" fo:country="NL" fo:background-color="transparent" loext:char-shading-value="0" loext:shadow="none"/>
    </style:style>
    <style:style style:name="T45" style:family="text">
      <style:text-properties fo:language="nl" fo:country="NL" officeooo:rsid="005ccd22" fo:background-color="transparent" loext:char-shading-value="0" loext:shadow="none"/>
    </style:style>
    <style:style style:name="T46" style:family="text">
      <style:text-properties fo:language="nl" fo:country="NL" officeooo:rsid="0007ca00" fo:background-color="transparent" loext:char-shading-value="0" loext:shadow="none"/>
    </style:style>
    <style:style style:name="T47" style:family="text">
      <style:text-properties officeooo:rsid="00390758"/>
    </style:style>
    <style:style style:name="T48" style:family="text">
      <style:text-properties officeooo:rsid="003955b0"/>
    </style:style>
    <style:style style:name="T49" style:family="text">
      <style:text-properties officeooo:rsid="0040a87c"/>
    </style:style>
    <style:style style:name="T50" style:family="text">
      <style:text-properties officeooo:rsid="0044debb"/>
    </style:style>
    <style:style style:name="T51" style:family="text">
      <style:text-properties officeooo:rsid="00458afd"/>
    </style:style>
    <style:style style:name="T52" style:family="text">
      <style:text-properties officeooo:rsid="004aa29e"/>
    </style:style>
    <style:style style:name="T53" style:family="text">
      <style:text-properties officeooo:rsid="004b473a"/>
    </style:style>
    <style:style style:name="T54" style:family="text">
      <style:text-properties officeooo:rsid="004d1cbc"/>
    </style:style>
    <style:style style:name="T55" style:family="text">
      <style:text-properties officeooo:rsid="004d5079"/>
    </style:style>
    <style:style style:name="T56" style:family="text">
      <style:text-properties officeooo:rsid="004de4c2"/>
    </style:style>
    <style:style style:name="T57" style:family="text">
      <style:text-properties officeooo:rsid="004e9321"/>
    </style:style>
    <style:style style:name="T58" style:family="text">
      <style:text-properties officeooo:rsid="005253c8"/>
    </style:style>
    <style:style style:name="T59" style:family="text">
      <style:text-properties officeooo:rsid="00561c8e"/>
    </style:style>
    <style:style style:name="T60" style:family="text">
      <style:text-properties officeooo:rsid="0057fc24"/>
    </style:style>
    <style:style style:name="T61" style:family="text">
      <style:text-properties officeooo:rsid="0059b41e"/>
    </style:style>
    <style:style style:name="T62" style:family="text">
      <style:text-properties officeooo:rsid="005b33bd"/>
    </style:style>
    <style:style style:name="T63" style:family="text">
      <style:text-properties officeooo:rsid="005ccd22"/>
    </style:style>
    <style:style style:name="T64" style:family="text">
      <style:text-properties officeooo:rsid="005d26d0"/>
    </style:style>
    <style:style style:name="T65" style:family="text">
      <style:text-properties officeooo:rsid="0061035d"/>
    </style:style>
    <style:style style:name="T66" style:family="text">
      <style:text-properties officeooo:rsid="0061c4f2"/>
    </style:style>
    <style:style style:name="T67" style:family="text">
      <style:text-properties officeooo:rsid="00622e94"/>
    </style:style>
    <style:style style:name="T68" style:family="text">
      <style:text-properties officeooo:rsid="00634d5b"/>
    </style:style>
    <style:style style:name="T69" style:family="text">
      <style:text-properties officeooo:rsid="0065e8bb"/>
    </style:style>
    <style:style style:name="T70" style:family="text">
      <style:text-properties officeooo:rsid="006637a9"/>
    </style:style>
    <style:style style:name="T71" style:family="text">
      <style:text-properties fo:color="#000000" style:font-name="Arial1" fo:font-size="7.19999980926514pt" style:font-size-asian="7.19999980926514pt" style:font-name-complex="Arial1" style:font-size-complex="7.19999980926514pt"/>
    </style:style>
    <style:style style:name="T72" style:family="text">
      <style:text-properties fo:color="#000000" style:font-name="Arial1" fo:font-size="6pt" style:font-size-asian="6pt" style:font-name-complex="Arial1" style:font-size-complex="6pt"/>
    </style:style>
    <style:style style:name="T73" style:family="text">
      <style:text-properties fo:color="#000000" style:font-name="Arial1" fo:font-size="6.90000009536743pt" style:font-size-asian="6.90000009536743pt" style:font-name-complex="Arial1" style:font-size-complex="6.90000009536743pt"/>
    </style:style>
    <style:style style:name="T74" style:family="text">
      <style:text-properties fo:color="#000000" style:font-name="Arial1" fo:font-size="7.09999990463257pt" style:font-size-asian="7.09999990463257pt" style:font-name-complex="Arial1" style:font-size-complex="7.09999990463257pt"/>
    </style:style>
    <style:style style:name="T75" style:family="text">
      <style:text-properties fo:color="#000000" style:font-name="Arial1" fo:font-size="6.09999990463257pt" style:font-size-asian="6.09999990463257pt" style:font-name-complex="Arial1" style:font-size-complex="6.09999990463257pt"/>
    </style:style>
    <style:style style:name="T76" style:family="text">
      <style:text-properties fo:color="#000000" style:font-name="Times New Roman1" fo:font-size="11pt" fo:font-style="italic" style:font-size-asian="11pt" style:font-name-complex="Times New Roman1" style:font-size-complex="11pt" style:font-style-complex="italic"/>
    </style:style>
    <style:style style:name="T77"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78" style:family="text">
      <style:text-properties fo:color="#000000" style:font-name="OpenSymbol" fo:font-size="11pt" style:font-size-asian="11pt" style:font-name-complex="OpenSymbol" style:font-size-complex="11pt"/>
    </style:style>
    <style:style style:name="T79" style:family="text">
      <style:text-properties fo:color="#000000" style:font-name="OpenSymbol" fo:font-size="29.8999996185303pt" style:font-size-asian="29.8999996185303pt" style:font-name-complex="OpenSymbol" style:font-size-complex="29.8999996185303pt"/>
    </style:style>
    <style:style style:name="T80" style:family="text">
      <style:text-properties fo:color="#000000" style:font-name="Times New Roman1" fo:font-size="11pt" style:font-size-asian="11pt" style:font-name-complex="Times New Roman1" style:font-size-complex="11pt"/>
    </style:style>
    <style:style style:name="T81" style:family="text">
      <style:text-properties fo:color="#000000" style:font-name="OpenSymbol" fo:font-size="16pt" style:font-size-asian="16pt" style:font-name-complex="OpenSymbol" style:font-size-complex="16pt"/>
    </style:style>
    <style:style style:name="T82" style:family="text">
      <style:text-properties fo:color="#000000" style:font-name="OpenSymbol" fo:font-size="6.59999990463257pt" style:font-size-asian="6.59999990463257pt" style:font-name-complex="OpenSymbol" style:font-size-complex="6.59999990463257pt"/>
    </style:style>
    <style:style style:name="T83" style:family="text">
      <style:text-properties fo:color="#000000" style:font-name="Times New Roman1" fo:font-size="6.59999990463257pt" style:font-size-asian="6.59999990463257pt" style:font-name-complex="Times New Roman1" style:font-size-complex="6.59999990463257pt"/>
    </style:style>
    <style:style style:name="T84" style:family="text">
      <style:text-properties fo:color="#000000" style:font-name="OpenSymbol" fo:font-size="14.6000003814697pt" style:font-size-asian="14.6000003814697pt" style:font-name-complex="OpenSymbol" style:font-size-complex="14.6000003814697pt"/>
    </style:style>
    <style:style style:name="T85" style:family="text">
      <style:text-properties fo:color="#000000" style:font-name="Courier New" fo:font-size="8pt" style:font-size-asian="8pt" style:font-name-complex="Courier New" style:font-size-complex="8pt"/>
    </style:style>
    <style:style style:name="T86"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5465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0.2236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1.1516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016in" fo:min-width="0.4953in" fo:padding-top="0in" fo:padding-bottom="0in" fo:padding-left="0in" fo:padding-right="0in" style:run-through="foreground"/>
    </style:style>
    <style:style style:name="gr18" style:family="graphic">
      <style:graphic-properties draw:stroke="dash" svg:stroke-color="#4c4c4c" draw:marker-start="" draw:marker-end="" draw:fill="none"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20"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11in" fo:min-width="0.3311in" fo:padding-top="0in" fo:padding-bottom="0in" fo:padding-left="0in" fo:padding-right="0in" style:run-through="foreground"/>
    </style:style>
    <style:style style:name="gr22"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3" style:family="graphic">
      <style:graphic-properties draw:stroke="none" draw:marker-start="" draw:marker-end="" draw:fill="solid" draw:fill-color="#000000"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6693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1in" fo:min-width="1.6398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016in" fo:min-width="0.4957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0.539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1.0465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46in" fo:min-width="1.2555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4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0984in" fo:min-width="0.4346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429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448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0984in" fo:min-width="0.2791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0984in" fo:min-width="0.8398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0984in" fo:min-width="0.9965in" fo:padding-top="0in" fo:padding-bottom="0in" fo:padding-left="0in" fo:padding-right="0in" style:run-through="foreground"/>
    </style:style>
    <style:style style:name="gr50" style:family="graphic">
      <style:graphic-properties style:run-through="foreground" style:vertical-pos="middle" style:vertical-rel="baselin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134in" fo:min-width="0.5055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4in" fo:min-width="0.4362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34in" fo:min-width="0.4602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4in" fo:min-width="0.4173in" fo:padding-top="0in" fo:padding-bottom="0in" fo:padding-left="0in" fo:padding-right="0in" style:run-through="foreground"/>
    </style:style>
    <style:style style:name="gr95" style:family="graphic">
      <style:graphic-properties draw:stroke="dash" svg:stroke-color="#000000" draw:marker-start="" draw:marker-end="" draw:fill="none"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134in" fo:min-width="0.2283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134in" fo:min-width="0.2445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134in" fo:min-width="0.4984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134in" fo:min-width="0.1957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Bitcoin: <text:span text:style-name="T40">Een</text:span> Peer-to-Peer Electron<text:span text:style-name="T40">isch</text:span> <text:span text:style-name="T40">geld</text:span> Syste<text:span text:style-name="T40">e</text:span>m</text:h>
      <text:p text:style-name="P2"/>
      <text:p text:style-name="P2">Satoshi Nakamoto</text:p>
      <text:p text:style-name="P2">satoshin@gmx.com</text:p>
      <text:p text:style-name="P2"><text:a xlink:type="simple" xlink:href="http://www.bitcoin.org/" text:style-name="Internet_20_link" text:visited-style-name="Visited_20_Internet_20_Link">www.bitcoin.org</text:a></text:p>
      <text:p text:style-name="P2"/>
      <text:p text:style-name="P40"><text:span text:style-name="T13">Translated in Dutch from bitcoin.org/bitcoin.pdf by </text:span><text:a xlink:type="simple" xlink:href="http://www.giftbit.nl/" text:style-name="Internet_20_link" text:visited-style-name="Visited_20_Internet_20_Link"><text:span text:style-name="T14">Giftbit</text:span></text:a><text:a xlink:type="simple" xlink:href="http://www.giftbit.nl/" text:style-name="Internet_20_link" text:visited-style-name="Visited_20_Internet_20_Link"><text:span text:style-name="T15">NL</text:span></text:a></text:p>
      <text:p text:style-name="P2"/>
      <text:p text:style-name="P39"><text:span text:style-name="T36">Inhoud</text:span><text:span text:style-name="T35">. <text:s/></text:span><text:span text:style-name="T40">Een pure Peer-to-Peer versie van electronisch geld wat online betalingen mogelijk maakt om van de ene naar de andere partij over te maken zonder inmenging van een financiële instelling. Digitale handtekeningen zijn een deel van de oplossing, maar de belangrijkste voordelen gaan verloren als er alsnog een vertrouwde derde partij wordt vereist om dubbele betalingen te voorkomen. We bieden een oplossing voor het probleem met behulp van een Peer-to-Peer netwerk. Het netwerk timestampt transacties door ze in een doorlopende keten (chain) van op hash-gebaseerde Proof-of-Work te plaatsen wat een log vormt dat niet kan worden gewijzigd zonder de Proof-of-Work opnieuw uit te voeren. De langste chain dient niet alleen als bewijs van de volgorde van gebeurtenissen, maar ook als bewijs dat deze afkomstig was van de grootste pool van CPU-kracht. </text:span>Zolang een meerderheid van de CPU-kracht wordt bestuurd door <text:span text:style-name="T41">nodes</text:span> die niet samenwerken om het netwerk aan te vallen, genereren ze de langste <text:span text:style-name="T41">chain en laten ze aanvallers achterwege. </text:span>Het netwerk zelf vereist een minimale structuur. Berichten worden op de best mogelijke manier uitgezonden en <text:span text:style-name="T41">nodes</text:span> kunnen <text:span text:style-name="T65">wanneer dan ook</text:span> het netwerk verlaten en <text:span text:style-name="T65">weer meedoen door</text:span> <text:span text:style-name="T65">de </text:span>langste <text:span text:style-name="T65">P</text:span>roof-of-<text:span text:style-name="T65">W</text:span>ork-<text:span text:style-name="T41">chain</text:span> <text:span text:style-name="T65">te </text:span>accepteren als bewijs van wat er gebeurde toen ze weg waren.</text:p>
      <text:h text:style-name="P47" text:outline-level="2"><text:span text:style-name="T16">1. <text:s text:c="3"/>Introducti</text:span><text:span text:style-name="T17">e</text:span></text:h>
      <text:p text:style-name="P19"><text:span text:style-name="T6">Handel op </text:span><text:span text:style-name="T7">het </text:span><text:span text:style-name="T6">internet is bijna volledig afhankelijk geworden van financiële instellingen die als vertrouwde derde partijen dienen om elektronische betalingen te verwerken. Hoewel het systeem voor de meeste transacties goed genoeg werkt, heeft het nog steeds te lijden van de inherente zwakheden van het op vertrouwen gebaseerde model. Volledig niet-omkeerbare transacties zijn niet echt mogelijk omdat financiële instellingen er niet omheen kunnen bemiddelen bij </text:span><text:span text:style-name="T8">disputen</text:span><text:span text:style-name="T6">. De kosten van bemiddeling</text:span><text:span text:style-name="T9">en</text:span><text:span text:style-name="T6"> verhogen de transactiekosten, beperken de minimale praktische transactiegrootte en sluiten de mogelijkheid voor kleine </text:span><text:span text:style-name="T9">casuele</text:span><text:span text:style-name="T6"> transacties af, en er is een bredere kost in het verlies van het vermogen om niet-omkeerbare betalingen te doen voor niet-omkeerbare diensten. Met de mogelijkheid van om</text:span><text:span text:style-name="T12">keerbare betalingen</text:span><text:span text:style-name="T6"> spreidt de behoefte aan vertrouwen zich uit. Handelaren moeten op hun hoede zijn voor hun klanten, ze lastigvallen voor meer informatie dan ze anders nodig zouden hebben. Een bepaald percentage van fraude wordt als onvermijdelijk geaccepteerd. Deze kosten en betalingsonzekerheden kunnen persoonlijk worden vermeden door fysieke valuta te gebruiken, maar er bestaat geen mechanisme om betalingen via een communicatiekanaal uit te voeren zonder een vertrouwde partij.</text:span></text:p>
      <text:p text:style-name="P19"><text:span text:style-name="T6"><text:s text:c="3"/>Wat nodig is, is een elektronisch betalingssysteem </text:span><text:span text:style-name="T10">gebaseerd op</text:span><text:span text:style-name="T6"> cryptografisch bewijs in plaats van vertrouwen, waardoor twee bereidwillige partijen rechtstreeks met elkaar </text:span><text:span text:style-name="T10">transacties kunnen maken</text:span><text:span text:style-name="T6"> zonder de noodzaak van een vertrouwde derde partij. Transacties die computationeel onpraktisch zijn om terug te draaien beschermen verkopers tegen fraud</text:span><text:span text:style-name="T12">e</text:span><text:span text:style-name="T6">, en routinematige escr</text:span><text:span text:style-name="T10">o</text:span><text:span text:style-name="T6">wmechanismen </text:span><text:span text:style-name="T10">kunnen eenvoudig</text:span><text:span text:style-name="T6"> worden geïmplementeerd om kopers te beschermen. In dit artikel </text:span><text:span text:style-name="T12">bieden we een </text:span><text:span text:style-name="T6">oplossing voor het probleem van de dubbele uitgaven met behulp van een Peer-to-Peer gedistribueerde </text:span><text:span text:style-name="T12">timestampserver</text:span><text:span text:style-name="T6"> om computationeel bewijs van de chronologische volgorde van transacties te genereren. Het systeem is beveiligd zolang eerlijke </text:span><text:span text:style-name="T10">nodes </text:span><text:span text:style-name="T6">gezamenlijk meer CPU-kracht besturen dan elke samenwerkende groep </text:span><text:span text:style-name="T10">aanvallende nodes.</text:span></text:p>
      <text:h text:style-name="P48" text:outline-level="2"><text:soft-page-break/><text:span text:style-name="T43">2</text:span><text:span text:style-name="T42">. <text:s text:c="3"/>Transacti</text:span><text:span text:style-name="T43">es</text:span></text:h>
      <text:p text:style-name="P18">We <text:span text:style-name="T44">defini</text:span><text:span text:style-name="T46">ë</text:span><text:span text:style-name="T44">ren een electronische coin als een </text:span><text:span text:style-name="T45">chain</text:span><text:span text:style-name="T44"> van digitale handtekeningen. </text:span></text:p>
      <text:p text:style-name="P17">Elke eigenaar <text:span text:style-name="T47">(E)</text:span> draagt de munt over naar de volgende door een hash van de vorige transactie en de publieke sleutel <text:span text:style-name="T58">(Public Key) </text:span>van de volgende eigenaar digitaal te ondertekenen en toe te voegen aan het einde van de <text:span text:style-name="T47">coin.</text:span></text:p>
      <text:p text:style-name="P17"/>
      <text:p text:style-name="P11"><draw:g text:anchor-type="as-char" draw:z-index="13" draw:style-name="gr50"><draw:polygon draw:style-name="gr4" draw:text-style-name="P59" svg:width="0.8508in" svg:height="1.5484in" svg:x="0.2327in" svg:y="0in" svg:viewBox="0 0 2162 3934" draw:points="1083,3934 0,3934 0,0 2162,0 2162,3934"><text:p/></draw:polygon><draw:polygon draw:style-name="gr4" draw:text-style-name="P59" svg:width="0.6957in" svg:height="0.3094in" svg:x="0.3102in" svg:y="0.2319in" svg:viewBox="0 0 1768 787" draw:points="886,787 0,787 0,0 1768,0 1768,787"><text:p/></draw:polygon><draw:frame draw:style-name="gr91" draw:text-style-name="P62" svg:width="0.5059in" svg:height="0.1134in" svg:x="0.3063in" svg:y="0.0555in"><draw:text-box><text:p text:style-name="P60"><text:span text:style-name="T86">Transactie</text:span></text:p></draw:text-box></draw:frame><draw:frame draw:style-name="gr92" draw:text-style-name="P61" svg:width="0.4362in" svg:height="0.1134in" svg:x="0.4409in" svg:y="0.2902in"><draw:text-box><text:p text:style-name="P60"><text:span text:style-name="T86">E 1's</text:span></text:p></draw:text-box></draw:frame><draw:polygon draw:style-name="gr4" draw:text-style-name="P59" svg:width="0.5413in" svg:height="0.3091in" svg:x="0.3882in" svg:y="1.1598in" svg:viewBox="0 0 1376 786" draw:points="688,786 0,786 0,0 1376,0 1376,786"><text:p/></draw:polygon><draw:frame draw:style-name="gr93" draw:text-style-name="P62" svg:width="0.4606in" svg:height="0.1134in" svg:x="0.4283in" svg:y="0.3972in"><draw:text-box><text:p text:style-name="P60"><text:span text:style-name="T86">Public Key</text:span></text:p></draw:text-box></draw:frame><draw:frame draw:style-name="gr92" draw:text-style-name="P61" svg:width="0.4362in" svg:height="0.1134in" svg:x="0.4437in" svg:y="1.2165in"><draw:text-box><text:p text:style-name="P60"><text:span text:style-name="T86">E 0's</text:span></text:p></draw:text-box></draw:frame><draw:polygon draw:style-name="gr5" draw:text-style-name="P59" svg:width="0.3091in" svg:height="0.1551in" svg:x="0.4646in" svg:y="0.7736in" svg:viewBox="0 0 786 395" draw:points="395,395 0,395 0,0 786,0 786,395"><text:p/></draw:polygon><draw:polygon draw:style-name="gr6" draw:text-style-name="P58" svg:width="0.3091in" svg:height="0.1551in" svg:x="0.4646in" svg:y="0.7736in" svg:viewBox="0 0 786 395" draw:points="395,395 0,395 0,0 786,0 786,395"><text:p/></draw:polygon><draw:frame draw:style-name="gr94" draw:text-style-name="P61" svg:width="0.4177in" svg:height="0.1134in" svg:x="0.452in" svg:y="1.3236in"><draw:text-box><text:p text:style-name="P60"><text:span text:style-name="T86">Signature</text:span></text:p></draw:text-box></draw:frame><draw:polygon draw:style-name="gr2" draw:text-style-name="P57" svg:width="0.0622in" svg:height="0.0913in" svg:x="0.6657in" svg:y="0.6819in" svg:viewBox="0 0 159 233" draw:points="78,233 0,0 159,0"><text:p/></draw:polygon><draw:line draw:style-name="gr3" draw:text-style-name="P58" svg:x1="0.6961in" svg:y1="0.5421in" svg:x2="0.6961in" svg:y2="0.7004in"><text:p/></draw:line><draw:polygon draw:style-name="gr2" draw:text-style-name="P57" svg:width="0.0606in" svg:height="0.0929in" svg:x="0.5894in" svg:y="1.0685in" svg:viewBox="0 0 155 237" draw:points="78,237 0,0 155,0"><text:p/></draw:polygon><draw:line draw:style-name="gr3" draw:text-style-name="P58" svg:x1="0.6197in" svg:y1="0.9291in" svg:x2="0.6197in" svg:y2="1.0878in"><text:p/></draw:line><draw:line draw:style-name="gr95" draw:text-style-name="P58" svg:x1="0.9299in" svg:y1="0.5421in" svg:x2="0.9299in" svg:y2="0.9295in"><text:p/></draw:line><draw:polygon draw:style-name="gr4" draw:text-style-name="P59" svg:width="0.8512in" svg:height="1.5484in" svg:x="1.4713in" svg:y="0in" svg:viewBox="0 0 2163 3934" draw:points="1080,3934 0,3934 0,0 2163,0 2163,3934"><text:p/></draw:polygon><draw:frame draw:style-name="gr96" draw:text-style-name="P61" svg:width="0.2287in" svg:height="0.1134in" svg:x="0.5091in" svg:y="0.8055in"><draw:text-box><text:p text:style-name="P60"><text:span text:style-name="T86">Hash</text:span></text:p></draw:text-box></draw:frame><draw:polygon draw:style-name="gr4" draw:text-style-name="P59" svg:width="0.6969in" svg:height="0.3094in" svg:x="1.5476in" svg:y="0.2319in" svg:viewBox="0 0 1771 787" draw:points="886,787 0,787 0,0 1771,0 1771,787"><text:p/></draw:polygon><draw:frame draw:style-name="gr91" draw:text-style-name="P61" svg:width="0.5059in" svg:height="0.1134in" svg:x="1.548in" svg:y="0.0555in"><draw:text-box><text:p text:style-name="P60"><text:span text:style-name="T86">Transactie</text:span></text:p></draw:text-box></draw:frame><draw:frame draw:style-name="gr92" draw:text-style-name="P61" svg:width="0.4362in" svg:height="0.1134in" svg:x="1.6827in" svg:y="0.2902in"><draw:text-box><text:p text:style-name="P60"><text:span text:style-name="T86">E 2's</text:span></text:p></draw:text-box></draw:frame><draw:polygon draw:style-name="gr4" draw:text-style-name="P59" svg:width="0.5413in" svg:height="0.3091in" svg:x="1.6256in" svg:y="1.1598in" svg:viewBox="0 0 1376 786" draw:points="688,786 0,786 0,0 1376,0 1376,786"><text:p/></draw:polygon><draw:frame draw:style-name="gr93" draw:text-style-name="P61" svg:width="0.4606in" svg:height="0.1134in" svg:x="1.6689in" svg:y="0.3972in"><draw:text-box><text:p text:style-name="P60"><text:span text:style-name="T86">Public Key</text:span></text:p></draw:text-box></draw:frame><draw:frame draw:style-name="gr92" draw:text-style-name="P61" svg:width="0.4362in" svg:height="0.1134in" svg:x="1.6772in" svg:y="1.2165in"><draw:text-box><text:p text:style-name="P60"><text:span text:style-name="T86">E 1's</text:span></text:p></draw:text-box></draw:frame><draw:polygon draw:style-name="gr5" draw:text-style-name="P59" svg:width="0.3094in" svg:height="0.1551in" svg:x="1.7031in" svg:y="0.7736in" svg:viewBox="0 0 787 395" draw:points="392,395 0,395 0,0 787,0 787,395"><text:p/></draw:polygon><draw:polygon draw:style-name="gr6" draw:text-style-name="P58" svg:width="0.3094in" svg:height="0.1551in" svg:x="1.7031in" svg:y="0.7736in" svg:viewBox="0 0 787 395" draw:points="392,395 0,395 0,0 787,0 787,395"><text:p/></draw:polygon><draw:frame draw:style-name="gr94" draw:text-style-name="P61" svg:width="0.4177in" svg:height="0.1134in" svg:x="1.6854in" svg:y="1.3236in"><draw:text-box><text:p text:style-name="P60"><text:span text:style-name="T86">Signature</text:span></text:p></draw:text-box></draw:frame><draw:polygon draw:style-name="gr2" draw:text-style-name="P57" svg:width="0.0606in" svg:height="0.0913in" svg:x="1.9047in" svg:y="0.6819in" svg:viewBox="0 0 155 233" draw:points="78,233 0,0 155,0"><text:p/></draw:polygon><draw:line draw:style-name="gr3" draw:text-style-name="P58" svg:x1="1.9354in" svg:y1="0.5421in" svg:x2="1.9354in" svg:y2="0.7004in"><text:p/></draw:line><draw:polygon draw:style-name="gr2" draw:text-style-name="P57" svg:width="0.0622in" svg:height="0.0929in" svg:x="1.8268in" svg:y="1.0685in" svg:viewBox="0 0 159 237" draw:points="78,237 0,0 159,0"><text:p/></draw:polygon><draw:line draw:style-name="gr3" draw:text-style-name="P58" svg:x1="1.8575in" svg:y1="0.9291in" svg:x2="1.8575in" svg:y2="1.0878in"><text:p/></draw:line><draw:polygon draw:style-name="gr2" draw:text-style-name="P57" svg:width="0.0969in" svg:height="0.065in" svg:x="1.5283in" svg:y="1.1736in" svg:viewBox="0 0 247 166" draw:points="247,166 0,141 63,0"><text:p/></draw:polygon><draw:line draw:style-name="gr3" draw:text-style-name="P58" svg:x1="0.9299in" svg:y1="0.9291in" svg:x2="0.9437in" svg:y2="0.9362in"><text:p/></draw:line><draw:line draw:style-name="gr3" draw:text-style-name="P58" svg:x1="0.9575in" svg:y1="0.9421in" svg:x2="0.9713in" svg:y2="0.9492in"><text:p/></draw:line><draw:line draw:style-name="gr3" draw:text-style-name="P58" svg:x1="0.9854in" svg:y1="0.9543in" svg:x2="1.0004in" svg:y2="0.9614in"><text:p/></draw:line><draw:line draw:style-name="gr3" draw:text-style-name="P58" svg:x1="1.0146in" svg:y1="0.9661in" svg:x2="1.0283in" svg:y2="0.9728in"><text:p/></draw:line><draw:line draw:style-name="gr3" draw:text-style-name="P58" svg:x1="1.0421in" svg:y1="0.9791in" svg:x2="1.0575in" svg:y2="0.9862in"><text:p/></draw:line><draw:line draw:style-name="gr3" draw:text-style-name="P58" svg:x1="1.0713in" svg:y1="0.9921in" svg:x2="1.0854in" svg:y2="0.9992in"><text:p/></draw:line><draw:line draw:style-name="gr3" draw:text-style-name="P58" svg:x1="1.0988in" svg:y1="1.0055in" svg:x2="1.1142in" svg:y2="1.0114in"><text:p/></draw:line><draw:line draw:style-name="gr3" draw:text-style-name="P58" svg:x1="1.1283in" svg:y1="1.0185in" svg:x2="1.1421in" svg:y2="1.024in"><text:p/></draw:line><draw:line draw:style-name="gr3" draw:text-style-name="P58" svg:x1="1.1563in" svg:y1="1.0307in" svg:x2="1.1701in" svg:y2="1.0362in"><text:p/></draw:line><draw:line draw:style-name="gr3" draw:text-style-name="P58" svg:x1="1.1854in" svg:y1="1.0425in" svg:x2="1.1992in" svg:y2="1.048in"><text:p/></draw:line><draw:line draw:style-name="gr3" draw:text-style-name="P58" svg:x1="1.213in" svg:y1="1.0555in" svg:x2="1.2268in" svg:y2="1.0614in"><text:p/></draw:line><draw:line draw:style-name="gr3" draw:text-style-name="P58" svg:x1="1.2406in" svg:y1="1.0685in" svg:x2="1.2559in" svg:y2="1.074in"><text:p/></draw:line><draw:line draw:style-name="gr3" draw:text-style-name="P58" svg:x1="1.2697in" svg:y1="1.0807in" svg:x2="1.2835in" svg:y2="1.0878in"><text:p/></draw:line><draw:line draw:style-name="gr3" draw:text-style-name="P58" svg:x1="1.2976in" svg:y1="1.0925in" svg:x2="1.313in" svg:y2="1.0992in"><text:p/></draw:line><draw:line draw:style-name="gr3" draw:text-style-name="P58" svg:x1="1.3268in" svg:y1="1.1055in" svg:x2="1.3409in" svg:y2="1.1126in"><text:p/></draw:line><draw:line draw:style-name="gr3" draw:text-style-name="P58" svg:x1="1.3547in" svg:y1="1.1185in" svg:x2="1.3701in" svg:y2="1.1256in"><text:p/></draw:line><draw:line draw:style-name="gr3" draw:text-style-name="P58" svg:x1="1.3839in" svg:y1="1.1307in" svg:x2="1.3976in" svg:y2="1.1378in"><text:p/></draw:line><draw:line draw:style-name="gr3" draw:text-style-name="P58" svg:x1="1.4118in" svg:y1="1.1425in" svg:x2="1.4256in" svg:y2="1.1492in"><text:p/></draw:line><draw:line draw:style-name="gr3" draw:text-style-name="P58" svg:x1="1.4406in" svg:y1="1.1571in" svg:x2="1.4543in" svg:y2="1.1626in"><text:p/></draw:line><draw:line draw:style-name="gr3" draw:text-style-name="P58" svg:x1="1.4685in" svg:y1="1.1689in" svg:x2="1.4827in" svg:y2="1.1744in"><text:p/></draw:line><draw:line draw:style-name="gr3" draw:text-style-name="P58" svg:x1="1.4976in" svg:y1="1.1819in" svg:x2="1.5118in" svg:y2="1.1878in"><text:p/></draw:line><draw:line draw:style-name="gr3" draw:text-style-name="P58" svg:x1="1.5256in" svg:y1="1.1949in" svg:x2="1.5394in" svg:y2="1.2004in"><text:p/></draw:line><draw:line draw:style-name="gr3" draw:text-style-name="P58" svg:x1="1.5547in" svg:y1="1.2071in" svg:x2="1.5575in" svg:y2="1.2087in"><text:p/></draw:line><draw:frame draw:style-name="gr96" draw:text-style-name="P61" svg:width="0.2287in" svg:height="0.1134in" svg:x="1.7425in" svg:y="0.8055in"><draw:text-box><text:p text:style-name="P60"><text:span text:style-name="T86">Hash</text:span></text:p></draw:text-box></draw:frame><draw:frame draw:style-name="gr97" draw:text-style-name="P61" svg:width="0.0287in" svg:height="0.1134in" draw:transform="rotate (-0.404916386462684) translate (1.17291666666667in 0.977220034995625in)"><draw:text-box><text:p text:style-name="P60"><text:span text:style-name="T86"><text:s/></text:span></text:p></draw:text-box></draw:frame><draw:line draw:style-name="gr95" draw:text-style-name="P58" svg:x1="2.1669in" svg:y1="0.5421in" svg:x2="2.1669in" svg:y2="0.9295in"><text:p/></draw:line><draw:polygon draw:style-name="gr4" draw:text-style-name="P59" svg:width="0.8508in" svg:height="1.5484in" svg:x="2.7091in" svg:y="0in" svg:viewBox="0 0 2162 3934" draw:points="1083,3934 0,3934 0,0 2162,0 2162,3934"><text:p/></draw:polygon><draw:polygon draw:style-name="gr4" draw:text-style-name="P59" svg:width="0.6957in" svg:height="0.3094in" svg:x="2.7866in" svg:y="0.2319in" svg:viewBox="0 0 1768 787" draw:points="886,787 0,787 0,0 1768,0 1768,787"><text:p/></draw:polygon><draw:frame draw:style-name="gr91" draw:text-style-name="P61" svg:width="0.5059in" svg:height="0.1134in" svg:x="2.7811in" svg:y="0.0555in"><draw:text-box><text:p text:style-name="P60"><text:span text:style-name="T86">Transactie</text:span></text:p></draw:text-box></draw:frame><draw:frame draw:style-name="gr92" draw:text-style-name="P61" svg:width="0.4362in" svg:height="0.1134in" svg:x="2.9161in" svg:y="0.2902in"><draw:text-box><text:p text:style-name="P60"><text:span text:style-name="T86">E 3's</text:span></text:p></draw:text-box></draw:frame><draw:polygon draw:style-name="gr4" draw:text-style-name="P59" svg:width="0.5413in" svg:height="0.3091in" svg:x="2.8646in" svg:y="1.1598in" svg:viewBox="0 0 1376 786" draw:points="688,786 0,786 0,0 1376,0 1376,786"><text:p/></draw:polygon><draw:frame draw:style-name="gr93" draw:text-style-name="P61" svg:width="0.4606in" svg:height="0.1134in" svg:x="2.902in" svg:y="0.3972in"><draw:text-box><text:p text:style-name="P60"><text:span text:style-name="T86">Public Key</text:span></text:p></draw:text-box></draw:frame><draw:frame draw:style-name="gr92" draw:text-style-name="P61" svg:width="0.4362in" svg:height="0.1134in" svg:x="2.9189in" svg:y="1.2165in"><draw:text-box><text:p text:style-name="P60"><text:span text:style-name="T86">E 2's</text:span></text:p></draw:text-box></draw:frame><draw:polygon draw:style-name="gr5" draw:text-style-name="P59" svg:width="0.3091in" svg:height="0.1551in" svg:x="2.9406in" svg:y="0.7736in" svg:viewBox="0 0 786 395" draw:points="395,395 0,395 0,0 786,0 786,395"><text:p/></draw:polygon><draw:polygon draw:style-name="gr6" draw:text-style-name="P58" svg:width="0.3091in" svg:height="0.1551in" svg:x="2.9406in" svg:y="0.7736in" svg:viewBox="0 0 786 395" draw:points="395,395 0,395 0,0 786,0 786,395"><text:p/></draw:polygon><draw:frame draw:style-name="gr94" draw:text-style-name="P61" svg:width="0.4177in" svg:height="0.1134in" svg:x="2.9272in" svg:y="1.3236in"><draw:text-box><text:p text:style-name="P60"><text:span text:style-name="T86">Signature</text:span></text:p></draw:text-box></draw:frame><draw:polygon draw:style-name="gr2" draw:text-style-name="P57" svg:width="0.0622in" svg:height="0.0913in" svg:x="3.1421in" svg:y="0.6819in" svg:viewBox="0 0 159 233" draw:points="78,233 0,0 159,0"><text:p/></draw:polygon><draw:line draw:style-name="gr3" draw:text-style-name="P58" svg:x1="3.1724in" svg:y1="0.5421in" svg:x2="3.1724in" svg:y2="0.7004in"><text:p/></draw:line><draw:polygon draw:style-name="gr2" draw:text-style-name="P57" svg:width="0.0606in" svg:height="0.0929in" svg:x="3.0657in" svg:y="1.0685in" svg:viewBox="0 0 155 237" draw:points="78,237 0,0 155,0"><text:p/></draw:polygon><draw:line draw:style-name="gr3" draw:text-style-name="P58" svg:x1="3.0961in" svg:y1="0.9291in" svg:x2="3.0961in" svg:y2="1.0878in"><text:p/></draw:line><draw:polygon draw:style-name="gr2" draw:text-style-name="P57" svg:width="0.0606in" svg:height="0.0913in" svg:x="2.9882in" svg:y="0.6819in" svg:viewBox="0 0 155 233" draw:points="77,233 0,0 155,0"><text:p/></draw:polygon><draw:line draw:style-name="gr3" draw:text-style-name="P58" svg:x1="3.0185in" svg:y1="0.6189in" svg:x2="3.0185in" svg:y2="0.6992in"><text:p/></draw:line><draw:polygon draw:style-name="gr2" draw:text-style-name="P57" svg:width="0.0969in" svg:height="0.065in" svg:x="2.7669in" svg:y="1.1736in" svg:viewBox="0 0 247 166" draw:points="247,166 0,141 63,0"><text:p/></draw:polygon><draw:line draw:style-name="gr3" draw:text-style-name="P58" svg:x1="2.1669in" svg:y1="0.9291in" svg:x2="2.1807in" svg:y2="0.9362in"><text:p/></draw:line><draw:line draw:style-name="gr3" draw:text-style-name="P58" svg:x1="2.1949in" svg:y1="0.9421in" svg:x2="2.2102in" svg:y2="0.9492in"><text:p/></draw:line><draw:line draw:style-name="gr3" draw:text-style-name="P58" svg:x1="2.224in" svg:y1="0.9543in" svg:x2="2.2382in" svg:y2="0.9614in"><text:p/></draw:line><draw:line draw:style-name="gr3" draw:text-style-name="P58" svg:x1="2.2531in" svg:y1="0.9661in" svg:x2="2.2673in" svg:y2="0.9728in"><text:p/></draw:line><draw:line draw:style-name="gr3" draw:text-style-name="P58" svg:x1="2.2811in" svg:y1="0.9791in" svg:x2="2.2949in" svg:y2="0.9862in"><text:p/></draw:line><draw:line draw:style-name="gr3" draw:text-style-name="P58" svg:x1="2.3091in" svg:y1="0.9921in" svg:x2="2.324in" svg:y2="0.9992in"><text:p/></draw:line><draw:line draw:style-name="gr3" draw:text-style-name="P58" svg:x1="2.3382in" svg:y1="1.0055in" svg:x2="2.352in" svg:y2="1.0114in"><text:p/></draw:line><draw:line draw:style-name="gr3" draw:text-style-name="P58" svg:x1="2.3657in" svg:y1="1.0185in" svg:x2="2.3799in" svg:y2="1.024in"><text:p/></draw:line><draw:line draw:style-name="gr3" draw:text-style-name="P58" svg:x1="2.3949in" svg:y1="1.0307in" svg:x2="2.4091in" svg:y2="1.0362in"><text:p/></draw:line><draw:line draw:style-name="gr3" draw:text-style-name="P58" svg:x1="2.4224in" svg:y1="1.0425in" svg:x2="2.4362in" svg:y2="1.048in"><text:p/></draw:line><draw:line draw:style-name="gr3" draw:text-style-name="P58" svg:x1="2.452in" svg:y1="1.0555in" svg:x2="2.4657in" svg:y2="1.0614in"><text:p/></draw:line><draw:line draw:style-name="gr3" draw:text-style-name="P58" svg:x1="2.4799in" svg:y1="1.0685in" svg:x2="2.4937in" svg:y2="1.074in"><text:p/></draw:line><draw:line draw:style-name="gr3" draw:text-style-name="P58" svg:x1="2.5091in" svg:y1="1.0807in" svg:x2="2.5228in" svg:y2="1.0878in"><text:p/></draw:line><draw:line draw:style-name="gr3" draw:text-style-name="P58" svg:x1="2.5366in" svg:y1="1.0925in" svg:x2="2.5504in" svg:y2="1.0992in"><text:p/></draw:line><draw:line draw:style-name="gr3" draw:text-style-name="P58" svg:x1="2.5646in" svg:y1="1.1055in" svg:x2="2.5799in" svg:y2="1.1126in"><text:p/></draw:line><draw:line draw:style-name="gr3" draw:text-style-name="P58" svg:x1="2.5933in" svg:y1="1.1185in" svg:x2="2.6071in" svg:y2="1.1256in"><text:p/></draw:line><draw:line draw:style-name="gr3" draw:text-style-name="P58" svg:x1="2.6213in" svg:y1="1.1307in" svg:x2="2.6354in" svg:y2="1.1378in"><text:p/></draw:line><draw:line draw:style-name="gr3" draw:text-style-name="P58" svg:x1="2.6504in" svg:y1="1.1425in" svg:x2="2.6646in" svg:y2="1.1492in"><text:p/></draw:line><draw:line draw:style-name="gr3" draw:text-style-name="P58" svg:x1="2.6783in" svg:y1="1.1571in" svg:x2="2.6921in" svg:y2="1.1626in"><text:p/></draw:line><draw:line draw:style-name="gr3" draw:text-style-name="P58" svg:x1="2.7075in" svg:y1="1.1689in" svg:x2="2.7213in" svg:y2="1.1744in"><text:p/></draw:line><draw:line draw:style-name="gr3" draw:text-style-name="P58" svg:x1="2.7354in" svg:y1="1.1819in" svg:x2="2.7492in" svg:y2="1.1878in"><text:p/></draw:line><draw:line draw:style-name="gr3" draw:text-style-name="P58" svg:x1="2.763in" svg:y1="1.1949in" svg:x2="2.7783in" svg:y2="1.2004in"><text:p/></draw:line><draw:line draw:style-name="gr3" draw:text-style-name="P58" svg:x1="2.7921in" svg:y1="1.2071in" svg:x2="2.7965in" svg:y2="1.2087in"><text:p/></draw:line><draw:frame draw:style-name="gr96" draw:text-style-name="P61" svg:width="0.2287in" svg:height="0.1134in" svg:x="2.9839in" svg:y="0.8055in"><draw:text-box><text:p text:style-name="P60"><text:span text:style-name="T86">Hash</text:span></text:p></draw:text-box></draw:frame><draw:frame draw:style-name="gr97" draw:text-style-name="P61" svg:width="0.0287in" svg:height="0.1134in" draw:transform="rotate (-0.404916386462684) translate (2.41111111111111in 0.977220034995625in)"><draw:text-box><text:p text:style-name="P60"><text:span text:style-name="T86"><text:s/></text:span></text:p></draw:text-box></draw:frame><draw:frame draw:style-name="gr98" draw:text-style-name="P61" svg:width="0.2449in" svg:height="0.1134in" draw:transform="rotate (-0.40927970959267) translate (2.44027777777778in 0.917497812773403in)"><draw:text-box><text:p text:style-name="P60"><text:span text:style-name="T86">Verify</text:span></text:p></draw:text-box></draw:frame><draw:polygon draw:style-name="gr4" draw:text-style-name="P59" svg:width="0.6969in" svg:height="0.3094in" svg:x="1.5476in" svg:y="1.7807in" svg:viewBox="0 0 1771 787" draw:points="886,787 0,787 0,0 1771,0 1771,787"><text:p/></draw:polygon><draw:frame draw:style-name="gr92" draw:text-style-name="P61" svg:width="0.4362in" svg:height="0.1134in" svg:x="1.6772in" svg:y="1.8374in"><draw:text-box><text:p text:style-name="P60"><text:span text:style-name="T86">E 2's</text:span></text:p></draw:text-box></draw:frame><draw:polygon draw:style-name="gr4" draw:text-style-name="P59" svg:width="0.6957in" svg:height="0.3094in" svg:x="0.3102in" svg:y="1.7807in" svg:viewBox="0 0 1768 787" draw:points="886,787 0,787 0,0 1768,0 1768,787"><text:p/></draw:polygon><draw:frame draw:style-name="gr99" draw:text-style-name="P61" svg:width="0.4988in" svg:height="0.1134in" svg:x="1.6453in" svg:y="1.9457in"><draw:text-box><text:p text:style-name="P60"><text:span text:style-name="T86">Private Key</text:span></text:p></draw:text-box></draw:frame><draw:frame draw:style-name="gr92" draw:text-style-name="P61" svg:width="0.4362in" svg:height="0.1134in" svg:x="0.4437in" svg:y="1.8374in"><draw:text-box><text:p text:style-name="P60"><text:span text:style-name="T86">E 1's</text:span></text:p></draw:text-box></draw:frame><draw:polygon draw:style-name="gr2" draw:text-style-name="P57" svg:width="0.0929in" svg:height="0.0799in" svg:x="2.7713in" svg:y="1.3925in" svg:viewBox="0 0 237 204" draw:points="237,0 92,204 0,81"><text:p/></draw:polygon><draw:line draw:style-name="gr3" draw:text-style-name="P58" svg:x1="2.2449in" svg:y1="1.8579in" svg:x2="2.2575in" svg:y2="1.848in"><text:p/></draw:line><draw:line draw:style-name="gr3" draw:text-style-name="P58" svg:x1="2.2697in" svg:y1="1.839in" svg:x2="2.2823in" svg:y2="1.8307in"><text:p/></draw:line><draw:line draw:style-name="gr3" draw:text-style-name="P58" svg:x1="2.2949in" svg:y1="1.8193in" svg:x2="2.3075in" svg:y2="1.8098in"><text:p/></draw:line><draw:line draw:style-name="gr3" draw:text-style-name="P58" svg:x1="2.3197in" svg:y1="1.8008in" svg:x2="2.3323in" svg:y2="1.7925in"><text:p/></draw:line><draw:line draw:style-name="gr3" draw:text-style-name="P58" svg:x1="2.3433in" svg:y1="1.7835in" svg:x2="2.3559in" svg:y2="1.7736in"><text:p/></draw:line><draw:line draw:style-name="gr3" draw:text-style-name="P58" svg:x1="2.3685in" svg:y1="1.7654in" svg:x2="2.3811in" svg:y2="1.7555in"><text:p/></draw:line><draw:line draw:style-name="gr3" draw:text-style-name="P58" svg:x1="2.3933in" svg:y1="1.7445in" svg:x2="2.4059in" svg:y2="1.7362in"><text:p/></draw:line><draw:line draw:style-name="gr3" draw:text-style-name="P58" svg:x1="2.4185in" svg:y1="1.7283in" svg:x2="2.4311in" svg:y2="1.7185in"><text:p/></draw:line><draw:line draw:style-name="gr3" draw:text-style-name="P58" svg:x1="2.4433in" svg:y1="1.7087in" svg:x2="2.4559in" svg:y2="1.7in"><text:p/></draw:line><draw:line draw:style-name="gr3" draw:text-style-name="P58" svg:x1="2.4685in" svg:y1="1.6906in" svg:x2="2.4811in" svg:y2="1.6807in"><text:p/></draw:line><draw:line draw:style-name="gr3" draw:text-style-name="P58" svg:x1="2.4933in" svg:y1="1.6728in" svg:x2="2.5059in" svg:y2="1.663in"><text:p/></draw:line><draw:line draw:style-name="gr3" draw:text-style-name="P58" svg:x1="2.5185in" svg:y1="1.652in" svg:x2="2.5311in" svg:y2="1.6425in"><text:p/></draw:line><draw:line draw:style-name="gr3" draw:text-style-name="P58" svg:x1="2.5433in" svg:y1="1.635in" svg:x2="2.5559in" svg:y2="1.6252in"><text:p/></draw:line><draw:line draw:style-name="gr3" draw:text-style-name="P58" svg:x1="2.5685in" svg:y1="1.6154in" svg:x2="2.5811in" svg:y2="1.6071in"><text:p/></draw:line><draw:line draw:style-name="gr3" draw:text-style-name="P58" svg:x1="2.5921in" svg:y1="1.5957in" svg:x2="2.6047in" svg:y2="1.5862in"><text:p/></draw:line><draw:line draw:style-name="gr3" draw:text-style-name="P58" svg:x1="2.6169in" svg:y1="1.5772in" svg:x2="2.6295in" svg:y2="1.5689in"><text:p/></draw:line><draw:line draw:style-name="gr3" draw:text-style-name="P58" svg:x1="2.6421in" svg:y1="1.5598in" svg:x2="2.6547in" svg:y2="1.55in"><text:p/></draw:line><draw:line draw:style-name="gr3" draw:text-style-name="P58" svg:x1="2.6669in" svg:y1="1.5417in" svg:x2="2.6795in" svg:y2="1.5319in"><text:p/></draw:line><draw:line draw:style-name="gr3" draw:text-style-name="P58" svg:x1="2.6921in" svg:y1="1.5228in" svg:x2="2.7047in" svg:y2="1.513in"><text:p/></draw:line><draw:line draw:style-name="gr3" draw:text-style-name="P58" svg:x1="2.7169in" svg:y1="1.5047in" svg:x2="2.7295in" svg:y2="1.4949in"><text:p/></draw:line><draw:line draw:style-name="gr3" draw:text-style-name="P58" svg:x1="2.7421in" svg:y1="1.485in" svg:x2="2.7547in" svg:y2="1.4752in"><text:p/></draw:line><draw:line draw:style-name="gr3" draw:text-style-name="P58" svg:x1="2.7669in" svg:y1="1.4669in" svg:x2="2.7795in" svg:y2="1.4571in"><text:p/></draw:line><draw:line draw:style-name="gr3" draw:text-style-name="P58" svg:x1="2.7921in" svg:y1="1.4476in" svg:x2="2.8047in" svg:y2="1.4394in"><text:p/></draw:line><draw:frame draw:style-name="gr99" draw:text-style-name="P61" svg:width="0.4988in" svg:height="0.1134in" svg:x="0.4118in" svg:y="1.9457in"><draw:text-box><text:p text:style-name="P60"><text:span text:style-name="T86">Private Key</text:span></text:p></draw:text-box></draw:frame><draw:frame draw:style-name="gr97" draw:text-style-name="P61" svg:width="0.0287in" svg:height="0.1134in" draw:transform="rotate (0.647866218340295) translate (2.58402777777778in 1.53347003499563in)"><draw:text-box><text:p text:style-name="P60"><text:span text:style-name="T86"><text:s/></text:span></text:p></draw:text-box></draw:frame><draw:polygon draw:style-name="gr2" draw:text-style-name="P57" svg:width="0.0925in" svg:height="0.0799in" svg:x="1.5327in" svg:y="1.3925in" svg:viewBox="0 0 236 204" draw:points="236,0 95,204 0,81"><text:p/></draw:polygon><draw:line draw:style-name="gr3" draw:text-style-name="P58" svg:x1="1.0063in" svg:y1="1.8579in" svg:x2="1.0185in" svg:y2="1.848in"><text:p/></draw:line><draw:line draw:style-name="gr3" draw:text-style-name="P58" svg:x1="1.0311in" svg:y1="1.839in" svg:x2="1.0437in" svg:y2="1.8307in"><text:p/></draw:line><draw:line draw:style-name="gr3" draw:text-style-name="P58" svg:x1="1.0563in" svg:y1="1.8193in" svg:x2="1.0685in" svg:y2="1.8098in"><text:p/></draw:line><draw:line draw:style-name="gr3" draw:text-style-name="P58" svg:x1="1.0811in" svg:y1="1.8008in" svg:x2="1.0937in" svg:y2="1.7925in"><text:p/></draw:line><draw:line draw:style-name="gr3" draw:text-style-name="P58" svg:x1="1.1063in" svg:y1="1.7835in" svg:x2="1.1185in" svg:y2="1.7736in"><text:p/></draw:line><draw:line draw:style-name="gr3" draw:text-style-name="P58" svg:x1="1.1311in" svg:y1="1.7654in" svg:x2="1.1437in" svg:y2="1.7555in"><text:p/></draw:line><draw:line draw:style-name="gr3" draw:text-style-name="P58" svg:x1="1.1563in" svg:y1="1.7445in" svg:x2="1.1685in" svg:y2="1.7362in"><text:p/></draw:line><draw:line draw:style-name="gr3" draw:text-style-name="P58" svg:x1="1.1811in" svg:y1="1.7283in" svg:x2="1.1937in" svg:y2="1.7185in"><text:p/></draw:line><draw:line draw:style-name="gr3" draw:text-style-name="P58" svg:x1="1.2063in" svg:y1="1.7087in" svg:x2="1.2185in" svg:y2="1.7in"><text:p/></draw:line><draw:line draw:style-name="gr3" draw:text-style-name="P58" svg:x1="1.2299in" svg:y1="1.6906in" svg:x2="1.2421in" svg:y2="1.6807in"><text:p/></draw:line><draw:line draw:style-name="gr3" draw:text-style-name="P58" svg:x1="1.2547in" svg:y1="1.6728in" svg:x2="1.2673in" svg:y2="1.663in"><text:p/></draw:line><draw:line draw:style-name="gr3" draw:text-style-name="P58" svg:x1="1.2799in" svg:y1="1.652in" svg:x2="1.2921in" svg:y2="1.6425in"><text:p/></draw:line><draw:line draw:style-name="gr3" draw:text-style-name="P58" svg:x1="1.3047in" svg:y1="1.635in" svg:x2="1.3173in" svg:y2="1.6252in"><text:p/></draw:line><draw:line draw:style-name="gr3" draw:text-style-name="P58" svg:x1="1.3299in" svg:y1="1.6154in" svg:x2="1.3421in" svg:y2="1.6071in"><text:p/></draw:line><draw:line draw:style-name="gr3" draw:text-style-name="P58" svg:x1="1.3547in" svg:y1="1.5957in" svg:x2="1.3673in" svg:y2="1.5862in"><text:p/></draw:line><draw:line draw:style-name="gr3" draw:text-style-name="P58" svg:x1="1.3799in" svg:y1="1.5772in" svg:x2="1.3921in" svg:y2="1.5689in"><text:p/></draw:line><draw:line draw:style-name="gr3" draw:text-style-name="P58" svg:x1="1.4047in" svg:y1="1.5598in" svg:x2="1.4173in" svg:y2="1.55in"><text:p/></draw:line><draw:line draw:style-name="gr3" draw:text-style-name="P58" svg:x1="1.4299in" svg:y1="1.5417in" svg:x2="1.4421in" svg:y2="1.5319in"><text:p/></draw:line><draw:line draw:style-name="gr3" draw:text-style-name="P58" svg:x1="1.4547in" svg:y1="1.5228in" svg:x2="1.4673in" svg:y2="1.513in"><text:p/></draw:line><draw:line draw:style-name="gr3" draw:text-style-name="P58" svg:x1="1.4783in" svg:y1="1.5047in" svg:x2="1.4909in" svg:y2="1.4949in"><text:p/></draw:line><draw:line draw:style-name="gr3" draw:text-style-name="P58" svg:x1="1.5031in" svg:y1="1.485in" svg:x2="1.5157in" svg:y2="1.4752in"><text:p/></draw:line><draw:line draw:style-name="gr3" draw:text-style-name="P58" svg:x1="1.5283in" svg:y1="1.4669in" svg:x2="1.5409in" svg:y2="1.4571in"><text:p/></draw:line><draw:line draw:style-name="gr3" draw:text-style-name="P58" svg:x1="1.5531in" svg:y1="1.4476in" svg:x2="1.5657in" svg:y2="1.4394in"><text:p/></draw:line><draw:frame draw:style-name="gr97" draw:text-style-name="P61" svg:width="0.0287in" svg:height="0.1134in" draw:transform="rotate (0.647866218340295) translate (2.60486111111111in 1.5174978127734in)"><draw:text-box><text:p text:style-name="P60"><text:span text:style-name="T86"><text:s/></text:span></text:p></draw:text-box></draw:frame><draw:frame draw:style-name="gr100" draw:text-style-name="P61" svg:width="0.1961in" svg:height="0.1134in" draw:transform="rotate (0.636870644052731) translate (1.1375in 1.59319225721785in)"><draw:text-box><text:p text:style-name="P60"><text:span text:style-name="T86">Sign</text:span></text:p></draw:text-box></draw:frame><draw:frame draw:style-name="gr97" draw:text-style-name="P61" svg:width="0.0287in" svg:height="0.1134in" draw:transform="rotate (0.630412925820352) translate (1.34305555555556in 1.53416447944007in)"><draw:text-box><text:p text:style-name="P60"><text:span text:style-name="T86"><text:s/></text:span></text:p></draw:text-box></draw:frame><draw:polygon draw:style-name="gr4" draw:text-style-name="P59" svg:width="0.6957in" svg:height="0.3094in" svg:x="2.7866in" svg:y="1.7807in" svg:viewBox="0 0 1768 787" draw:points="886,787 0,787 0,0 1768,0 1768,787"><text:p/></draw:polygon><draw:frame draw:style-name="gr97" draw:text-style-name="P61" svg:width="0.0287in" svg:height="0.1134in" draw:transform="rotate (0.647866218340295) translate (1.36597222222222in 1.5174978127734in)"><draw:text-box><text:p text:style-name="P60"><text:span text:style-name="T86"><text:s/></text:span></text:p></draw:text-box></draw:frame><draw:frame draw:style-name="gr92" draw:text-style-name="P61" svg:width="0.4362in" svg:height="0.1134in" svg:x="2.9189in" svg:y="1.8374in"><draw:text-box><text:p text:style-name="P60"><text:span text:style-name="T86">E 3's</text:span></text:p></draw:text-box></draw:frame><draw:line draw:style-name="gr6" draw:text-style-name="P58" svg:x1="2.3224in" svg:y1="0.6189in" svg:x2="3.0181in" svg:y2="0.6189in"><text:p/></draw:line><draw:polygon draw:style-name="gr2" draw:text-style-name="P57" svg:width="0.0622in" svg:height="0.0913in" svg:x="1.7488in" svg:y="0.6819in" svg:viewBox="0 0 159 233" draw:points="81,233 0,0 159,0"><text:p/></draw:polygon><draw:line draw:style-name="gr3" draw:text-style-name="P58" svg:x1="1.7811in" svg:y1="0.6189in" svg:x2="1.7811in" svg:y2="0.6992in"><text:p/></draw:line><draw:line draw:style-name="gr6" draw:text-style-name="P58" svg:x1="1.0839in" svg:y1="0.6189in" svg:x2="1.7811in" svg:y2="0.6189in"><text:p/></draw:line><draw:polygon draw:style-name="gr2" draw:text-style-name="P57" svg:width="0.0606in" svg:height="0.0913in" svg:x="0.5118in" svg:y="0.6819in" svg:viewBox="0 0 155 233" draw:points="77,233 0,0 155,0"><text:p/></draw:polygon><draw:line draw:style-name="gr3" draw:text-style-name="P58" svg:x1="0.5421in" svg:y1="0.6189in" svg:x2="0.5421in" svg:y2="0.6992in"><text:p/></draw:line><draw:line draw:style-name="gr6" draw:text-style-name="P58" svg:x1="0.0004in" svg:y1="0.6189in" svg:x2="0.5421in" svg:y2="0.6189in"><text:p/></draw:line><draw:frame draw:style-name="gr99" draw:text-style-name="P61" svg:width="0.4988in" svg:height="0.1134in" svg:x="2.8866in" svg:y="1.9457in"><draw:text-box><text:p text:style-name="P60"><text:span text:style-name="T86">Private Key</text:span></text:p></draw:text-box></draw:frame><draw:frame draw:style-name="gr98" draw:text-style-name="P61" svg:width="0.2449in" svg:height="0.1134in" draw:transform="rotate (-0.40927970959267) translate (1.20208333333333in 0.918192257217848in)"><draw:text-box><text:p text:style-name="P60"><text:span text:style-name="T86">Verify</text:span></text:p></draw:text-box></draw:frame><draw:frame draw:style-name="gr100" draw:text-style-name="P61" svg:width="0.1961in" svg:height="0.1134in" draw:transform="rotate (0.636870644052731) translate (2.36666666666667in 1.59388670166229in)"><draw:text-box><text:p text:style-name="P60"><text:span text:style-name="T86">Sign</text:span></text:p></draw:text-box></draw:frame></draw:g></text:p>
      <text:p text:style-name="P5"/>
      <text:list xml:id="list532346393" text:style-name="L1">
        <text:list-item>
          <text:p text:style-name="P41">Het probleem is natuurlijk dat de <text:span text:style-name="T47">ontvanger</text:span> niet kan verifiëren dat een van de eigenaren de munt niet dubbel heeft uitgegeven. Een veelvoorkomende oplossing is om een vertrouwde centrale autoriteit of munt te introduceren die elke transactie controleert op dubbele uitgaven. Na elke transactie moet de munt <text:span text:style-name="T66">naar de mint</text:span> worden teruggebracht om een nieuwe munt uit te geven, en alleen munten die rechtstreeks uit de m<text:span text:style-name="T66">i</text:span>nt zijn uitgegeven worden niet dubbel uitgegeven. Het probleem met deze oplossing is dat het lot van het hele geldsysteem afhangt van het bedrijf dat de munt beheert, waarbij elke transactie net als een bank door hen heen moet gaan. We hebben een manier nodig voor de <text:span text:style-name="T47">ontvanger</text:span> om te weten dat de vorige eigenaren geen eerdere transacties hebben ondertekend. Voor onze doeleinden is de vroegste transactie de transactie die telt, dus we geven niet om latere pogingen om een dubbele besteding uit te voeren.</text:p>
        </text:list-item>
        <text:list-item>
          <text:p text:style-name="P41">De enige manier om de afwezigheid van een transactie te bevestigen, is om op de hoogte te zijn van alle transacties. In het m<text:span text:style-name="T66">i</text:span>ntgebaseerde model was de m<text:span text:style-name="T66">i</text:span>nt op de hoogte van alle transacties en besliste welke als eerste arriveerde. Om dit zonder een vertrouwde partij te bereiken, moeten transacties openbaar worden aangekondigd [1], en we hebben een systeem nodig voor deelnemers om overeenstemming te bereiken over een enkele geschiedenis van de volgorde waarin ze zijn ontvangen. De <text:span text:style-name="T48">ontvanger</text:span> moet bewijzen dat op het tijdstip van elke transactie de meerderheid van de <text:span text:style-name="T48">nodes</text:span> wa<text:span text:style-name="T66">s</text:span> overeengekomen dat het de eerste was die werd ontvangen.</text:p>
        </text:list-item>
      </text:list>
      <text:h text:style-name="P49" text:outline-level="2"><text:span text:style-name="T24">3</text:span><text:span text:style-name="T19">. <text:s text:c="3"/></text:span><text:span text:style-name="T18">Timestamp Server</text:span></text:h>
      <text:p text:style-name="P4">De oplossing die <text:span text:style-name="T66">we bieden</text:span> begint met een tijdstempelserver <text:span text:style-name="T58">(timestamp server)</text:span>. Een ti<text:span text:style-name="T58">mestamp server</text:span> werkt door een hash te nemen van een blok met items om <text:span text:style-name="T66">vervolgens een </text:span>timestamp <text:span text:style-name="T66">te krijgen </text:span>en de hash op grote schaal te publiceren <text:span text:style-name="T49">(zoals een krant</text:span> of Usenet-bericht [2-5]<text:span text:style-name="T49">)</text:span>. <text:span text:style-name="T58">De timestamp</text:span> bewijst dat de gegevens op dat moment bestonden, uiteraard om in de hash te komen. Elke <text:span text:style-name="T58">timestamp</text:span> bevat de vorige t<text:span text:style-name="T58">imestamp</text:span> in zijn hash waardoor een <text:span text:style-name="T58">chain</text:span> wordt gevormd, waarbij elke extra ti<text:span text:style-name="T58">mestamp</text:span> de eerdere tijdstip versterkt.</text:p>
      <text:p text:style-name="P4"/>
      <text:p text:style-name="P4"><text:tab/><text:tab/><text:tab/><draw:g text:anchor-type="as-char" draw:z-index="0" draw:style-name="gr1"><draw:polygon draw:style-name="gr2" draw:text-style-name="P57" svg:width="0.0941in" svg:height="0.0634in" svg:x="0.4571in" svg:y="0.0488in" svg:viewBox="0 0 240 162" draw:points="240,81 0,162 0,0"><text:p/></draw:polygon><draw:line draw:style-name="gr3" draw:text-style-name="P58" svg:x1="0in" svg:y1="0.0807in" svg:x2="0.4752in" svg:y2="0.0807in"><text:p/></draw:line><draw:polygon draw:style-name="gr2" draw:text-style-name="P57" svg:width="0.0941in" svg:height="0.0634in" svg:x="1.9528in" svg:y="0.128in" svg:viewBox="0 0 240 162" draw:points="240,81 0,162 0,0"><text:p/></draw:polygon><draw:line draw:style-name="gr3" draw:text-style-name="P58" svg:x1="1.811in" svg:y1="0.1598in" svg:x2="1.9724in" svg:y2="0.1598in"><text:p/></draw:line><draw:polygon draw:style-name="gr2" draw:text-style-name="P57" svg:width="0.0941in" svg:height="0.0634in" svg:x="3.1346in" svg:y="0.0488in" svg:viewBox="0 0 240 162" draw:points="240,81 0,162 0,0"><text:p/></draw:polygon><draw:line draw:style-name="gr3" draw:text-style-name="P58" svg:x1="2.2835in" svg:y1="0.0807in" svg:x2="3.1528in" svg:y2="0.0807in"><text:p/></draw:line><draw:polygon draw:style-name="gr4" draw:text-style-name="P59" svg:width="1.2594in" svg:height="0.4803in" svg:x="0.2362in" svg:y="0.3197in" svg:viewBox="0 0 3200 1221" draw:points="1602,1221 0,1221 0,0 3200,0 3200,1221"><text:p/></draw:polygon><draw:polygon draw:style-name="gr5" draw:text-style-name="P59" svg:width="0.315in" svg:height="0.1594in" svg:x="0.3154in" svg:y="0.5598in" svg:viewBox="0 0 801 406" draw:points="399,406 0,406 0,0 801,0 801,406"><text:p/></draw:polygon><draw:polygon draw:style-name="gr6" draw:text-style-name="P58" svg:width="0.315in" svg:height="0.1594in" svg:x="0.3154in" svg:y="0.5598in" svg:viewBox="0 0 801 406" draw:points="399,406 0,406 0,0 801,0 801,406"><text:p/></draw:polygon><draw:frame draw:style-name="gr7" draw:text-style-name="P61" svg:width="0.2461in" svg:height="0.1161in" svg:x="0.311in" svg:y="0.3736in"><draw:text-box><text:p text:style-name="P60"><text:span text:style-name="T71">Blok</text:span></text:p></draw:text-box></draw:frame><draw:polygon draw:style-name="gr5" draw:text-style-name="P59" svg:width="0.315in" svg:height="0.1594in" svg:x="0.7083in" svg:y="0.5598in" svg:viewBox="0 0 801 406" draw:points="403,406 0,406 0,0 801,0 801,406"><text:p/></draw:polygon><draw:polygon draw:style-name="gr6" draw:text-style-name="P58" svg:width="0.315in" svg:height="0.1594in" svg:x="0.7083in" svg:y="0.5598in" svg:viewBox="0 0 801 406" draw:points="403,406 0,406 0,0 801,0 801,406"><text:p/></draw:polygon><draw:frame draw:style-name="gr8" draw:text-style-name="P62" svg:width="0.1961in" svg:height="0.1161in" svg:x="0.378in" svg:y="0.5902in"><draw:text-box><text:p text:style-name="P60"><text:span text:style-name="T71">Item</text:span></text:p></draw:text-box></draw:frame><draw:polygon draw:style-name="gr5" draw:text-style-name="P59" svg:width="0.315in" svg:height="0.1594in" svg:x="1.1028in" svg:y="0.5598in" svg:viewBox="0 0 801 406" draw:points="399,406 0,406 0,0 801,0 801,406"><text:p/></draw:polygon><draw:polygon draw:style-name="gr6" draw:text-style-name="P58" svg:width="0.315in" svg:height="0.1594in" svg:x="1.1028in" svg:y="0.5598in" svg:viewBox="0 0 801 406" draw:points="399,406 0,406 0,0 801,0 801,406"><text:p/></draw:polygon><draw:frame draw:style-name="gr8" draw:text-style-name="P62" svg:width="0.1961in" svg:height="0.1161in" svg:x="0.7709in" svg:y="0.5902in"><draw:text-box><text:p text:style-name="P60"><text:span text:style-name="T71">Item</text:span></text:p></draw:text-box></draw:frame><draw:polygon draw:style-name="gr4" draw:text-style-name="P59" svg:width="0.315in" svg:height="0.2398in" svg:x="2.0472in" svg:y="0.0004in" svg:viewBox="0 0 801 610" draw:points="402,610 0,610 0,0 801,0 801,610"><text:p/></draw:polygon><draw:frame draw:style-name="gr9" draw:text-style-name="P61" svg:width="0.085in" svg:height="0.1161in" svg:x="1.222in" svg:y="0.5902in"><draw:text-box><text:p text:style-name="P60"><text:span text:style-name="T71">...</text:span></text:p></draw:text-box></draw:frame><draw:polygon draw:style-name="gr4" draw:text-style-name="P59" svg:width="1.261in" svg:height="0.4803in" svg:x="1.7319in" svg:y="0.3197in" svg:viewBox="0 0 3204 1221" draw:points="1602,1221 0,1221 0,0 3204,0 3204,1221"><text:p/></draw:polygon><draw:frame draw:style-name="gr10" draw:text-style-name="P62" svg:width="0.235in" svg:height="0.1161in" svg:x="2.0917in" svg:y="0.0736in"><draw:text-box><text:p text:style-name="P60"><text:span text:style-name="T71">Hash</text:span></text:p></draw:text-box></draw:frame><draw:polygon draw:style-name="gr5" draw:text-style-name="P59" svg:width="0.315in" svg:height="0.1594in" svg:x="1.811in" svg:y="0.5598in" svg:viewBox="0 0 801 406" draw:points="403,406 0,406 0,0 801,0 801,406"><text:p/></draw:polygon><draw:polygon draw:style-name="gr6" draw:text-style-name="P58" svg:width="0.315in" svg:height="0.1594in" svg:x="1.811in" svg:y="0.5598in" svg:viewBox="0 0 801 406" draw:points="403,406 0,406 0,0 801,0 801,406"><text:p/></draw:polygon><draw:frame draw:style-name="gr7" draw:text-style-name="P61" svg:width="0.2461in" svg:height="0.1161in" svg:x="1.8126in" svg:y="0.3736in"><draw:text-box><text:p text:style-name="P60"><text:span text:style-name="T71">Blok</text:span></text:p></draw:text-box></draw:frame><draw:polygon draw:style-name="gr5" draw:text-style-name="P59" svg:width="0.315in" svg:height="0.1594in" svg:x="2.2055in" svg:y="0.5598in" svg:viewBox="0 0 801 406" draw:points="399,406 0,406 0,0 801,0 801,406"><text:p/></draw:polygon><draw:polygon draw:style-name="gr6" draw:text-style-name="P58" svg:width="0.315in" svg:height="0.1594in" svg:x="2.2055in" svg:y="0.5598in" svg:viewBox="0 0 801 406" draw:points="399,406 0,406 0,0 801,0 801,406"><text:p/></draw:polygon><draw:frame draw:style-name="gr8" draw:text-style-name="P62" svg:width="0.1961in" svg:height="0.1161in" svg:x="1.8709in" svg:y="0.5902in"><draw:text-box><text:p text:style-name="P60"><text:span text:style-name="T71">Item</text:span></text:p></draw:text-box></draw:frame><draw:polygon draw:style-name="gr5" draw:text-style-name="P59" svg:width="0.315in" svg:height="0.1594in" svg:x="2.5984in" svg:y="0.5598in" svg:viewBox="0 0 801 406" draw:points="402,406 0,406 0,0 801,0 801,406"><text:p/></draw:polygon><draw:polygon draw:style-name="gr6" draw:text-style-name="P58" svg:width="0.315in" svg:height="0.1594in" svg:x="2.5984in" svg:y="0.5598in" svg:viewBox="0 0 801 406" draw:points="402,406 0,406 0,0 801,0 801,406"><text:p/></draw:polygon><draw:frame draw:style-name="gr8" draw:text-style-name="P62" svg:width="0.1961in" svg:height="0.1161in" svg:x="2.2646in" svg:y="0.5902in"><draw:text-box><text:p text:style-name="P60"><text:span text:style-name="T71">Item</text:span></text:p></draw:text-box></draw:frame><draw:line draw:style-name="gr6" draw:text-style-name="P58" svg:x1="1.811in" svg:y1="0.3197in" svg:x2="1.811in" svg:y2="0.1598in"><text:p/></draw:line><draw:polygon draw:style-name="gr2" draw:text-style-name="P57" svg:width="0.0941in" svg:height="0.0634in" svg:x="0.4571in" svg:y="0.128in" svg:viewBox="0 0 240 162" draw:points="240,81 0,162 0,0"><text:p/></draw:polygon><draw:line draw:style-name="gr3" draw:text-style-name="P58" svg:x1="0.3154in" svg:y1="0.1598in" svg:x2="0.4752in" svg:y2="0.1598in"><text:p/></draw:line><draw:polygon draw:style-name="gr2" draw:text-style-name="P57" svg:width="0.0941in" svg:height="0.0634in" svg:x="1.9528in" svg:y="0.0488in" svg:viewBox="0 0 240 162" draw:points="240,81 0,162 0,0"><text:p/></draw:polygon><draw:line draw:style-name="gr3" draw:text-style-name="P58" svg:x1="0.8669in" svg:y1="0.0807in" svg:x2="1.9724in" svg:y2="0.0807in"><text:p/></draw:line><draw:polygon draw:style-name="gr4" draw:text-style-name="P59" svg:width="0.315in" svg:height="0.2398in" svg:x="0.5516in" svg:y="0.0004in" svg:viewBox="0 0 801 610" draw:points="398,610 0,610 0,0 801,0 801,610"><text:p/></draw:polygon><draw:frame draw:style-name="gr9" draw:text-style-name="P61" svg:width="0.085in" svg:height="0.1161in" svg:x="2.7154in" svg:y="0.5902in"><draw:text-box><text:p text:style-name="P60"><text:span text:style-name="T71">...</text:span></text:p></draw:text-box></draw:frame><draw:line draw:style-name="gr6" draw:text-style-name="P58" svg:x1="0.3154in" svg:y1="0.3197in" svg:x2="0.3154in" svg:y2="0.1598in"><text:p/></draw:line><draw:frame draw:style-name="gr10" draw:text-style-name="P62" svg:width="0.235in" svg:height="0.1161in" svg:x="0.5909in" svg:y="0.0736in"><draw:text-box><text:p text:style-name="P60"><text:span text:style-name="T71">Hash</text:span></text:p></draw:text-box></draw:frame></draw:g></text:p>
      <text:h text:style-name="P49" text:outline-level="2"><text:soft-page-break/><text:span text:style-name="T18">4</text:span><text:span text:style-name="T19">. <text:s text:c="3"/></text:span><text:span text:style-name="T25">Proof of Work </text:span><text:span text:style-name="T26">(PoW)</text:span></text:h>
      <text:p text:style-name="P3">Om een gedistribueerde <text:span text:style-name="T58">timestampserver</text:span> op een Peer-to-Peer-basis te implementeren zullen we een <text:span text:style-name="T58">P</text:span>roof-of-<text:span text:style-name="T58">W</text:span>ork-systeem moeten gebruiken dat vergelijkbaar is met Adam Back's Hashcash [6] in plaats van kranten- of Usenet-berichten. <text:span text:style-name="T50">P</text:span>roof-of-<text:span text:style-name="T58">W</text:span>ork betreft het <text:span text:style-name="T50">zoeken</text:span> naar een waarde d<text:span text:style-name="T50">at wanneer hashed</text:span>, zoals bij SHA-256, de hash begint met een aantal nul-bits. Het vereiste gemiddelde werk is exponentieel in het aantal vereiste nul bits en kan worden geverifieerd door het uitvoeren van een enkele hash.</text:p>
      <text:p text:style-name="P31">Voor on<text:span text:style-name="T67">ze</text:span> timestamp-netwerk implementeren we de <text:span text:style-name="T67">P</text:span>roof-of-<text:span text:style-name="T67">W</text:span>ork door een nonce in het blok <text:span text:style-name="T67">toe te <text:s text:c="2"/>voegen</text:span> totdat een waarde wordt gevonden die de hash van het blok de vereiste nul bits geeft. Zodra de inspanning van de CPU is besteed om deze te laten voldoen aan de <text:span text:style-name="T67">P</text:span>roof-of-<text:span text:style-name="T67">W</text:span>ork kan het blok niet worden gewijzigd zonder het werk opnieuw uit te voeren. Naarmate latere blokken erachter worden geketend, omvat het werk om het blok te veranderen ook het opnieuw doen van alle blokken erna.</text:p>
      <text:p text:style-name="P27"/>
      <text:p text:style-name="P6"><draw:g text:anchor-type="as-char" draw:z-index="1" draw:style-name="gr1"><draw:polygon draw:style-name="gr4" draw:text-style-name="P59" svg:width="1.3594in" svg:height="0.7205in" svg:x="0.3193in" svg:y="0in" svg:viewBox="0 0 3454 1831" draw:points="1729,1831 0,1831 0,0 3454,0 3454,1831"><text:p/></draw:polygon><draw:polygon draw:style-name="gr5" draw:text-style-name="P59" svg:width="0.6398in" svg:height="0.1591in" svg:x="0.4791in" svg:y="0.2406in" svg:viewBox="0 0 1626 405" draw:points="815,405 0,405 0,0 1626,0 1626,405"><text:p/></draw:polygon><draw:polygon draw:style-name="gr6" draw:text-style-name="P58" svg:width="0.6398in" svg:height="0.1591in" svg:x="0.4791in" svg:y="0.2406in" svg:viewBox="0 0 1626 405" draw:points="815,405 0,405 0,0 1626,0 1626,405"><text:p/></draw:polygon><draw:frame draw:style-name="gr7" draw:text-style-name="P61" svg:width="0.2461in" svg:height="0.1161in" svg:x="0.4in" svg:y="0.0583in"><draw:text-box><text:p text:style-name="P60"><text:span text:style-name="T71">Blok</text:span></text:p></draw:text-box></draw:frame><draw:polygon draw:style-name="gr5" draw:text-style-name="P59" svg:width="0.3996in" svg:height="0.1591in" svg:x="1.2in" svg:y="0.2406in" svg:viewBox="0 0 1016 405" draw:points="508,405 0,405 0,0 1016,0 1016,405"><text:p/></draw:polygon><draw:polygon draw:style-name="gr6" draw:text-style-name="P58" svg:width="0.3996in" svg:height="0.1591in" svg:x="1.2in" svg:y="0.2406in" svg:viewBox="0 0 1016 405" draw:points="508,405 0,405 0,0 1016,0 1016,405"><text:p/></draw:polygon><draw:frame draw:style-name="gr11" draw:text-style-name="P62" svg:width="0.5469in" svg:height="0.1161in" svg:x="0.5665in" svg:y="0.2752in"><draw:text-box><text:p text:style-name="P60"><text:span text:style-name="T72">Vorige Hash</text:span></text:p></draw:text-box></draw:frame><draw:polygon draw:style-name="gr5" draw:text-style-name="P59" svg:width="0.3205in" svg:height="0.1594in" svg:x="0.4791in" svg:y="0.4811in" svg:viewBox="0 0 815 406" draw:points="409,406 0,406 0,0 815,0 815,406"><text:p/></draw:polygon><draw:polygon draw:style-name="gr6" draw:text-style-name="P58" svg:width="0.3205in" svg:height="0.1594in" svg:x="0.4791in" svg:y="0.4811in" svg:viewBox="0 0 815 406" draw:points="409,406 0,406 0,0 815,0 815,406"><text:p/></draw:polygon><draw:frame draw:style-name="gr12" draw:text-style-name="P62" svg:width="0.2913in" svg:height="0.1161in" svg:x="1.2583in" svg:y="0.2752in"><draw:text-box><text:p text:style-name="P60"><text:span text:style-name="T71">Nonce</text:span></text:p></draw:text-box></draw:frame><draw:polygon draw:style-name="gr5" draw:text-style-name="P59" svg:width="0.3205in" svg:height="0.1594in" svg:x="0.8791in" svg:y="0.4811in" svg:viewBox="0 0 815 406" draw:points="409,406 0,406 0,0 815,0 815,406"><text:p/></draw:polygon><draw:polygon draw:style-name="gr6" draw:text-style-name="P58" svg:width="0.3205in" svg:height="0.1594in" svg:x="0.8791in" svg:y="0.4811in" svg:viewBox="0 0 815 406" draw:points="409,406 0,406 0,0 815,0 815,406"><text:p/></draw:polygon><draw:frame draw:style-name="gr13" draw:text-style-name="P62" svg:width="0.113in" svg:height="0.1161in" svg:x="0.5835in" svg:y="0.5165in"><draw:text-box><text:p text:style-name="P60"><text:span text:style-name="T71">Tx</text:span></text:p></draw:text-box></draw:frame><draw:polygon draw:style-name="gr5" draw:text-style-name="P59" svg:width="0.3205in" svg:height="0.1594in" svg:x="1.2791in" svg:y="0.4811in" svg:viewBox="0 0 815 406" draw:points="406,406 0,406 0,0 815,0 815,406"><text:p/></draw:polygon><draw:polygon draw:style-name="gr6" draw:text-style-name="P58" svg:width="0.3205in" svg:height="0.1594in" svg:x="1.2791in" svg:y="0.4811in" svg:viewBox="0 0 815 406" draw:points="406,406 0,406 0,0 815,0 815,406"><text:p/></draw:polygon><draw:frame draw:style-name="gr13" draw:text-style-name="P62" svg:width="0.113in" svg:height="0.1161in" svg:x="0.9835in" svg:y="0.5165in"><draw:text-box><text:p text:style-name="P60"><text:span text:style-name="T71">Tx</text:span></text:p></draw:text-box></draw:frame><draw:polygon draw:style-name="gr2" draw:text-style-name="P57" svg:width="0.0941in" svg:height="0.0634in" svg:x="0.3846in" svg:y="0.2902in" svg:viewBox="0 0 240 162" draw:points="240,81 0,162 0,0"><text:p/></draw:polygon><draw:line draw:style-name="gr3" draw:text-style-name="P58" svg:x1="0in" svg:y1="0.322in" svg:x2="0.4028in" svg:y2="0.322in"><text:p/></draw:line><draw:polygon draw:style-name="gr4" draw:text-style-name="P59" svg:width="1.3594in" svg:height="0.7205in" svg:x="1.9193in" svg:y="0in" svg:viewBox="0 0 3454 1831" draw:points="1725,1831 0,1831 0,0 3454,0 3454,1831"><text:p/></draw:polygon><draw:frame draw:style-name="gr9" draw:text-style-name="P61" svg:width="0.085in" svg:height="0.1161in" svg:x="1.4in" svg:y="0.5165in"><draw:text-box><text:p text:style-name="P60"><text:span text:style-name="T71">...</text:span></text:p></draw:text-box></draw:frame><draw:polygon draw:style-name="gr5" draw:text-style-name="P59" svg:width="0.6398in" svg:height="0.1591in" svg:x="2.0791in" svg:y="0.2406in" svg:viewBox="0 0 1626 405" draw:points="811,405 0,405 0,0 1626,0 1626,405"><text:p/></draw:polygon><draw:polygon draw:style-name="gr6" draw:text-style-name="P58" svg:width="0.6398in" svg:height="0.1591in" svg:x="2.0791in" svg:y="0.2406in" svg:viewBox="0 0 1626 405" draw:points="811,405 0,405 0,0 1626,0 1626,405"><text:p/></draw:polygon><draw:frame draw:style-name="gr7" draw:text-style-name="P61" svg:width="0.2461in" svg:height="0.1161in" svg:x="2in" svg:y="0.0583in"><draw:text-box><text:p text:style-name="P60"><text:span text:style-name="T71">Blok</text:span></text:p></draw:text-box></draw:frame><draw:polygon draw:style-name="gr5" draw:text-style-name="P59" svg:width="0.3996in" svg:height="0.1591in" svg:x="2.7984in" svg:y="0.2406in" svg:viewBox="0 0 1016 405" draw:points="508,405 0,405 0,0 1016,0 1016,405"><text:p/></draw:polygon><draw:polygon draw:style-name="gr6" draw:text-style-name="P58" svg:width="0.3996in" svg:height="0.1591in" svg:x="2.7984in" svg:y="0.2406in" svg:viewBox="0 0 1016 405" draw:points="508,405 0,405 0,0 1016,0 1016,405"><text:p/></draw:polygon><draw:frame draw:style-name="gr14" draw:text-style-name="P62" svg:width="0.4689in" svg:height="0.1161in" svg:x="2.1654in" svg:y="0.2752in"><draw:text-box><text:p text:style-name="P60"><text:span text:style-name="T72">Vorige Hash</text:span></text:p></draw:text-box></draw:frame><draw:polygon draw:style-name="gr5" draw:text-style-name="P59" svg:width="0.3189in" svg:height="0.1594in" svg:x="2.0791in" svg:y="0.4811in" svg:viewBox="0 0 811 406" draw:points="406,406 0,406 0,0 811,0 811,406"><text:p/></draw:polygon><draw:polygon draw:style-name="gr6" draw:text-style-name="P58" svg:width="0.3189in" svg:height="0.1594in" svg:x="2.0791in" svg:y="0.4811in" svg:viewBox="0 0 811 406" draw:points="406,406 0,406 0,0 811,0 811,406"><text:p/></draw:polygon><draw:frame draw:style-name="gr12" draw:text-style-name="P62" svg:width="0.2913in" svg:height="0.1161in" svg:x="2.8571in" svg:y="0.2752in"><draw:text-box><text:p text:style-name="P60"><text:span text:style-name="T71">Nonce</text:span></text:p></draw:text-box></draw:frame><draw:polygon draw:style-name="gr5" draw:text-style-name="P59" svg:width="0.3189in" svg:height="0.1594in" svg:x="2.4791in" svg:y="0.4811in" svg:viewBox="0 0 811 406" draw:points="406,406 0,406 0,0 811,0 811,406"><text:p/></draw:polygon><draw:polygon draw:style-name="gr6" draw:text-style-name="P58" svg:width="0.3189in" svg:height="0.1594in" svg:x="2.4791in" svg:y="0.4811in" svg:viewBox="0 0 811 406" draw:points="406,406 0,406 0,0 811,0 811,406"><text:p/></draw:polygon><draw:frame draw:style-name="gr13" draw:text-style-name="P62" svg:width="0.113in" svg:height="0.1161in" svg:x="2.1819in" svg:y="0.5165in"><draw:text-box><text:p text:style-name="P60"><text:span text:style-name="T71">Tx</text:span></text:p></draw:text-box></draw:frame><draw:polygon draw:style-name="gr5" draw:text-style-name="P59" svg:width="0.3189in" svg:height="0.1594in" svg:x="2.8791in" svg:y="0.4811in" svg:viewBox="0 0 811 406" draw:points="406,406 0,406 0,0 811,0 811,406"><text:p/></draw:polygon><draw:polygon draw:style-name="gr6" draw:text-style-name="P58" svg:width="0.3189in" svg:height="0.1594in" svg:x="2.8791in" svg:y="0.4811in" svg:viewBox="0 0 811 406" draw:points="406,406 0,406 0,0 811,0 811,406"><text:p/></draw:polygon><draw:frame draw:style-name="gr13" draw:text-style-name="P62" svg:width="0.113in" svg:height="0.1161in" svg:x="2.5819in" svg:y="0.5165in"><draw:text-box><text:p text:style-name="P60"><text:span text:style-name="T71">Tx</text:span></text:p></draw:text-box></draw:frame><draw:polygon draw:style-name="gr2" draw:text-style-name="P57" svg:width="0.0957in" svg:height="0.0634in" svg:x="1.9831in" svg:y="0.2902in" svg:viewBox="0 0 244 162" draw:points="244,81 0,162 0,0"><text:p/></draw:polygon><draw:line draw:style-name="gr3" draw:text-style-name="P58" svg:x1="1.6791in" svg:y1="0.322in" svg:x2="2.0028in" svg:y2="0.322in"><text:p/></draw:line><draw:frame draw:style-name="gr9" draw:text-style-name="P61" svg:width="0.085in" svg:height="0.1161in" svg:x="2.9984in" svg:y="0.5165in"><draw:text-box><text:p text:style-name="P60"><text:span text:style-name="T71">...</text:span></text:p></draw:text-box></draw:frame></draw:g></text:p>
      <text:p text:style-name="P6"/>
      <text:p text:style-name="P32"><text:span text:style-name="T59">H</text:span>et proof-of-work lost ook het probleem op van het bepalen van representatie bij het nemen van meerderheidsbeslissingen. Als de meerderheid was gebaseerd op één-IP-adres-één stem zou het kunnen worden ondermijnd door iemand die veel IP's kan toewijzen. Proof-of-work is in essentie één-CPU-één-stem. De meerderheidsbeslissing wordt vertegenwoordigd door de langste <text:span text:style-name="T57">chain</text:span> die de grootste <text:span text:style-name="T57">Proof of Work</text:span> <text:span text:style-name="T57">heeft</text:span> geïnvesteerd. Als een meerderheid van de CPU-energie wordt gecontroleerd door eerlijke <text:span text:style-name="T57">nodes</text:span>, z<text:span text:style-name="T57">ullen</text:span> de eerlijke <text:span text:style-name="T57">nodes</text:span> het snelst groeien en de concurrerende <text:span text:style-name="T57">nodes</text:span> overtreffen. Om een blok uit het verleden te wijzigen moet een aanvaller <text:span text:style-name="T57">de</text:span> <text:span text:style-name="T57">Proof of Work</text:span> van het blok en alle blokken erna opnieuw uitvoeren en vervolgens het werk van de eerlijke <text:span text:style-name="T57">nodes</text:span> inhalen en overtreffen. We zullen later laten zien dat de kans dat een langzamere aanvaller inhaalt exponentieel afneemt naarmate volgende blokken worden toegevoegd. </text:p>
      <text:p text:style-name="P32">Om de toenemende hardwaresnelheid en de variërende interesse in lopende <text:span text:style-name="T57">nodes</text:span> in de loop van de tijd te compenseren, wordt de moeilijkheidsgraad van het werk bepaald door een voortschrijdend gemiddelde dat is gericht op een gemiddeld aantal blokken per uur. Als ze te snel worden gegenereerd, neemt de moeilijkheidsgraad toe.</text:p>
      <text:h text:style-name="P50" text:outline-level="2"><text:span text:style-name="T20">5</text:span><text:span text:style-name="T19">. <text:s text:c="3"/></text:span><text:span text:style-name="T20">Netw</text:span><text:span text:style-name="T29">erk</text:span></text:h>
      <text:p text:style-name="P3">De stappen voor het uitvoeren van het netwerk zijn als volgt: </text:p>
      <text:p text:style-name="P3"/>
      <text:list xml:id="list4091167504" text:style-name="Numbering_20_1">
        <text:list-item>
          <text:p text:style-name="P42">Nieuwe transacties worden uitgezonden naar alle <text:span text:style-name="T57">nodes</text:span>.</text:p>
        </text:list-item>
        <text:list-item>
          <text:p text:style-name="P43">Elk<text:span text:style-name="T57">e node</text:span> verzamelt nieuwe transacties in een blok.</text:p>
        </text:list-item>
        <text:list-item>
          <text:p text:style-name="P43">Elk<text:span text:style-name="T57">e</text:span> <text:span text:style-name="T57">node </text:span>werkt aan het vinden van een moeilijk <text:span text:style-name="T60">Proof-of-Work</text:span> voor zijn blok.</text:p>
        </text:list-item>
        <text:list-item>
          <text:p text:style-name="P43">Wanneer een <text:span text:style-name="T57">node </text:span>een <text:span text:style-name="T60">P</text:span>roof-of-<text:span text:style-name="T60">W</text:span>ork vindt, zendt het het blok naar alle <text:span text:style-name="T60">nodes.</text:span></text:p>
        </text:list-item>
        <text:list-item>
          <text:p text:style-name="P43"><text:span text:style-name="T57">Nodes</text:span> accepteren het blok alleen als alle transacties daarin geldig zijn en nog niet zijn uitgegeven.</text:p>
        </text:list-item>
        <text:list-item>
          <text:p text:style-name="P43"><text:span text:style-name="T57">Nodes</text:span> drukken hun acceptatie van het blok uit door te werken aan het creëren van het volgende blok in de <text:span text:style-name="T57">chain</text:span> met behulp van de hash van het geaccepteerde blok als de vorige hash.</text:p>
        </text:list-item>
      </text:list>
      <text:p text:style-name="P3"/>
      <text:p text:style-name="P31"><text:span text:style-name="T56">Nodes</text:span> beschouwen de langste <text:span text:style-name="T56">chain</text:span> altijd als de juiste en blijven werken aan de uitbreiding ervan. Als twee <text:span text:style-name="T56">nodes</text:span> tegelijkertijd verschillende versies van het volgende blok uitzenden, kunnen sommige <text:span text:style-name="T56">nodes</text:span> het <text:span text:style-name="T56">een of ander </text:span>eerst ontvangen. In dat geval werken ze aan de eerste die ze hebben ontvangen, maar bewaren ze de andere tak voor het geval het langer wordt. De das wordt verbroken wanneer de volgende <text:span text:style-name="T60">P</text:span>roof-of-<text:span text:style-name="T60">W</text:span>ork wordt gevonden en een tak langer wordt; de <text:span text:style-name="T56">nodes</text:span> die aan de andere tak werkten schakelen dan over naar de langere tak.</text:p>
      <text:p text:style-name="P3"/>
      <text:p text:style-name="P33"><text:soft-page-break/>Nieuwe transactie-uitzendingen hoeven niet noodzakelijk alle <text:span text:style-name="T56">nodes</text:span> te bereiken. Zolang ze ve<text:span text:style-name="T60">le</text:span> <text:span text:style-name="T56">nodes</text:span> bereiken komen ze al snel in een blok. Blokuitzendingen zijn ook tolerant ten aanzien van gevallen berichten. Als een <text:span text:style-name="T56">node</text:span> geen blok ontvangt, vraagt het dit aan wanneer het <text:span text:style-name="T56">de</text:span> volgende blok ontvangt en realiseert <text:span text:style-name="T56">dat </text:span>het een <text:span text:style-name="T56">heeft </text:span>gemist.</text:p>
      <text:h text:style-name="P51" text:outline-level="2"><text:span text:style-name="T21">6</text:span><text:span text:style-name="T19">. <text:s text:c="3"/></text:span><text:span text:style-name="T21">Incentive</text:span></text:h>
      <text:p text:style-name="P9">Volgens afspraak is de eerste transactie in een blok een speciale transactie waarbij een nieuwe munt wordt gestart die eigendom is van de maker van het blok. Dit voegt een stimulans toe voor <text:span text:style-name="T56">nodes</text:span> om het netwerk te ondersteunen en biedt een manier om eerst munten in omloop te brengen, aangezien er geen centrale autoriteit is om ze uit te geven. De gestage toevoeging van een constante hoeveelheid nieuwe munten is analoog aan goudzoekers die middelen besteden om goud aan de circulatie toe te voegen. In ons geval is het CPU-tijd en elektriciteit die wordt verbruikt.</text:p>
      <text:p text:style-name="P35">De incentive kan ook worden gefinancie<text:span text:style-name="T68">e</text:span>rd met transactiekosten. Als de <text:span text:style-name="T62">output</text:span> van een transactie kleiner is dan de <text:span text:style-name="T62">input</text:span>, is het verschil <text:span text:style-name="T60">de </text:span>transactiekost<text:span text:style-name="T56">en</text:span> die word<text:span text:style-name="T56">en</text:span> toegevoegd aan de stimuleringswaarde van het blok dat de transactie bevat. Zodra een vooraf bepaald aantal munten in omloop <text:span text:style-name="T56">zijn</text:span> gekomen, kan de stimulans volledig overgaan op transactiekosten en volledig inflatie-vrij zijn.</text:p>
      <text:p text:style-name="P34">De <text:span text:style-name="T56">incentive</text:span> kan helpen om <text:span text:style-name="T55">nodes</text:span> aan te moedigen om eerlijk te blijven. Als een hebzuchtige aanvaller in staat is meer CPU-kracht te verzamelen dan alle eerlijke <text:span text:style-name="T60">nodes</text:span>, zou hij moeten kiezen tussen het gebruik ervan om mensen te bedriegen door zijn betalingen te stelen of het te gebruiken om nieuwe munten te genereren. Hij zou het winstgevender moeten vinden om volgens de regels te spelen, zoals regels die hem bevoordelen met meer nieuwe munten dan alle anderen gecombineerd, dan om het systeem en de geldigheid van zijn eigen rijkdom te ondermijnen.</text:p>
      <text:h text:style-name="P51" text:outline-level="2"><text:span text:style-name="T21">7</text:span><text:span text:style-name="T19">. <text:s text:c="3"/></text:span><text:span text:style-name="T21">Schijfruimte terugwinnen</text:span></text:h>
      <text:p text:style-name="P21">Zodra de laatste transactie in een munt onder voldoende blokken is begraven, kunnen de gebruikte transacties <text:span text:style-name="T55">daarvoor </text:span>weggegooid <text:span text:style-name="T55">worden</text:span> om schijfruimte te besparen. Om dit te vergemakkelijken zonder de hash van het blok te verbreken worden transacties gehasht in een Merkle Tree [7] [2] [5] met alleen de root in de hash van het blok. Oude blokken kunnen vervolgens worden samengeperst door takken van de boom af te stoten. De binnenbehuizingen hoeven niet te worden opgeslagen.</text:p>
      <text:p text:style-name="P21"/>
      <text:p text:style-name="P10"><draw:g text:anchor-type="as-char" draw:z-index="2" draw:style-name="gr1"><draw:polygon draw:style-name="gr4" draw:text-style-name="P59" svg:width="1.7976in" svg:height="1.8579in" svg:x="2.1016in" svg:y="-0.0004in" svg:viewBox="0 0 4567 4720" draw:points="2283,4720 0,4720 0,0 4567,0 4567,4720"><text:p/></draw:polygon><draw:polygon draw:style-name="gr4" draw:text-style-name="P59" svg:width="1.8106in" svg:height="1.8579in" svg:x="0in" svg:y="-0.0004in" svg:viewBox="0 0 4600 4720" draw:points="2299,4720 0,4720 0,0 4600,0 4600,4720"><text:p/></draw:polygon><draw:frame draw:style-name="gr15" draw:text-style-name="P61" svg:width="0.224in" svg:height="0.1114in" svg:x="2.1736in" svg:y="0.0417in"><draw:text-box><text:p text:style-name="P60"><text:span text:style-name="T73">Blok</text:span></text:p></draw:text-box></draw:frame><draw:polygon draw:style-name="gr4" draw:text-style-name="P59" svg:width="1.3035in" svg:height="0.6193in" svg:x="0.3626in" svg:y="0.0689in" svg:viewBox="0 0 3312 1574" draw:points="1656,1574 0,1574 0,0 3312,0 3312,1574"><text:p/></draw:polygon><draw:frame draw:style-name="gr15" draw:text-style-name="P61" svg:width="0.224in" svg:height="0.1114in" svg:x="0.0673in" svg:y="0.0417in"><draw:text-box><text:p text:style-name="P60"><text:span text:style-name="T73">Blok</text:span></text:p></draw:text-box></draw:frame><draw:polygon draw:style-name="gr5" draw:text-style-name="P59" svg:width="0.5787in" svg:height="0.1374in" svg:x="0.5075in" svg:y="0.2752in" svg:viewBox="0 0 1471 350" draw:points="734,350 0,350 0,0 1471,0 1471,350"><text:p/></draw:polygon><draw:polygon draw:style-name="gr6" draw:text-style-name="P58" svg:width="0.5787in" svg:height="0.1374in" svg:x="0.5075in" svg:y="0.2752in" svg:viewBox="0 0 1471 350" draw:points="734,350 0,350 0,0 1471,0 1471,350"><text:p/></draw:polygon><draw:frame draw:style-name="gr16" draw:text-style-name="P61" svg:width="1.1516in" svg:height="0.1114in" svg:x="0.4291in" svg:y="0.1126in"><draw:text-box><text:p text:style-name="P60"><text:span text:style-name="T73">Block Header (Block Hash)</text:span></text:p></draw:text-box></draw:frame><draw:polygon draw:style-name="gr5" draw:text-style-name="P59" svg:width="0.4346in" svg:height="0.1374in" svg:x="1.1591in" svg:y="0.2752in" svg:viewBox="0 0 1105 350" draw:points="551,350 0,350 0,0 1105,0 1105,350"><text:p/></draw:polygon><draw:polygon draw:style-name="gr6" draw:text-style-name="P58" svg:width="0.4346in" svg:height="0.1374in" svg:x="1.1591in" svg:y="0.2752in" svg:viewBox="0 0 1105 350" draw:points="551,350 0,350 0,0 1105,0 1105,350"><text:p/></draw:polygon><draw:frame draw:style-name="gr17" draw:text-style-name="P62" svg:width="0.4953in" svg:height="0.1016in" svg:x="0.5882in" svg:y="0.2992in"><draw:text-box><text:p text:style-name="P60"><text:span text:style-name="T72">Vorige Hash</text:span></text:p></draw:text-box></draw:frame><draw:polygon draw:style-name="gr5" draw:text-style-name="P59" svg:width="0.4335in" svg:height="0.1374in" svg:x="0.2902in" svg:y="0.8957in" svg:viewBox="0 0 1102 350" draw:points="552,350 0,350 0,0 1102,0 1102,350"><text:p/></draw:polygon><draw:polygon draw:style-name="gr18" draw:text-style-name="P58" svg:width="0.4335in" svg:height="0.1374in" svg:x="0.2902in" svg:y="0.8957in" svg:viewBox="0 0 1102 350" draw:points="552,350 0,350 0,0 1102,0 1102,350"><text:p/></draw:polygon><draw:frame draw:style-name="gr19" draw:text-style-name="P61" svg:width="0.2787in" svg:height="0.1114in" svg:x="1.2457in" svg:y="0.2992in"><draw:text-box><text:p text:style-name="P60"><text:span text:style-name="T73">Nonce</text:span></text:p></draw:text-box></draw:frame><draw:polygon draw:style-name="gr20" draw:text-style-name="P59" svg:width="0.2902in" svg:height="0.1374in" svg:x="0.1445in" svg:y="1.3075in" svg:viewBox="0 0 738 350" draw:points="370,350 0,350 0,0 738,0 738,350"><text:p/></draw:polygon><draw:polygon draw:style-name="gr18" draw:text-style-name="P58" svg:width="0.2902in" svg:height="0.1374in" svg:x="0.1445in" svg:y="1.3075in" svg:viewBox="0 0 738 350" draw:points="370,350 0,350 0,0 738,0 738,350"><text:p/></draw:polygon><draw:frame draw:style-name="gr21" draw:text-style-name="P61" svg:width="0.3315in" svg:height="0.1114in" svg:x="0.3465in" svg:y="0.9236in"><draw:text-box><text:p text:style-name="P60"><text:span text:style-name="T73">Hash01</text:span></text:p></draw:text-box></draw:frame><draw:polygon draw:style-name="gr20" draw:text-style-name="P59" svg:width="0.2898in" svg:height="0.1374in" svg:x="0.5795in" svg:y="1.3075in" svg:viewBox="0 0 737 350" draw:points="367,350 0,350 0,0 737,0 737,350"><text:p/></draw:polygon><draw:polygon draw:style-name="gr18" draw:text-style-name="P58" svg:width="0.2898in" svg:height="0.1374in" svg:x="0.5795in" svg:y="1.3075in" svg:viewBox="0 0 737 350" draw:points="367,350 0,350 0,0 737,0 737,350"><text:p/></draw:polygon><draw:frame draw:style-name="gr19" draw:text-style-name="P61" svg:width="0.2787in" svg:height="0.1114in" svg:x="0.1591in" svg:y="1.3319in"><draw:text-box><text:p text:style-name="P60"><text:span text:style-name="T73">Hash0</text:span></text:p></draw:text-box></draw:frame><draw:polygon draw:style-name="gr20" draw:text-style-name="P59" svg:width="0.2886in" svg:height="0.1374in" svg:x="1.0146in" svg:y="1.3075in" svg:viewBox="0 0 734 350" draw:points="367,350 0,350 0,0 734,0 734,350"><text:p/></draw:polygon><draw:polygon draw:style-name="gr18" draw:text-style-name="P58" svg:width="0.2886in" svg:height="0.1374in" svg:x="1.0146in" svg:y="1.3075in" svg:viewBox="0 0 734 350" draw:points="367,350 0,350 0,0 734,0 734,350"><text:p/></draw:polygon><draw:frame draw:style-name="gr19" draw:text-style-name="P61" svg:width="0.2787in" svg:height="0.1114in" svg:x="0.5957in" svg:y="1.3319in"><draw:text-box><text:p text:style-name="P60"><text:span text:style-name="T73">Hash1</text:span></text:p></draw:text-box></draw:frame><draw:polygon draw:style-name="gr20" draw:text-style-name="P59" svg:width="0.2886in" svg:height="0.1374in" svg:x="1.4492in" svg:y="1.3075in" svg:viewBox="0 0 734 350" draw:points="367,350 0,350 0,0 734,0 734,350"><text:p/></draw:polygon><draw:polygon draw:style-name="gr18" draw:text-style-name="P58" svg:width="0.2886in" svg:height="0.1374in" svg:x="1.4492in" svg:y="1.3075in" svg:viewBox="0 0 734 350" draw:points="367,350 0,350 0,0 734,0 734,350"><text:p/></draw:polygon><draw:frame draw:style-name="gr19" draw:text-style-name="P61" svg:width="0.2787in" svg:height="0.1114in" svg:x="1.0264in" svg:y="1.3319in"><draw:text-box><text:p text:style-name="P60"><text:span text:style-name="T73">Hash2</text:span></text:p></draw:text-box></draw:frame><draw:polygon draw:style-name="gr20" draw:text-style-name="P59" svg:width="0.4346in" svg:height="0.1374in" svg:x="1.1591in" svg:y="0.8957in" svg:viewBox="0 0 1105 350" draw:points="551,350 0,350 0,0 1105,0 1105,350"><text:p/></draw:polygon><draw:polygon draw:style-name="gr18" draw:text-style-name="P58" svg:width="0.4346in" svg:height="0.1374in" svg:x="1.1591in" svg:y="0.8957in" svg:viewBox="0 0 1105 350" draw:points="551,350 0,350 0,0 1105,0 1105,350"><text:p/></draw:polygon><draw:frame draw:style-name="gr19" draw:text-style-name="P61" svg:width="0.2787in" svg:height="0.1114in" svg:x="1.4638in" svg:y="1.3319in"><draw:text-box><text:p text:style-name="P60"><text:span text:style-name="T73">Hash3</text:span></text:p></draw:text-box></draw:frame><draw:polygon draw:style-name="gr22" draw:text-style-name="P57" svg:width="0.0642in" svg:height="0.0846in" svg:x="0.3709in" svg:y="1.0335in" svg:viewBox="0 0 164 216" draw:points="164,0 130,216 0,156"><text:p/></draw:polygon><draw:line draw:style-name="gr3" draw:text-style-name="P58" svg:x1="0.2902in" svg:y1="1.3063in" svg:x2="0.4035in" svg:y2="1.0909in"><text:p/></draw:line><draw:polygon draw:style-name="gr2" draw:text-style-name="P57" svg:width="0.0638in" svg:height="0.0846in" svg:x="0.5795in" svg:y="1.0335in" svg:viewBox="0 0 163 216" draw:points="0,0 163,156 33,216"><text:p/></draw:polygon><draw:line draw:style-name="gr3" draw:text-style-name="P58" svg:x1="0.7244in" svg:y1="1.3063in" svg:x2="0.611in" svg:y2="1.0909in"><text:p/></draw:line><draw:polygon draw:style-name="gr2" draw:text-style-name="P57" svg:width="0.0638in" svg:height="0.0846in" svg:x="1.2394in" svg:y="1.0335in" svg:viewBox="0 0 163 216" draw:points="163,0 133,216 0,156"><text:p/></draw:polygon><draw:line draw:style-name="gr3" draw:text-style-name="P58" svg:x1="1.1591in" svg:y1="1.3063in" svg:x2="1.2732in" svg:y2="1.0909in"><text:p/></draw:line><draw:polygon draw:style-name="gr23" draw:text-style-name="P57" svg:width="0.0642in" svg:height="0.0846in" svg:x="1.4492in" svg:y="1.0335in" svg:viewBox="0 0 164 216" draw:points="0,0 164,156 30,216"><text:p/></draw:polygon><draw:polygon draw:style-name="gr3" draw:text-style-name="P58" svg:width="0.0642in" svg:height="0.0846in" svg:x="1.4492in" svg:y="1.0335in" svg:viewBox="0 0 164 216" draw:points="0,0 164,156 30,216"><text:p/></draw:polygon><draw:line draw:style-name="gr3" draw:text-style-name="P58" svg:x1="1.5937in" svg:y1="1.3063in" svg:x2="1.4795in" svg:y2="1.0909in"><text:p/></draw:line><draw:polygon draw:style-name="gr5" draw:text-style-name="P59" svg:width="0.5787in" svg:height="0.1374in" svg:x="0.652in" svg:y="0.4811in" svg:viewBox="0 0 1471 350" draw:points="737,350 0,350 0,0 1471,0 1471,350"><text:p/></draw:polygon><draw:polygon draw:style-name="gr6" draw:text-style-name="P58" svg:width="0.5787in" svg:height="0.1374in" svg:x="0.652in" svg:y="0.4811in" svg:viewBox="0 0 1471 350" draw:points="737,350 0,350 0,0 1471,0 1471,350"><text:p/></draw:polygon><draw:frame draw:style-name="gr21" draw:text-style-name="P61" svg:width="0.3315in" svg:height="0.1114in" svg:x="1.222in" svg:y="0.9236in"><draw:text-box><text:p text:style-name="P60"><text:span text:style-name="T73">Hash23</text:span></text:p></draw:text-box></draw:frame><draw:polygon draw:style-name="gr2" draw:text-style-name="P57" svg:width="0.0744in" svg:height="0.0823in" svg:x="0.7217in" svg:y="0.6193in" svg:viewBox="0 0 190 210" draw:points="190,0 120,210 0,124"><text:p/></draw:polygon><draw:line draw:style-name="gr3" draw:text-style-name="P58" svg:x1="0.5795in" svg:y1="0.8949in" svg:x2="0.7555in" svg:y2="0.672in"><text:p/></draw:line><draw:polygon draw:style-name="gr2" draw:text-style-name="P57" svg:width="0.0744in" svg:height="0.0823in" svg:x="1.0866in" svg:y="0.6193in" svg:viewBox="0 0 190 210" draw:points="0,0 190,124 74,210"><text:p/></draw:polygon><draw:line draw:style-name="gr3" draw:text-style-name="P58" svg:x1="1.3035in" svg:y1="0.8949in" svg:x2="1.1287in" svg:y2="0.672in"><text:p/></draw:line><draw:polygon draw:style-name="gr5" draw:text-style-name="P59" svg:width="0.4343in" svg:height="0.1374in" svg:x="2.3776in" svg:y="0.8957in" svg:viewBox="0 0 1104 350" draw:points="554,350 0,350 0,0 1104,0 1104,350"><text:p/></draw:polygon><draw:polygon draw:style-name="gr6" draw:text-style-name="P58" svg:width="0.4343in" svg:height="0.1374in" svg:x="2.3776in" svg:y="0.8957in" svg:viewBox="0 0 1104 350" draw:points="554,350 0,350 0,0 1104,0 1104,350"><text:p/></draw:polygon><draw:frame draw:style-name="gr24" draw:text-style-name="P61" svg:width="0.4543in" svg:height="0.1114in" svg:x="0.7236in" svg:y="0.5075in"><draw:text-box><text:p text:style-name="P60"><text:span text:style-name="T73">Root Hash</text:span></text:p></draw:text-box></draw:frame><draw:polygon draw:style-name="gr5" draw:text-style-name="P59" svg:width="0.2886in" svg:height="0.1374in" svg:x="3.1157in" svg:y="1.3075in" svg:viewBox="0 0 734 350" draw:points="367,350 0,350 0,0 734,0 734,350"><text:p/></draw:polygon><draw:polygon draw:style-name="gr6" draw:text-style-name="P58" svg:width="0.2886in" svg:height="0.1374in" svg:x="3.1157in" svg:y="1.3075in" svg:viewBox="0 0 734 350" draw:points="367,350 0,350 0,0 734,0 734,350"><text:p/></draw:polygon><draw:frame draw:style-name="gr21" draw:text-style-name="P61" svg:width="0.3315in" svg:height="0.1114in" svg:x="2.4374in" svg:y="0.9236in"><draw:text-box><text:p text:style-name="P60"><text:span text:style-name="T73">Hash01</text:span></text:p></draw:text-box></draw:frame><draw:polygon draw:style-name="gr5" draw:text-style-name="P59" svg:width="0.2902in" svg:height="0.1374in" svg:x="3.5496in" svg:y="1.6508in" svg:viewBox="0 0 738 350" draw:points="371,350 0,350 0,0 738,0 738,350"><text:p/></draw:polygon><draw:polygon draw:style-name="gr6" draw:text-style-name="P58" svg:width="0.2902in" svg:height="0.1374in" svg:x="3.5496in" svg:y="1.6508in" svg:viewBox="0 0 738 350" draw:points="371,350 0,350 0,0 738,0 738,350"><text:p/></draw:polygon><draw:frame draw:style-name="gr19" draw:text-style-name="P61" svg:width="0.2787in" svg:height="0.1114in" svg:x="3.1319in" svg:y="1.3319in"><draw:text-box><text:p text:style-name="P60"><text:span text:style-name="T73">Hash2</text:span></text:p></draw:text-box></draw:frame><draw:polygon draw:style-name="gr5" draw:text-style-name="P59" svg:width="0.4346in" svg:height="0.1374in" svg:x="3.2469in" svg:y="0.8957in" svg:viewBox="0 0 1105 350" draw:points="551,350 0,350 0,0 1105,0 1105,350"><text:p/></draw:polygon><draw:polygon draw:style-name="gr18" draw:text-style-name="P58" svg:width="0.4346in" svg:height="0.1374in" svg:x="3.2469in" svg:y="0.8957in" svg:viewBox="0 0 1105 350" draw:points="551,350 0,350 0,0 1105,0 1105,350"><text:p/></draw:polygon><draw:frame draw:style-name="gr25" draw:text-style-name="P61" svg:width="0.1614in" svg:height="0.1114in" svg:x="3.6217in" svg:y="1.6764in"><draw:text-box><text:p text:style-name="P60"><text:span text:style-name="T73">Tx3</text:span></text:p></draw:text-box></draw:frame><draw:polygon draw:style-name="gr22" draw:text-style-name="P57" svg:width="0.0642in" svg:height="0.0846in" svg:x="3.3276in" svg:y="1.0335in" svg:viewBox="0 0 164 216" draw:points="164,0 131,216 0,156"><text:p/></draw:polygon><draw:line draw:style-name="gr3" draw:text-style-name="P58" svg:x1="3.2469in" svg:y1="1.3063in" svg:x2="3.3598in" svg:y2="1.0909in"><text:p/></draw:line><draw:polygon draw:style-name="gr2" draw:text-style-name="P57" svg:width="0.0654in" svg:height="0.0846in" svg:x="3.5362in" svg:y="1.0335in" svg:viewBox="0 0 167 216" draw:points="0,0 167,156 33,216"><text:p/></draw:polygon><draw:line draw:style-name="gr3" draw:text-style-name="P58" svg:x1="3.6823in" svg:y1="1.3063in" svg:x2="3.5681in" svg:y2="1.0909in"><text:p/></draw:line><draw:polygon draw:style-name="gr4" draw:text-style-name="P59" svg:width="1.3047in" svg:height="0.6193in" svg:x="2.463in" svg:y="0.0689in" svg:viewBox="0 0 3315 1574" draw:points="1659,1574 0,1574 0,0 3315,0 3315,1574"><text:p/></draw:polygon><draw:frame draw:style-name="gr21" draw:text-style-name="P61" svg:width="0.3315in" svg:height="0.1114in" svg:x="3.3043in" svg:y="0.9236in"><draw:text-box><text:p text:style-name="P60"><text:span text:style-name="T73">Hash23</text:span></text:p></draw:text-box></draw:frame><draw:polygon draw:style-name="gr5" draw:text-style-name="P59" svg:width="0.5787in" svg:height="0.1374in" svg:x="2.7535in" svg:y="0.4811in" svg:viewBox="0 0 1471 350" draw:points="734,350 0,350 0,0 1471,0 1471,350"><text:p/></draw:polygon><draw:polygon draw:style-name="gr6" draw:text-style-name="P58" svg:width="0.5787in" svg:height="0.1374in" svg:x="2.7535in" svg:y="0.4811in" svg:viewBox="0 0 1471 350" draw:points="734,350 0,350 0,0 1471,0 1471,350"><text:p/></draw:polygon><draw:frame draw:style-name="gr16" draw:text-style-name="P61" svg:width="1.1516in" svg:height="0.1114in" svg:x="2.5362in" svg:y="0.1126in"><draw:text-box><text:p text:style-name="P60"><text:span text:style-name="T73">Block Header (Block Hash)</text:span></text:p></draw:text-box></draw:frame><draw:polygon draw:style-name="gr2" draw:text-style-name="P57" svg:width="0.0744in" svg:height="0.0823in" svg:x="2.8098in" svg:y="0.6193in" svg:viewBox="0 0 190 210" draw:points="190,0 117,210 0,124"><text:p/></draw:polygon><draw:line draw:style-name="gr3" draw:text-style-name="P58" svg:x1="2.6677in" svg:y1="0.8949in" svg:x2="2.8441in" svg:y2="0.672in"><text:p/></draw:line><draw:polygon draw:style-name="gr2" draw:text-style-name="P57" svg:width="0.0744in" svg:height="0.0823in" svg:x="3.1748in" svg:y="0.6193in" svg:viewBox="0 0 190 210" draw:points="0,0 190,124 74,210"><text:p/></draw:polygon><draw:line draw:style-name="gr3" draw:text-style-name="P58" svg:x1="3.3921in" svg:y1="0.8949in" svg:x2="3.2157in" svg:y2="0.672in"><text:p/></draw:line><draw:frame draw:style-name="gr24" draw:text-style-name="P61" svg:width="0.4543in" svg:height="0.1114in" svg:x="2.8311in" svg:y="0.5075in"><draw:text-box><text:p text:style-name="P60"><text:span text:style-name="T73">Root Hash</text:span></text:p></draw:text-box></draw:frame><draw:frame draw:style-name="gr26" draw:text-style-name="P61" svg:width="1.6697in" svg:height="0.1114in" svg:x="0.1429in" svg:y="1.9346in"><draw:text-box><text:p text:style-name="P60"><text:span text:style-name="T73">Transacties Hashed in een Merkle Tree</text:span></text:p></draw:text-box></draw:frame><draw:polygon draw:style-name="gr5" draw:text-style-name="P59" svg:width="0.5791in" svg:height="0.1374in" svg:x="2.6087in" svg:y="0.2752in" svg:viewBox="0 0 1472 350" draw:points="735,350 0,350 0,0 1472,0 1472,350"><text:p/></draw:polygon><draw:polygon draw:style-name="gr6" draw:text-style-name="P58" svg:width="0.5791in" svg:height="0.1374in" svg:x="2.6087in" svg:y="0.2752in" svg:viewBox="0 0 1472 350" draw:points="735,350 0,350 0,0 1472,0 1472,350"><text:p/></draw:polygon><draw:frame draw:style-name="gr27" draw:text-style-name="P61" svg:width="1.6398in" svg:height="0.1114in" svg:x="2.3244in" svg:y="1.9346in"><draw:text-box><text:p text:style-name="P60"><text:span text:style-name="T73">Na het snoeien van Tx0-2 van het blok</text:span></text:p></draw:text-box></draw:frame><draw:polygon draw:style-name="gr5" draw:text-style-name="P59" svg:width="0.4346in" svg:height="0.1374in" svg:x="3.2606in" svg:y="0.2752in" svg:viewBox="0 0 1105 350" draw:points="551,350 0,350 0,0 1105,0 1105,350"><text:p/></draw:polygon><draw:polygon draw:style-name="gr6" draw:text-style-name="P58" svg:width="0.4346in" svg:height="0.1374in" svg:x="3.2606in" svg:y="0.2752in" svg:viewBox="0 0 1105 350" draw:points="551,350 0,350 0,0 1105,0 1105,350"><text:p/></draw:polygon><draw:frame draw:style-name="gr28" draw:text-style-name="P62" svg:width="0.4961in" svg:height="0.1016in" svg:x="2.6862in" svg:y="0.2992in"><draw:text-box><text:p text:style-name="P60"><text:span text:style-name="T72">Vorige Hash</text:span></text:p></draw:text-box></draw:frame><draw:polygon draw:style-name="gr5" draw:text-style-name="P59" svg:width="0.2772in" svg:height="0.1374in" svg:x="3.5496in" svg:y="1.3075in" svg:viewBox="0 0 705 350" draw:points="354,350 0,350 0,0 705,0 705,350"><text:p/></draw:polygon><draw:polygon draw:style-name="gr18" draw:text-style-name="P58" svg:width="0.2772in" svg:height="0.1374in" svg:x="3.5496in" svg:y="1.3075in" svg:viewBox="0 0 705 350" draw:points="354,350 0,350 0,0 705,0 705,350"><text:p/></draw:polygon><draw:frame draw:style-name="gr19" draw:text-style-name="P61" svg:width="0.2787in" svg:height="0.1114in" svg:x="3.3425in" svg:y="0.2992in"><draw:text-box><text:p text:style-name="P60"><text:span text:style-name="T73">Nonce</text:span></text:p></draw:text-box></draw:frame><draw:polygon draw:style-name="gr20" draw:text-style-name="P59" svg:width="0.2902in" svg:height="0.1374in" svg:x="0.1445in" svg:y="1.6508in" svg:viewBox="0 0 738 350" draw:points="370,350 0,350 0,0 738,0 738,350"><text:p/></draw:polygon><draw:polygon draw:style-name="gr6" draw:text-style-name="P58" svg:width="0.2902in" svg:height="0.1374in" svg:x="0.1445in" svg:y="1.6508in" svg:viewBox="0 0 738 350" draw:points="370,350 0,350 0,0 738,0 738,350"><text:p/></draw:polygon><draw:frame draw:style-name="gr19" draw:text-style-name="P61" svg:width="0.2787in" svg:height="0.1114in" svg:x="3.5543in" svg:y="1.3319in"><draw:text-box><text:p text:style-name="P60"><text:span text:style-name="T73">Hash3</text:span></text:p></draw:text-box></draw:frame><draw:polygon draw:style-name="gr5" draw:text-style-name="P59" svg:width="0.2898in" svg:height="0.1374in" svg:x="0.5795in" svg:y="1.6508in" svg:viewBox="0 0 737 350" draw:points="367,350 0,350 0,0 737,0 737,350"><text:p/></draw:polygon><draw:polygon draw:style-name="gr6" draw:text-style-name="P58" svg:width="0.2898in" svg:height="0.1374in" svg:x="0.5795in" svg:y="1.6508in" svg:viewBox="0 0 737 350" draw:points="367,350 0,350 0,0 737,0 737,350"><text:p/></draw:polygon><draw:frame draw:style-name="gr25" draw:text-style-name="P61" svg:width="0.1614in" svg:height="0.1114in" svg:x="0.2189in" svg:y="1.6764in"><draw:text-box><text:p text:style-name="P60"><text:span text:style-name="T73">Tx0</text:span></text:p></draw:text-box></draw:frame><draw:polygon draw:style-name="gr5" draw:text-style-name="P59" svg:width="0.2886in" svg:height="0.1374in" svg:x="1.0146in" svg:y="1.6508in" svg:viewBox="0 0 734 350" draw:points="367,350 0,350 0,0 734,0 734,350"><text:p/></draw:polygon><draw:polygon draw:style-name="gr6" draw:text-style-name="P58" svg:width="0.2886in" svg:height="0.1374in" svg:x="1.0146in" svg:y="1.6508in" svg:viewBox="0 0 734 350" draw:points="367,350 0,350 0,0 734,0 734,350"><text:p/></draw:polygon><draw:frame draw:style-name="gr25" draw:text-style-name="P61" svg:width="0.1614in" svg:height="0.1114in" svg:x="0.6492in" svg:y="1.6764in"><draw:text-box><text:p text:style-name="P60"><text:span text:style-name="T73">Tx1</text:span></text:p></draw:text-box></draw:frame><draw:polygon draw:style-name="gr5" draw:text-style-name="P59" svg:width="0.2886in" svg:height="0.1374in" svg:x="1.4492in" svg:y="1.6508in" svg:viewBox="0 0 734 350" draw:points="367,350 0,350 0,0 734,0 734,350"><text:p/></draw:polygon><draw:polygon draw:style-name="gr6" draw:text-style-name="P58" svg:width="0.2886in" svg:height="0.1374in" svg:x="1.4492in" svg:y="1.6508in" svg:viewBox="0 0 734 350" draw:points="367,350 0,350 0,0 734,0 734,350"><text:p/></draw:polygon><draw:frame draw:style-name="gr25" draw:text-style-name="P61" svg:width="0.1614in" svg:height="0.1114in" svg:x="1.0862in" svg:y="1.6764in"><draw:text-box><text:p text:style-name="P60"><text:span text:style-name="T73">Tx2</text:span></text:p></draw:text-box></draw:frame><draw:polygon draw:style-name="gr2" draw:text-style-name="P57" svg:width="0.0575in" svg:height="0.0823in" svg:x="0.2614in" svg:y="1.4453in" svg:viewBox="0 0 147 210" draw:points="73,0 147,210 0,210"><text:p/></draw:polygon><draw:line draw:style-name="gr3" draw:text-style-name="P58" svg:x1="0.2902in" svg:y1="1.6512in" svg:x2="0.2902in" svg:y2="1.511in"><text:p/></draw:line><draw:polygon draw:style-name="gr2" draw:text-style-name="P57" svg:width="0.0575in" svg:height="0.0823in" svg:x="0.6949in" svg:y="1.4453in" svg:viewBox="0 0 147 210" draw:points="74,0 147,210 0,210"><text:p/></draw:polygon><draw:line draw:style-name="gr3" draw:text-style-name="P58" svg:x1="0.724in" svg:y1="1.6512in" svg:x2="0.724in" svg:y2="1.511in"><text:p/></draw:line><draw:polygon draw:style-name="gr2" draw:text-style-name="P57" svg:width="0.0575in" svg:height="0.0823in" svg:x="1.1303in" svg:y="1.4453in" svg:viewBox="0 0 147 210" draw:points="73,0 147,210 0,210"><text:p/></draw:polygon><draw:line draw:style-name="gr3" draw:text-style-name="P58" svg:x1="1.1591in" svg:y1="1.6512in" svg:x2="1.1591in" svg:y2="1.511in"><text:p/></draw:line><draw:polygon draw:style-name="gr2" draw:text-style-name="P57" svg:width="0.0579in" svg:height="0.0823in" svg:x="1.565in" svg:y="1.4453in" svg:viewBox="0 0 148 210" draw:points="74,0 148,210 0,210"><text:p/></draw:polygon><draw:line draw:style-name="gr3" draw:text-style-name="P58" svg:x1="1.5937in" svg:y1="1.6512in" svg:x2="1.5937in" svg:y2="1.511in"><text:p/></draw:line><draw:polygon draw:style-name="gr2" draw:text-style-name="P57" svg:width="0.0579in" svg:height="0.0823in" svg:x="3.6665in" svg:y="1.4453in" svg:viewBox="0 0 148 210" draw:points="74,0 148,210 0,210"><text:p/></draw:polygon><draw:line draw:style-name="gr3" draw:text-style-name="P58" svg:x1="3.6953in" svg:y1="1.6512in" svg:x2="3.6953in" svg:y2="1.511in"><text:p/></draw:line><draw:frame draw:style-name="gr25" draw:text-style-name="P61" svg:width="0.1614in" svg:height="0.1114in" svg:x="1.5165in" svg:y="1.6764in"><draw:text-box><text:p text:style-name="P60"><text:span text:style-name="T73">Tx3</text:span></text:p></draw:text-box></draw:frame></draw:g></text:p>
      <text:p text:style-name="P10"/>
      <text:p text:style-name="P34">Een block-header zonder transacties zou ongeveer 80 bytes zijn. Als we <text:span text:style-name="T62">er van uit gaan</text:span> dat blokken elke 10 minuten worden gegenereerd, 80 bytes * 6 * 24 * 365 = 4,2 MB per jaar. Omdat computersystemen gewoonlijk vanaf 2008 met 2 GB RAM verkopen en de wet van Moore een huidige groei van 1,2 GB per jaar voorspelt, zou opslag geen probleem moeten zijn, zelfs als de blok<text:span text:style-name="T55">headers</text:span> in het geheugen moeten worden bewaard.</text:p>
      <text:h text:style-name="P54" text:outline-level="2"><text:soft-page-break/><text:span text:style-name="T30">8</text:span><text:span text:style-name="T31">. <text:s text:c="3"/></text:span><text:span text:style-name="T30">Vereenvoudigde betalingsverificatie</text:span></text:h>
      <text:p text:style-name="P23">Het is mogelijk om betalingen te verifiëren zonder een volledig<text:span text:style-name="T55">e</text:span> n<text:span text:style-name="T55">ode</text:span> te gebruiken. Een gebruiker hoeft alleen een kopie te bewaren van de block-headers van de langste proof-of-work-ketting, die hij kan krijgen door netwerk<text:span text:style-name="T55">nodes</text:span> te ondervragen totdat hij overtuigd is dat hij de langste ketting heeft, en de Merkle-tak verkrijgt die de transactie aan het blok koppelt <text:span text:style-name="T55">die</text:span> <text:span text:style-name="T55">voorzien </text:span>is van een tijdstempel. Hi<text:span text:style-name="T55">j</text:span> kan de transactie niet voor zichzelf controleren, maar door hem te koppelen aan een plaats in de <text:span text:style-name="T55">chain</text:span> kan hij zien dat een netwerk<text:span text:style-name="T55">node</text:span> het heeft geaccepteerd, en blokken die zijn toegevoegd nadat deze hebben bevestigd dat het netwerk het heeft geaccepteerd.</text:p>
      <text:p text:style-name="P23"/>
      <text:p text:style-name="P10"><draw:g text:anchor-type="as-char" draw:z-index="3" draw:style-name="gr1"><draw:polygon draw:style-name="gr5" draw:text-style-name="P59" svg:width="0.4472in" svg:height="0.1386in" svg:x="1.6461in" svg:y="1.0043in" svg:viewBox="0 0 1137 353" draw:points="570,353 0,353 0,0 1137,0 1137,353"><text:p/></draw:polygon><draw:polygon draw:style-name="gr6" draw:text-style-name="P58" svg:width="0.4472in" svg:height="0.1386in" svg:x="1.6461in" svg:y="1.0043in" svg:viewBox="0 0 1137 353" draw:points="570,353 0,353 0,0 1137,0 1137,353"><text:p/></draw:polygon><draw:polygon draw:style-name="gr5" draw:text-style-name="P59" svg:width="0.3724in" svg:height="0.1386in" svg:x="2.3177in" svg:y="1.4205in" svg:viewBox="0 0 947 353" draw:points="473,353 0,353 0,0 947,0 947,353"><text:p/></draw:polygon><draw:polygon draw:style-name="gr6" draw:text-style-name="P58" svg:width="0.3724in" svg:height="0.1386in" svg:x="2.3177in" svg:y="1.4205in" svg:viewBox="0 0 947 353" draw:points="473,353 0,353 0,0 947,0 947,353"><text:p/></draw:polygon><draw:frame draw:style-name="gr29" draw:text-style-name="P61" svg:width="0.3421in" svg:height="0.115in" svg:x="1.7102in" svg:y="1.0319in"><draw:text-box><text:p text:style-name="P60"><text:span text:style-name="T74">Hash01</text:span></text:p></draw:text-box></draw:frame><draw:polygon draw:style-name="gr5" draw:text-style-name="P59" svg:width="0.374in" svg:height="0.1386in" svg:x="2.8386in" svg:y="1.4205in" svg:viewBox="0 0 951 353" draw:points="477,353 0,353 0,0 951,0 951,353"><text:p/></draw:polygon><draw:polygon draw:style-name="gr18" draw:text-style-name="P58" svg:width="0.374in" svg:height="0.1386in" svg:x="2.8386in" svg:y="1.4205in" svg:viewBox="0 0 951 353" draw:points="477,353 0,353 0,0 951,0 951,353"><text:p/></draw:polygon><draw:frame draw:style-name="gr30" draw:text-style-name="P61" svg:width="0.287in" svg:height="0.115in" svg:x="2.3701in" svg:y="1.4516in"><draw:text-box><text:p text:style-name="P60"><text:span text:style-name="T74">Hash2</text:span></text:p></draw:text-box></draw:frame><draw:polygon draw:style-name="gr20" draw:text-style-name="P59" svg:width="0.4472in" svg:height="0.1386in" svg:x="2.5409in" svg:y="1.0043in" svg:viewBox="0 0 1137 353" draw:points="570,353 0,353 0,0 1137,0 1137,353"><text:p/></draw:polygon><draw:polygon draw:style-name="gr18" draw:text-style-name="P58" svg:width="0.4472in" svg:height="0.1386in" svg:x="2.5409in" svg:y="1.0043in" svg:viewBox="0 0 1137 353" draw:points="570,353 0,353 0,0 1137,0 1137,353"><text:p/></draw:polygon><draw:frame draw:style-name="gr30" draw:text-style-name="P61" svg:width="0.287in" svg:height="0.115in" svg:x="2.8917in" svg:y="1.4516in"><draw:text-box><text:p text:style-name="P60"><text:span text:style-name="T74">Hash3</text:span></text:p></draw:text-box></draw:frame><draw:polygon draw:style-name="gr22" draw:text-style-name="P57" svg:width="0.0665in" svg:height="0.0862in" svg:x="2.6236in" svg:y="1.1437in" svg:viewBox="0 0 170 220" draw:points="170,0 137,220 0,158"><text:p/></draw:polygon><draw:line draw:style-name="gr3" draw:text-style-name="P58" svg:x1="2.5409in" svg:y1="1.4205in" svg:x2="2.6579in" svg:y2="1.2031in"><text:p/></draw:line><draw:polygon draw:style-name="gr2" draw:text-style-name="P57" svg:width="0.0665in" svg:height="0.0862in" svg:x="2.8386in" svg:y="1.1437in" svg:viewBox="0 0 170 220" draw:points="0,0 170,158 37,220"><text:p/></draw:polygon><draw:line draw:style-name="gr3" draw:text-style-name="P58" svg:x1="2.9886in" svg:y1="1.4205in" svg:x2="2.8717in" svg:y2="1.2031in"><text:p/></draw:line><draw:polygon draw:style-name="gr4" draw:text-style-name="P59" svg:width="1.3421in" svg:height="0.624in" svg:x="1.7205in" svg:y="0.1717in" svg:viewBox="0 0 3410 1586" draw:points="1704,1586 0,1586 0,0 3410,0 3410,1586"><text:p/></draw:polygon><draw:frame draw:style-name="gr29" draw:text-style-name="P61" svg:width="0.3421in" svg:height="0.115in" svg:x="2.6043in" svg:y="1.0319in"><draw:text-box><text:p text:style-name="P60"><text:span text:style-name="T74">Hash23</text:span></text:p></draw:text-box></draw:frame><draw:polygon draw:style-name="gr5" draw:text-style-name="P59" svg:width="0.5969in" svg:height="0.1386in" svg:x="2.0051in" svg:y="0.5882in" svg:viewBox="0 0 1517 353" draw:points="757,353 0,353 0,0 1517,0 1517,353"><text:p/></draw:polygon><draw:polygon draw:style-name="gr6" draw:text-style-name="P58" svg:width="0.5969in" svg:height="0.1386in" svg:x="2.0051in" svg:y="0.5882in" svg:viewBox="0 0 1517 353" draw:points="757,353 0,353 0,0 1517,0 1517,353"><text:p/></draw:polygon><draw:frame draw:style-name="gr31" draw:text-style-name="P61" svg:width="0.5941in" svg:height="0.115in" svg:x="1.7953in" svg:y="0.2244in"><draw:text-box><text:p text:style-name="P60"><text:span text:style-name="T74">Block Header</text:span></text:p></draw:text-box></draw:frame><draw:polygon draw:style-name="gr2" draw:text-style-name="P57" svg:width="0.0772in" svg:height="0.0827in" svg:x="2.0909in" svg:y="0.7276in" svg:viewBox="0 0 197 211" draw:points="197,0 120,211 0,127"><text:p/></draw:polygon><draw:line draw:style-name="gr3" draw:text-style-name="P58" svg:x1="1.9437in" svg:y1="1.0039in" svg:x2="2.1244in" svg:y2="0.7807in"><text:p/></draw:line><draw:polygon draw:style-name="gr2" draw:text-style-name="P57" svg:width="0.0772in" svg:height="0.0827in" svg:x="2.4661in" svg:y="0.7276in" svg:viewBox="0 0 197 211" draw:points="0,0 197,127 77,211"><text:p/></draw:polygon><draw:line draw:style-name="gr3" draw:text-style-name="P58" svg:x1="2.6906in" svg:y1="1.0039in" svg:x2="2.5094in" svg:y2="0.7807in"><text:p/></draw:line><draw:polygon draw:style-name="gr5" draw:text-style-name="P59" svg:width="0.5957in" svg:height="0.1374in" svg:x="1.8701in" svg:y="0.3811in" svg:viewBox="0 0 1514 350" draw:points="757,350 0,350 0,0 1514,0 1514,350"><text:p/></draw:polygon><draw:polygon draw:style-name="gr6" draw:text-style-name="P58" svg:width="0.5957in" svg:height="0.1374in" svg:x="1.8701in" svg:y="0.3811in" svg:viewBox="0 0 1514 350" draw:points="757,350 0,350 0,0 1514,0 1514,350"><text:p/></draw:polygon><draw:frame draw:style-name="gr32" draw:text-style-name="P61" svg:width="0.5335in" svg:height="0.115in" svg:x="2.0516in" svg:y="0.6138in"><draw:text-box><text:p text:style-name="P60"><text:span text:style-name="T74">Merkle Root</text:span></text:p></draw:text-box></draw:frame><draw:polygon draw:style-name="gr5" draw:text-style-name="P59" svg:width="0.4472in" svg:height="0.1374in" svg:x="2.5409in" svg:y="0.3811in" svg:viewBox="0 0 1137 350" draw:points="570,350 0,350 0,0 1137,0 1137,350"><text:p/></draw:polygon><draw:polygon draw:style-name="gr6" draw:text-style-name="P58" svg:width="0.4472in" svg:height="0.1374in" svg:x="2.5409in" svg:y="0.3811in" svg:viewBox="0 0 1137 350" draw:points="570,350 0,350 0,0 1137,0 1137,350"><text:p/></draw:polygon><draw:frame draw:style-name="gr33" draw:text-style-name="P61" svg:width="0.5394in" svg:height="0.115in" svg:x="1.95in" svg:y="0.4047in"><draw:text-box><text:p text:style-name="P60"><text:span text:style-name="T74">Vorige Hash</text:span></text:p></draw:text-box></draw:frame><draw:polygon draw:style-name="gr4" draw:text-style-name="P59" svg:width="1.3421in" svg:height="0.624in" svg:x="0.1535in" svg:y="0.1717in" svg:viewBox="0 0 3410 1586" draw:points="1707,1586 0,1586 0,0 3410,0 3410,1586"><text:p/></draw:polygon><draw:frame draw:style-name="gr30" draw:text-style-name="P61" svg:width="0.287in" svg:height="0.115in" svg:x="2.6264in" svg:y="0.4047in"><draw:text-box><text:p text:style-name="P60"><text:span text:style-name="T74">Nonce</text:span></text:p></draw:text-box></draw:frame><draw:polygon draw:style-name="gr5" draw:text-style-name="P59" svg:width="0.5969in" svg:height="0.1386in" svg:x="0.4252in" svg:y="0.5882in" svg:viewBox="0 0 1517 353" draw:points="760,353 0,353 0,0 1517,0 1517,353"><text:p/></draw:polygon><draw:polygon draw:style-name="gr6" draw:text-style-name="P58" svg:width="0.5969in" svg:height="0.1386in" svg:x="0.4252in" svg:y="0.5882in" svg:viewBox="0 0 1517 353" draw:points="760,353 0,353 0,0 1517,0 1517,353"><text:p/></draw:polygon><draw:frame draw:style-name="gr31" draw:text-style-name="P61" svg:width="0.5941in" svg:height="0.115in" svg:x="0.2256in" svg:y="0.2244in"><draw:text-box><text:p text:style-name="P60"><text:span text:style-name="T74">Block Header</text:span></text:p></draw:text-box></draw:frame><draw:polygon draw:style-name="gr5" draw:text-style-name="P59" svg:width="0.5969in" svg:height="0.1374in" svg:x="0.2902in" svg:y="0.3811in" svg:viewBox="0 0 1517 350" draw:points="756,350 0,350 0,0 1517,0 1517,350"><text:p/></draw:polygon><draw:polygon draw:style-name="gr6" draw:text-style-name="P58" svg:width="0.5969in" svg:height="0.1374in" svg:x="0.2902in" svg:y="0.3811in" svg:viewBox="0 0 1517 350" draw:points="756,350 0,350 0,0 1517,0 1517,350"><text:p/></draw:polygon><draw:frame draw:style-name="gr32" draw:text-style-name="P61" svg:width="0.5335in" svg:height="0.115in" svg:x="0.4736in" svg:y="0.6138in"><draw:text-box><text:p text:style-name="P60"><text:span text:style-name="T74">Merkle Root</text:span></text:p></draw:text-box></draw:frame><draw:polygon draw:style-name="gr5" draw:text-style-name="P59" svg:width="0.4472in" svg:height="0.1374in" svg:x="0.9606in" svg:y="0.3811in" svg:viewBox="0 0 1137 350" draw:points="570,350 0,350 0,0 1137,0 1137,350"><text:p/></draw:polygon><draw:polygon draw:style-name="gr6" draw:text-style-name="P58" svg:width="0.4472in" svg:height="0.1374in" svg:x="0.9606in" svg:y="0.3811in" svg:viewBox="0 0 1137 350" draw:points="570,350 0,350 0,0 1137,0 1137,350"><text:p/></draw:polygon><draw:frame draw:style-name="gr33" draw:text-style-name="P61" svg:width="0.5394in" svg:height="0.115in" svg:x="0.3728in" svg:y="0.4047in"><draw:text-box><text:p text:style-name="P60"><text:span text:style-name="T74">Vorige Hash</text:span></text:p></draw:text-box></draw:frame><draw:polygon draw:style-name="gr4" draw:text-style-name="P59" svg:width="1.3421in" svg:height="0.624in" svg:x="3.2862in" svg:y="0.1717in" svg:viewBox="0 0 3410 1586" draw:points="1708,1586 0,1586 0,0 3410,0 3410,1586"><text:p/></draw:polygon><draw:frame draw:style-name="gr30" draw:text-style-name="P61" svg:width="0.287in" svg:height="0.115in" svg:x="1.0484in" svg:y="0.4047in"><draw:text-box><text:p text:style-name="P60"><text:span text:style-name="T74">Nonce</text:span></text:p></draw:text-box></draw:frame><draw:polygon draw:style-name="gr5" draw:text-style-name="P59" svg:width="0.5953in" svg:height="0.1386in" svg:x="3.5728in" svg:y="0.5882in" svg:viewBox="0 0 1513 353" draw:points="756,353 0,353 0,0 1513,0 1513,353"><text:p/></draw:polygon><draw:polygon draw:style-name="gr6" draw:text-style-name="P58" svg:width="0.5953in" svg:height="0.1386in" svg:x="3.5728in" svg:y="0.5882in" svg:viewBox="0 0 1513 353" draw:points="756,353 0,353 0,0 1513,0 1513,353"><text:p/></draw:polygon><draw:frame draw:style-name="gr31" draw:text-style-name="P61" svg:width="0.5941in" svg:height="0.115in" svg:x="3.3571in" svg:y="0.2244in"><draw:text-box><text:p text:style-name="P60"><text:span text:style-name="T74">Block Header</text:span></text:p></draw:text-box></draw:frame><draw:polygon draw:style-name="gr5" draw:text-style-name="P59" svg:width="0.5969in" svg:height="0.1374in" svg:x="3.4362in" svg:y="0.3811in" svg:viewBox="0 0 1517 350" draw:points="756,350 0,350 0,0 1517,0 1517,350"><text:p/></draw:polygon><draw:polygon draw:style-name="gr6" draw:text-style-name="P58" svg:width="0.5969in" svg:height="0.1374in" svg:x="3.4362in" svg:y="0.3811in" svg:viewBox="0 0 1517 350" draw:points="756,350 0,350 0,0 1517,0 1517,350"><text:p/></draw:polygon><draw:frame draw:style-name="gr32" draw:text-style-name="P61" svg:width="0.5335in" svg:height="0.115in" svg:x="3.6209in" svg:y="0.6138in"><draw:text-box><text:p text:style-name="P60"><text:span text:style-name="T74">Merkle Root</text:span></text:p></draw:text-box></draw:frame><draw:polygon draw:style-name="gr5" draw:text-style-name="P59" svg:width="0.4472in" svg:height="0.1374in" svg:x="4.1079in" svg:y="0.3811in" svg:viewBox="0 0 1137 350" draw:points="567,350 0,350 0,0 1137,0 1137,350"><text:p/></draw:polygon><draw:polygon draw:style-name="gr6" draw:text-style-name="P58" svg:width="0.4472in" svg:height="0.1374in" svg:x="4.1079in" svg:y="0.3811in" svg:viewBox="0 0 1137 350" draw:points="567,350 0,350 0,0 1137,0 1137,350"><text:p/></draw:polygon><draw:frame draw:style-name="gr33" draw:text-style-name="P61" svg:width="0.5394in" svg:height="0.115in" svg:x="3.5201in" svg:y="0.4047in"><draw:text-box><text:p text:style-name="P60"><text:span text:style-name="T74">Vorige Hash</text:span></text:p></draw:text-box></draw:frame><draw:polygon draw:style-name="gr2" draw:text-style-name="P57" svg:width="0.089in" svg:height="0.0547in" svg:x="3.3469in" svg:y="0.422in" svg:viewBox="0 0 227 140" draw:points="227,71 0,140 0,0"><text:p/></draw:polygon><draw:line draw:style-name="gr3" draw:text-style-name="P58" svg:x1="3.0634in" svg:y1="0.4504in" svg:x2="3.365in" svg:y2="0.4504in"><text:p/></draw:line><draw:polygon draw:style-name="gr2" draw:text-style-name="P57" svg:width="0.089in" svg:height="0.0547in" svg:x="1.7811in" svg:y="0.422in" svg:viewBox="0 0 227 140" draw:points="227,71 0,140 0,0"><text:p/></draw:polygon><draw:line draw:style-name="gr3" draw:text-style-name="P58" svg:x1="1.4965in" svg:y1="0.4504in" svg:x2="1.798in" svg:y2="0.4504in"><text:p/></draw:line><draw:polygon draw:style-name="gr2" draw:text-style-name="P57" svg:width="0.089in" svg:height="0.0547in" svg:x="4.7642in" svg:y="0.422in" svg:viewBox="0 0 227 140" draw:points="227,71 0,140 0,0"><text:p/></draw:polygon><draw:line draw:style-name="gr3" draw:text-style-name="P58" svg:x1="4.6287in" svg:y1="0.4504in" svg:x2="4.7811in" svg:y2="0.4504in"><text:p/></draw:line><draw:polygon draw:style-name="gr2" draw:text-style-name="P57" svg:width="0.089in" svg:height="0.0547in" svg:x="0.2138in" svg:y="0.422in" svg:viewBox="0 0 227 140" draw:points="227,71 0,140 0,0"><text:p/></draw:polygon><draw:line draw:style-name="gr3" draw:text-style-name="P58" svg:x1="0.0051in" svg:y1="0.4504in" svg:x2="0.2319in" svg:y2="0.4504in"><text:p/></draw:line><draw:frame draw:style-name="gr30" draw:text-style-name="P61" svg:width="0.287in" svg:height="0.115in" svg:x="4.1957in" svg:y="0.4047in"><draw:text-box><text:p text:style-name="P60"><text:span text:style-name="T74">Nonce</text:span></text:p></draw:text-box></draw:frame><draw:frame draw:style-name="gr34" draw:text-style-name="P61" svg:width="1.0469in" svg:height="0.115in" svg:x="3.1311in" svg:y="1.2201in"><draw:text-box><text:p text:style-name="P60"><text:span text:style-name="T74">Merkle Branch voor Tx3</text:span></text:p></draw:text-box></draw:frame><draw:polygon draw:style-name="gr5" draw:text-style-name="P59" svg:width="0.2988in" svg:height="0.1386in" svg:x="2.9138in" svg:y="1.7669in" svg:viewBox="0 0 760 353" draw:points="380,353 0,353 0,0 760,0 760,353"><text:p/></draw:polygon><draw:polygon draw:style-name="gr6" draw:text-style-name="P58" svg:width="0.2988in" svg:height="0.1386in" svg:x="2.9138in" svg:y="1.7669in" svg:viewBox="0 0 760 353" draw:points="380,353 0,353 0,0 760,0 760,353"><text:p/></draw:polygon><draw:frame draw:style-name="gr35" draw:text-style-name="P61" svg:width="1.2559in" svg:height="0.115in" svg:x="0in" svg:y="0in"><draw:text-box><text:p text:style-name="P60"><text:span text:style-name="T74">Langste Proof-of-Work chain</text:span></text:p></draw:text-box></draw:frame><draw:polygon draw:style-name="gr2" draw:text-style-name="P57" svg:width="0.0598in" svg:height="0.0827in" svg:x="3.0331in" svg:y="1.5598in" svg:viewBox="0 0 153 211" draw:points="77,0 153,211 0,211"><text:p/></draw:polygon><draw:line draw:style-name="gr3" draw:text-style-name="P58" svg:x1="3.0634in" svg:y1="1.7665in" svg:x2="3.0634in" svg:y2="1.6252in"><text:p/></draw:line><draw:frame draw:style-name="gr36" draw:text-style-name="P61" svg:width="0.1661in" svg:height="0.115in" svg:x="2.9846in" svg:y="1.798in"><draw:text-box><text:p text:style-name="P60"><text:span text:style-name="T74">Tx3</text:span></text:p></draw:text-box></draw:frame></draw:g></text:p>
      <text:p text:style-name="P7"/>
      <text:p text:style-name="P38">Als zodanig is de verificatie betrouwbaar zolang eerlijke nodes het netwerk besturen, maar kwetsbaarder is als het netwerk wordt overmeesterd door een aanvaller. Hoewel netwerknodes transacties voor zichzelf kunnen verifiëren, kan de vereenvoudigde methode worden misleid door de verzonnen transacties van een aanvaller zolang de aanvaller het netwerk kan blijven overmeesteren. Eén strategie om hiertegen te beschermen zou zijn om waarschuwingen van netwerk<text:span text:style-name="T55">nodes</text:span> te accepteren wanneer ze een ongeldig blok detecteren, waarbij de software van de gebruiker wordt gevraagd om het volledige blok en gealigneerde transacties te downloaden om de inconsistentie te bevestigen. Bedrijven die veelvuldig worden betaald <text:s/>willen waarschijnlijk nog steeds hun eigen <text:span text:style-name="T62">nodes</text:span> gebruiken voor meer onafhankelijke beveiliging en snellere verificatie.</text:p>
      <text:h text:style-name="P52" text:outline-level="2"><text:span text:style-name="T22">9</text:span><text:span text:style-name="T19">. <text:s text:c="3"/></text:span><text:span text:style-name="T22">Waarde combineren en splitsen</text:span></text:h>
      <text:p text:style-name="P12">Hoewel het mogelijk zou zijn om munten afzonderlijk te behandelen, zou het onpraktisch zijn om voor elke cent in een <text:span text:style-name="T54">overdracht</text:span> een afzonderlijke transactie te doen. Om de waarde te kunnen splitsen en combineren bevatten transacties meerdere inputs en outputs. Normaal gesproken zal er <text:span text:style-name="T54">of </text:span>een enkele invoer zijn van een grotere eerdere transactie of meerdere in<text:span text:style-name="T62">puts </text:span>die kleinere bedragen combineren, en maximaal twee <text:span text:style-name="T62">outputs</text:span>: één voor de betaling en één die de wijziging, indien aanwezig, terugstuurt naar de afzender.</text:p>
      <text:p text:style-name="P8"/>
      <text:p text:style-name="P10"><draw:g text:anchor-type="as-char" draw:z-index="4" draw:style-name="gr1"><draw:polygon draw:style-name="gr4" draw:text-style-name="P59" svg:width="0.8469in" svg:height="0.9205in" svg:x="0.3083in" svg:y="0in" svg:viewBox="0 0 2152 2339" draw:points="1076,2339 0,2339 0,0 2152,0 2152,2339"><text:p/></draw:polygon><draw:polygon draw:style-name="gr5" draw:text-style-name="P59" svg:width="0.2299in" svg:height="0.1535in" svg:x="0.4626in" svg:y="0.4602in" svg:viewBox="0 0 585 391" draw:points="293,391 0,391 0,0 585,0 585,391"><text:p/></draw:polygon><draw:polygon draw:style-name="gr6" draw:text-style-name="P58" svg:width="0.2299in" svg:height="0.1535in" svg:x="0.4626in" svg:y="0.4602in" svg:viewBox="0 0 585 391" draw:points="293,391 0,391 0,0 585,0 585,391"><text:p/></draw:polygon><draw:frame draw:style-name="gr37" draw:text-style-name="P61" svg:width="0.4988in" svg:height="0.1114in" svg:x="0.3846in" svg:y="0.039in"><draw:text-box><text:p text:style-name="P60"><text:span text:style-name="T73">Transactie</text:span></text:p></draw:text-box></draw:frame><draw:polygon draw:style-name="gr5" draw:text-style-name="P59" svg:width="0.2299in" svg:height="0.1539in" svg:x="0.4626in" svg:y="0.6906in" svg:viewBox="0 0 585 392" draw:points="293,392 0,392 0,0 585,0 585,392"><text:p/></draw:polygon><draw:polygon draw:style-name="gr6" draw:text-style-name="P58" svg:width="0.2299in" svg:height="0.1539in" svg:x="0.4626in" svg:y="0.6906in" svg:viewBox="0 0 585 392" draw:points="293,392 0,392 0,0 585,0 585,392"><text:p/></draw:polygon><draw:frame draw:style-name="gr38" draw:text-style-name="P61" svg:width="0.0815in" svg:height="0.1114in" svg:x="0.5374in" svg:y="0.4874in"><draw:text-box><text:p text:style-name="P60"><text:span text:style-name="T73">In</text:span></text:p></draw:text-box></draw:frame><draw:polygon draw:style-name="gr5" draw:text-style-name="P59" svg:width="0.2299in" svg:height="0.1524in" svg:x="0.4626in" svg:y="0.2311in" svg:viewBox="0 0 585 388" draw:points="293,388 0,388 0,0 585,0 585,388"><text:p/></draw:polygon><draw:polygon draw:style-name="gr6" draw:text-style-name="P58" svg:width="0.2299in" svg:height="0.1524in" svg:x="0.4626in" svg:y="0.2311in" svg:viewBox="0 0 585 388" draw:points="293,388 0,388 0,0 585,0 585,388"><text:p/></draw:polygon><draw:frame draw:style-name="gr38" draw:text-style-name="P61" svg:width="0.0815in" svg:height="0.1114in" svg:x="0.5374in" svg:y="0.7181in"><draw:text-box><text:p text:style-name="P60"><text:span text:style-name="T73">...</text:span></text:p></draw:text-box></draw:frame><draw:polygon draw:style-name="gr5" draw:text-style-name="P59" svg:width="0.2315in" svg:height="0.1524in" svg:x="0.8472in" svg:y="0.2311in" svg:viewBox="0 0 589 388" draw:points="296,388 0,388 0,0 589,0 589,388"><text:p/></draw:polygon><draw:polygon draw:style-name="gr6" draw:text-style-name="P58" svg:width="0.2315in" svg:height="0.1524in" svg:x="0.8472in" svg:y="0.2311in" svg:viewBox="0 0 589 388" draw:points="296,388 0,388 0,0 589,0 589,388"><text:p/></draw:polygon><draw:frame draw:style-name="gr38" draw:text-style-name="P61" svg:width="0.0815in" svg:height="0.1114in" svg:x="0.5374in" svg:y="0.2555in"><draw:text-box><text:p text:style-name="P60"><text:span text:style-name="T73">In</text:span></text:p></draw:text-box></draw:frame><draw:polygon draw:style-name="gr5" draw:text-style-name="P59" svg:width="0.2315in" svg:height="0.1535in" svg:x="0.8472in" svg:y="0.4602in" svg:viewBox="0 0 589 391" draw:points="296,391 0,391 0,0 589,0 589,391"><text:p/></draw:polygon><draw:polygon draw:style-name="gr6" draw:text-style-name="P58" svg:width="0.2315in" svg:height="0.1535in" svg:x="0.8472in" svg:y="0.4602in" svg:viewBox="0 0 589 391" draw:points="296,391 0,391 0,0 589,0 589,391"><text:p/></draw:polygon><draw:frame draw:style-name="gr39" draw:text-style-name="P61" svg:width="0.1567in" svg:height="0.1114in" svg:x="0.8835in" svg:y="0.2555in"><draw:text-box><text:p text:style-name="P60"><text:span text:style-name="T73">Uit</text:span></text:p></draw:text-box></draw:frame><draw:polygon draw:style-name="gr2" draw:text-style-name="P57" svg:width="0.0925in" svg:height="0.0606in" svg:x="0.3697in" svg:y="0.2764in" svg:viewBox="0 0 236 155" draw:points="236,78 0,155 0,0"><text:p/></draw:polygon><draw:line draw:style-name="gr3" draw:text-style-name="P58" svg:x1="0in" svg:y1="0.3075in" svg:x2="0.389in" svg:y2="0.3075in"><text:p/></draw:line><draw:polygon draw:style-name="gr2" draw:text-style-name="P57" svg:width="0.0925in" svg:height="0.0606in" svg:x="0.3697in" svg:y="0.5075in" svg:viewBox="0 0 236 155" draw:points="236,77 0,155 0,0"><text:p/></draw:polygon><draw:line draw:style-name="gr3" draw:text-style-name="P58" svg:x1="0in" svg:y1="0.5374in" svg:x2="0.389in" svg:y2="0.5374in"><text:p/></draw:line><draw:polygon draw:style-name="gr2" draw:text-style-name="P57" svg:width="0.0925in" svg:height="0.0606in" svg:x="0.3697in" svg:y="0.7366in" svg:viewBox="0 0 236 155" draw:points="236,77 0,155 0,0"><text:p/></draw:polygon><draw:line draw:style-name="gr3" draw:text-style-name="P58" svg:x1="0in" svg:y1="0.7669in" svg:x2="0.389in" svg:y2="0.7669in"><text:p/></draw:line><draw:polygon draw:style-name="gr2" draw:text-style-name="P57" svg:width="0.0925in" svg:height="0.0606in" svg:x="1.4488in" svg:y="0.2764in" svg:viewBox="0 0 236 155" draw:points="236,78 0,155 0,0"><text:p/></draw:polygon><draw:line draw:style-name="gr3" draw:text-style-name="P58" svg:x1="1.0791in" svg:y1="0.3075in" svg:x2="1.4665in" svg:y2="0.3075in"><text:p/></draw:line><draw:polygon draw:style-name="gr2" draw:text-style-name="P57" svg:width="0.0925in" svg:height="0.0606in" svg:x="1.4488in" svg:y="0.5075in" svg:viewBox="0 0 236 155" draw:points="236,77 0,155 0,0"><text:p/></draw:polygon><draw:line draw:style-name="gr3" draw:text-style-name="P58" svg:x1="1.0791in" svg:y1="0.5374in" svg:x2="1.4665in" svg:y2="0.5374in"><text:p/></draw:line><draw:frame draw:style-name="gr38" draw:text-style-name="P61" svg:width="0.0815in" svg:height="0.1114in" svg:x="0.9236in" svg:y="0.4874in"><draw:text-box><text:p text:style-name="P60"><text:span text:style-name="T73">...</text:span></text:p></draw:text-box></draw:frame></draw:g></text:p>
      <text:p text:style-name="P10"/>
      <text:p text:style-name="P36"><text:span text:style-name="T54">Het moet opgemerkt</text:span> worden dat fan-out, waarbij een transactie afhankelijk is van verschillende transacties, en die transacties afhankelijk zijn van veel meer, hier geen probleem is. Het is nooit nodig om een volledig op zichzelf staande kopie van de geschiedenis van een transactie te extraheren.</text:p>
      <text:h text:style-name="P52" text:outline-level="2"><text:soft-page-break/><text:span text:style-name="T22">10</text:span><text:span text:style-name="T19">. <text:s text:c="3"/></text:span><text:span text:style-name="T22">Privacy</text:span></text:h>
      <text:p text:style-name="P12">Het traditione<text:span text:style-name="T69">le</text:span> bankmodel bereikt een niveau van privacy door de toegang tot informatie te beperken tot de betrokken partijen en de vertrouwde derde partij. De noodzaak om alle transacties aan te kondigen sluit publiekelijk deze methode uit, maar privacy kan nog steeds worden gehandhaafd door de informatiestroom op een andere plaats te doorbreken: door openbare sleutels anoniem te houden. Het publiek kan zien dat iemand een bedrag naar iemand anders stuurt, maar zonder informatie die de transactie aan iemand linkt. Dit is vergelijkbaar met het niveau van informatie vrijgegeven door beurzen, waar de tijd en omvang van individuele transacties <text:span text:style-name="T62">(</text:span>de "tape"<text:span text:style-name="T62">)</text:span> openbaar wordt gemaakt, maar zonder te vertellen wie de partijen waren.</text:p>
      <text:p text:style-name="P12"/>
      <text:p text:style-name="P16"><draw:g text:anchor-type="as-char" svg:y="-0.6992in" draw:z-index="5" draw:style-name="gr40"><draw:polygon draw:style-name="gr4" draw:text-style-name="P59" svg:width="0.6134in" svg:height="0.2024in" svg:x="0.072in" svg:y="0.2256in" svg:viewBox="0 0 1559 515" draw:points="780,515 0,515 0,0 1559,0 1559,515"><text:p/></draw:polygon><draw:polygon draw:style-name="gr4" draw:text-style-name="P59" svg:width="0.6138in" svg:height="0.2024in" svg:x="0.8913in" svg:y="0.2256in" svg:viewBox="0 0 1560 515" draw:points="780,515 0,515 0,0 1560,0 1560,515"><text:p/></draw:polygon><draw:frame draw:style-name="gr41" draw:text-style-name="P61" svg:width="0.435in" svg:height="0.0988in" svg:x="0.2055in" svg:y="0.2835in"><draw:text-box><text:p text:style-name="P60"><text:span text:style-name="T75">Identitieiten</text:span></text:p></draw:text-box></draw:frame><draw:polygon draw:style-name="gr4" draw:text-style-name="P59" svg:width="0.6134in" svg:height="0.3382in" svg:x="1.7776in" svg:y="0.1559in" svg:viewBox="0 0 1559 860" draw:points="780,860 0,860 0,0 1559,0 1559,860"><text:p/></draw:polygon><draw:frame draw:style-name="gr42" draw:text-style-name="P61" svg:width="0.4835in" svg:height="0.0988in" svg:x="0.9528in" svg:y="0.2835in"><draw:text-box><text:p text:style-name="P60"><text:span text:style-name="T75">Transacties</text:span></text:p></draw:text-box></draw:frame><draw:frame draw:style-name="gr43" draw:text-style-name="P61" svg:width="0.4303in" svg:height="0.0988in" svg:x="1.9417in" svg:y="0.2417in"><draw:text-box><text:p text:style-name="P60"><text:span text:style-name="T75">Vertrouwde</text:span></text:p></draw:text-box></draw:frame><draw:polygon draw:style-name="gr4" draw:text-style-name="P59" svg:width="0.6138in" svg:height="0.3382in" svg:x="2.665in" svg:y="0.1559in" svg:viewBox="0 0 1560 860" draw:points="780,860 0,860 0,0 1560,0 1560,860"><text:p/></draw:polygon><draw:frame draw:style-name="gr44" draw:text-style-name="P61" svg:width="0.4488in" svg:height="0.0988in" svg:x="1.8764in" svg:y="0.3346in"><draw:text-box><text:p text:style-name="P60"><text:span text:style-name="T75">Derde Partij</text:span></text:p></draw:text-box></draw:frame><draw:polygon draw:style-name="gr4" draw:text-style-name="P59" svg:width="0.615in" svg:height="0.3382in" svg:x="3.5512in" svg:y="0.1559in" svg:viewBox="0 0 1563 860" draw:points="783,860 0,860 0,0 1563,0 1563,860"><text:p/></draw:polygon><draw:frame draw:style-name="gr45" draw:text-style-name="P61" svg:width="0.4913in" svg:height="0.0988in" svg:x="2.722in" svg:y="0.2835in"><draw:text-box><text:p text:style-name="P60"><text:span text:style-name="T75">Tegenpartij</text:span></text:p></draw:text-box></draw:frame><draw:line draw:style-name="gr6" draw:text-style-name="P58" svg:x1="3.415in" svg:y1="0.0866in" svg:x2="3.415in" svg:y2="0.5614in"><text:p/></draw:line><draw:polygon draw:style-name="gr4" draw:text-style-name="P59" svg:width="0.6134in" svg:height="0.2039in" svg:x="0.072in" svg:y="0.9709in" svg:viewBox="0 0 1559 519" draw:points="780,519 0,519 0,0 1559,0 1559,519"><text:p/></draw:polygon><draw:frame draw:style-name="gr46" draw:text-style-name="P61" svg:width="0.2795in" svg:height="0.0988in" svg:x="3.7457in" svg:y="0.2835in"><draw:text-box><text:p text:style-name="P60"><text:span text:style-name="T75">Publiek</text:span></text:p></draw:text-box></draw:frame><draw:polygon draw:style-name="gr4" draw:text-style-name="P59" svg:width="0.6134in" svg:height="0.2039in" svg:x="0.9594in" svg:y="0.9709in" svg:viewBox="0 0 1559 519" draw:points="780,519 0,519 0,0 1559,0 1559,519"><text:p/></draw:polygon><draw:frame draw:style-name="gr47" draw:text-style-name="P61" svg:width="0.4161in" svg:height="0.0988in" svg:x="0.2055in" svg:y="1.0335in"><draw:text-box><text:p text:style-name="P60"><text:span text:style-name="T75">Identiteiten</text:span></text:p></draw:text-box></draw:frame><draw:polygon draw:style-name="gr4" draw:text-style-name="P59" svg:width="0.615in" svg:height="0.3398in" svg:x="1.8457in" svg:y="0.9031in" svg:viewBox="0 0 1563 864" draw:points="780,864 0,864 0,0 1563,0 1563,864"><text:p/></draw:polygon><draw:frame draw:style-name="gr42" draw:text-style-name="P61" svg:width="0.4835in" svg:height="0.0988in" svg:x="1.0228in" svg:y="1.0335in"><draw:text-box><text:p text:style-name="P60"><text:span text:style-name="T75">Transacties</text:span></text:p></draw:text-box></draw:frame><draw:line draw:style-name="gr6" draw:text-style-name="P58" svg:x1="0.8232in" svg:y1="0.9031in" svg:x2="0.8232in" svg:y2="1.2433in"><text:p/></draw:line><draw:polygon draw:style-name="gr2" draw:text-style-name="P57" svg:width="0.1012in" svg:height="0.0677in" svg:x="1.7441in" svg:y="1.039in" svg:viewBox="0 0 258 173" draw:points="258,85 0,173 0,0"><text:p/></draw:polygon><draw:line draw:style-name="gr3" draw:text-style-name="P58" svg:x1="1.5732in" svg:y1="1.072in" svg:x2="1.7638in" svg:y2="1.072in"><text:p/></draw:line><draw:frame draw:style-name="gr46" draw:text-style-name="P61" svg:width="0.2795in" svg:height="0.0988in" svg:x="2.0402in" svg:y="1.0335in"><draw:text-box><text:p text:style-name="P60"><text:span text:style-name="T75">Publiek</text:span></text:p></draw:text-box></draw:frame><draw:frame draw:style-name="gr48" draw:text-style-name="P61" svg:width="0.8398in" svg:height="0.0988in" svg:x="0in" svg:y="0.7429in"><draw:text-box><text:p text:style-name="P60"><text:span text:style-name="T75">Nieuw Privacy Model</text:span></text:p></draw:text-box></draw:frame><draw:polygon draw:style-name="gr2" draw:text-style-name="P57" svg:width="0.1008in" svg:height="0.0677in" svg:x="1.6764in" svg:y="0.2917in" svg:viewBox="0 0 257 173" draw:points="257,85 0,173 0,0"><text:p/></draw:polygon><draw:line draw:style-name="gr3" draw:text-style-name="P58" svg:x1="1.5055in" svg:y1="0.3256in" svg:x2="1.6957in" svg:y2="0.3256in"><text:p/></draw:line><draw:polygon draw:style-name="gr2" draw:text-style-name="P57" svg:width="0.1024in" svg:height="0.0677in" svg:x="2.5622in" svg:y="0.2917in" svg:viewBox="0 0 261 173" draw:points="261,85 0,173 0,0"><text:p/></draw:polygon><draw:line draw:style-name="gr3" draw:text-style-name="P58" svg:x1="2.3913in" svg:y1="0.3256in" svg:x2="2.5831in" svg:y2="0.3256in"><text:p/></draw:line><draw:line draw:style-name="gr6" draw:text-style-name="P58" svg:x1="0.6858in" svg:y1="0.3256in" svg:x2="0.8913in" svg:y2="0.3256in"><text:p/></draw:line><draw:frame draw:style-name="gr49" draw:text-style-name="P61" svg:width="0.9969in" svg:height="0.0988in" svg:x="0.0071in" svg:y="0in"><draw:text-box><text:p text:style-name="P60"><text:span text:style-name="T75">Traditioneel Privacy Model</text:span></text:p></draw:text-box></draw:frame></draw:g></text:p>
      <text:p text:style-name="P12"/>
      <text:p text:style-name="P20"><text:span text:style-name="T3">Als extra firewall moet voor elke transactie een nieuw sleutelpaar worden gebruikt om te voorkomen dat ze aan een gemeenschappelijke eigenaar worden gekoppeld. Sommige koppelingen zijn nog steeds onvermijdelijk bij transacties met meerdere in</text:span><text:span text:style-name="T4">puts </text:span><text:span text:style-name="T3">die noodzakelijkerwijs onthullen dat hun invoer eigendom was van dezelfde eigenaar. Het risico is dat als de eigenaar van een sleutel wordt onthuld, </text:span><text:span text:style-name="T11">het </text:span><text:span text:style-name="T5">linken </text:span><text:span text:style-name="T11">zou </text:span><text:span text:style-name="T4">andere transacties </text:span><text:span text:style-name="T5">kunnen </text:span><text:span text:style-name="T3">onthullen die toebehoorden aan dezelfde eigenaar.</text:span></text:p>
      <text:h text:style-name="P55" text:outline-level="2"><text:span text:style-name="T22">11</text:span><text:span text:style-name="T19">. <text:s text:c="3"/></text:span><text:span text:style-name="T28">Berekeningen</text:span></text:h>
      <text:p text:style-name="P15"><text:s text:c="3"/>We beschouwen het scenario van een aanvaller die sneller een alternatieve <text:span text:style-name="T53">chain probeert</text:span> te genereren dan de eerlijke <text:span text:style-name="T53">chain</text:span>. Zelfs als dit wordt bereikt, gooit het het systeem niet open voor <text:span text:style-name="T53">arbitraire</text:span> veranderingen, zoals het creëren van waarde uit het niets of het nemen van geld dat nooit aan de aanvaller toebehoorde. <text:span text:style-name="T53">Nodes</text:span> accepteren geen ongeldige transactie als betaling en eerlijke <text:span text:style-name="T53">nodes</text:span> accepteren nooit een blok dat deze bevat. Een aanvaller kan alleen proberen <text:span text:style-name="T70">om </text:span>een van zijn eigen transacties te wijzigen om geld terug te nemen dat hij onlangs heeft uitgegeven.</text:p>
      <text:p text:style-name="P37">De race tussen de eerlijke <text:span text:style-name="T53">chain</text:span> en een aanvalle<text:span text:style-name="T53">nde chain</text:span> kan worden gekarakteriseerd als een <text:span text:style-name="T53">binominale</text:span> willekeurige wandeling. De succesgebeurtenis is dat de eerlijke <text:span text:style-name="T53">chain</text:span> wordt verlengd met één blok, waardoor de voorsprong met +1 toeneemt, en de foutgebeurtenis <text:span text:style-name="T53">is </text:span>de <text:span text:style-name="T53">chain</text:span> van de aanvaller <text:span text:style-name="T53">die </text:span>wordt uitgebreid met één blok, waardoor de kloof met -1 wordt verkleind.</text:p>
      <text:p text:style-name="P36">De kans dat een aanvaller een bepaald tekort inhaalt is analoog aan het probleem van een Gambler's Ruin. Stel dat een gokker met onbeperkt krediet begint met een tekort en mogelijk een oneindig aantal pogingen doet om break-even te <text:span text:style-name="T70">worden</text:span>. We kunnen de waarschijnlijkheid berekenen dat hij ooit breakeven bereikt, of dat een aanvaller ooit de eerlijke <text:span text:style-name="T62">chain</text:span> inhaalt. <text:span text:style-name="T62">Het gaat </text:span>als volgt [8]:</text:p>
      <text:p text:style-name="P12"/>
      <text:p text:style-name="P29"><text:span text:style-name="T39">p</text:span> = kans dat een eerlijk<text:span text:style-name="T61">e node</text:span> het volgende blok vindt</text:p>
      <text:p text:style-name="P29"><text:span text:style-name="T38">q</text:span> = kans dat de aanvaller het volgende blok vindt</text:p>
      <text:p text:style-name="P30"><text:span text:style-name="T38">q</text:span><text:span text:style-name="T37">z</text:span> = <text:span text:style-name="T52">kans</text:span> dat de aanvaller de achterliggende z blokkeert</text:p>
      <text:p text:style-name="P14"/>
      <text:p text:style-name="P30"><draw:g text:anchor-type="as-char" draw:z-index="6" draw:style-name="gr50"><draw:frame draw:style-name="gr51" draw:text-style-name="P61" svg:width="0.078in" svg:height="0.1768in" svg:x="0in" svg:y="0.1693in"><draw:text-box><text:p text:style-name="P60"><text:span text:style-name="T76">q</text:span></text:p></draw:text-box></draw:frame><draw:frame draw:style-name="gr52" draw:text-style-name="P61" svg:width="0.037in" svg:height="0.1071in" svg:x="0.0945in" svg:y="0.2563in"><draw:text-box><text:p text:style-name="P60"><text:span text:style-name="T77">z</text:span></text:p></draw:text-box></draw:frame><draw:frame draw:style-name="gr53" draw:text-style-name="P61" svg:width="0.1232in" svg:height="0.1894in" svg:x="0.1362in" svg:y="0.1839in"><draw:text-box><text:p text:style-name="P60"><text:span text:style-name="T78">=</text:span></text:p></draw:text-box></draw:frame><draw:frame draw:style-name="gr54" draw:text-style-name="P61" svg:width="0.1598in" svg:height="0.5122in" svg:x="0.25in" svg:y="0in"><draw:text-box><text:p text:style-name="P60"><text:span text:style-name="T79">{</text:span></text:p></draw:text-box></draw:frame><draw:frame draw:style-name="gr51" draw:text-style-name="P61" svg:width="0.078in" svg:height="0.1768in" svg:x="0.5134in" svg:y="0.1209in"><draw:text-box><text:p text:style-name="P60"><text:span text:style-name="T80">1</text:span></text:p></draw:text-box></draw:frame><draw:frame draw:style-name="gr55" draw:text-style-name="P61" svg:width="0.0862in" svg:height="0.1768in" svg:x="0.8898in" svg:y="0.1063in"><draw:text-box><text:p text:style-name="P60"><text:span text:style-name="T76">if</text:span></text:p></draw:text-box></draw:frame><draw:frame draw:style-name="gr51" draw:text-style-name="P61" svg:width="0.078in" svg:height="0.1768in" svg:x="1.0453in" svg:y="0.1063in"><draw:text-box><text:p text:style-name="P60"><text:span text:style-name="T76">p</text:span></text:p></draw:text-box></draw:frame><draw:frame draw:style-name="gr53" draw:text-style-name="P61" svg:width="0.1232in" svg:height="0.1894in" svg:x="1.1283in" svg:y="0.089in"><draw:text-box><text:p text:style-name="P60"><text:span text:style-name="T78">≤</text:span></text:p></draw:text-box></draw:frame><draw:frame draw:style-name="gr51" draw:text-style-name="P61" svg:width="0.078in" svg:height="0.1768in" svg:x="1.2634in" svg:y="0.1063in"><draw:text-box><text:p text:style-name="P60"><text:span text:style-name="T76">q</text:span></text:p></draw:text-box></draw:frame><draw:frame draw:style-name="gr56" draw:text-style-name="P61" svg:width="0.0496in" svg:height="0.1894in" svg:x="0.3465in" svg:y="0.2972in"><draw:text-box><text:p text:style-name="P60"><text:span text:style-name="T78"></text:span></text:p></draw:text-box></draw:frame><draw:frame draw:style-name="gr51" draw:text-style-name="P61" svg:width="0.078in" svg:height="0.1768in" svg:x="0.3992in" svg:y="0.3098in"><draw:text-box><text:p text:style-name="P60"><text:span text:style-name="T76">q</text:span></text:p></draw:text-box></draw:frame><draw:frame draw:style-name="gr57" draw:text-style-name="P61" svg:width="0.0441in" svg:height="0.1894in" svg:x="0.4925in" svg:y="0.2972in"><draw:text-box><text:p text:style-name="P60"><text:span text:style-name="T78">/</text:span></text:p></draw:text-box></draw:frame><draw:frame draw:style-name="gr51" draw:text-style-name="P61" svg:width="0.078in" svg:height="0.1768in" svg:x="0.5756in" svg:y="0.3098in"><draw:text-box><text:p text:style-name="P60"><text:span text:style-name="T76">p</text:span></text:p></draw:text-box></draw:frame><draw:frame draw:style-name="gr56" draw:text-style-name="P61" svg:width="0.0496in" svg:height="0.1894in" svg:x="0.6602in" svg:y="0.2972in"><draw:text-box><text:p text:style-name="P60"><text:span text:style-name="T78"></text:span></text:p></draw:text-box></draw:frame><draw:frame draw:style-name="gr52" draw:text-style-name="P61" svg:width="0.037in" svg:height="0.1071in" svg:x="0.7118in" svg:y="0.2728in"><draw:text-box><text:p text:style-name="P60"><text:span text:style-name="T77">z</text:span></text:p></draw:text-box></draw:frame><draw:frame draw:style-name="gr55" draw:text-style-name="P61" svg:width="0.0862in" svg:height="0.1768in" svg:x="0.8898in" svg:y="0.3146in"><draw:text-box><text:p text:style-name="P60"><text:span text:style-name="T76">if</text:span></text:p></draw:text-box></draw:frame><draw:frame draw:style-name="gr51" draw:text-style-name="P61" svg:width="0.078in" svg:height="0.1768in" svg:x="1.0453in" svg:y="0.3146in"><draw:text-box><text:p text:style-name="P60"><text:span text:style-name="T76">p</text:span></text:p></draw:text-box></draw:frame><draw:frame draw:style-name="gr53" draw:text-style-name="P61" svg:width="0.1232in" svg:height="0.1894in" svg:x="1.1283in" svg:y="0.2972in"><draw:text-box><text:p text:style-name="P60"><text:span text:style-name="T78"></text:span></text:p></draw:text-box></draw:frame><draw:frame draw:style-name="gr51" draw:text-style-name="P61" svg:width="0.078in" svg:height="0.1768in" svg:x="1.2634in" svg:y="0.3146in"><draw:text-box><text:p text:style-name="P60"><text:span text:style-name="T76">q</text:span></text:p></draw:text-box></draw:frame><draw:frame draw:style-name="gr54" draw:text-style-name="P61" svg:width="0.1598in" svg:height="0.5122in" svg:x="1.322in" svg:y="0in"><draw:text-box><text:p text:style-name="P60"><text:span text:style-name="T79">}</text:span></text:p></draw:text-box></draw:frame></draw:g></text:p>
      <text:p text:style-name="P12"/>
      <text:p text:style-name="P26">Gegeven onze aanname dat p&gt; q, daalt de kans exponentieel als het aantal blokken dat de aanvaller moet inhalen <text:span text:style-name="T70">stijgt</text:span>. Met de tegenvaller <text:span text:style-name="T61">bij</text:span> hem, als hij geen geluk maakt om vroeg naar voren te komen, worden zijn kansen verdwijnend klein naarmate hij verder achterop raakt.</text:p>
      <text:p text:style-name="P37">We gaan nu na hoe lang de ontvanger <text:span text:style-name="T52">op</text:span> een nieuwe transactie moet wachten voordat hij voldoende zeker is dat de verzender de transactie niet kan wijzigen. We gaan ervan uit dat de afzender een aanvaller is die de ontvanger wil laten geloven dat hij een tijdje heeft betaald, en vervolgens overschakelt om zichzelf na enige tijd terug te betalen. De ontvanger zal worden gewaarschuwd wanneer dat gebeurt, maar de afzender hoopt dat het te laat zal zijn.</text:p>
      <text:p text:style-name="P36">De ontvanger genereert een nieuw sleutelpaar en geeft de <text:span text:style-name="T52">public key</text:span> aan de afzender kort voordat hij ondertekent. Dit voorkomt dat de zender van tevoren een reeks blokken voorbereidt door er continu aan te werken totdat hij genoeg geluk heeft om ver genoeg vooruit te komen en vervolgens de transactie op dat moment uit te voeren. Zodra de transactie is verzonden, begint de oneerlijke afzender in het geheim te werken aan een parallelle ketting met een alternatieve versie van zijn transactie.</text:p>
      <text:p text:style-name="P36">De ontvanger wacht totdat de transactie aan een blok is toegevoegd en er z-blokken achter zijn gekoppeld. Hij weet niet precies hoeveel vooruitgang de aanvaller heeft geboekt, maar <text:span text:style-name="T70">gaat </text:span>er van uit dat de eerlijke blokken de gemiddelde verwachte tijd per blok hebben genomen, is de potentiële voortgang van de aanvaller een Poisson-verdeling met verwachte waarde:</text:p>
      <text:p text:style-name="P12"/>
      <text:p text:style-name="P29"><draw:g text:anchor-type="as-char" draw:z-index="7" draw:style-name="gr50"><draw:frame draw:style-name="gr58" draw:text-style-name="P61" svg:width="0.2051in" svg:height="0.1894in" svg:x="0in" svg:y="0.0972in"><draw:text-box><text:p text:style-name="P60"><text:span text:style-name="T78"></text:span><text:span text:style-name="T78">=</text:span></text:p></draw:text-box></draw:frame><draw:frame draw:style-name="gr59" draw:text-style-name="P61" svg:width="0.0614in" svg:height="0.1768in" svg:x="0.2181in" svg:y="0.1102in"><draw:text-box><text:p text:style-name="P60"><text:span text:style-name="T76">z</text:span></text:p></draw:text-box></draw:frame><draw:polygon draw:style-name="gr2" draw:text-style-name="P57" svg:width="0.1189in" svg:height="0.0067in" svg:x="0.3126in" svg:y="0.1965in" svg:viewBox="0 0 303 18" draw:points="0,18 303,18 303,0 0,0"><text:p/></draw:polygon><draw:frame draw:style-name="gr51" draw:text-style-name="P61" svg:width="0.078in" svg:height="0.1768in" svg:x="0.3335in" svg:y="0in"><draw:text-box><text:p text:style-name="P60"><text:span text:style-name="T76">q</text:span></text:p></draw:text-box></draw:frame><draw:frame draw:style-name="gr51" draw:text-style-name="P61" svg:width="0.078in" svg:height="0.1768in" svg:x="0.3445in" svg:y="0.1874in"><draw:text-box><text:p text:style-name="P60"><text:span text:style-name="T76">p</text:span></text:p></draw:text-box></draw:frame></draw:g></text:p>
      <text:p text:style-name="P12"/>
      <text:p text:style-name="P12">Om de waarschijnlijkheid te krijgen <text:span text:style-name="T60">dat de a</text:span>anvaller nu nog kan inhalen, vermenigvuldigen we de Poisson-dichtheid voor elke vooruitgang die hij <text:span text:style-name="T70">gemaakt zou kunnen hebben</text:span> door de waarschijnlijkheid dat hij vanaf dat punt kon inhalen:</text:p>
      <text:p text:style-name="P8"/>
      <text:p text:style-name="P28"><draw:g text:anchor-type="as-char" draw:z-index="8" draw:style-name="gr50"><draw:frame draw:style-name="gr60" draw:text-style-name="P61" svg:width="0.178in" svg:height="0.2748in" svg:x="0in" svg:y="0.1409in"><draw:text-box><text:p text:style-name="P60"><text:span text:style-name="T81">∑</text:span></text:p></draw:text-box></draw:frame><draw:frame draw:style-name="gr61" draw:text-style-name="P61" svg:width="0.0425in" svg:height="0.1071in" svg:x="0in" svg:y="0.3874in"><draw:text-box><text:p text:style-name="P60"><text:span text:style-name="T77">k</text:span></text:p></draw:text-box></draw:frame><draw:frame draw:style-name="gr62" draw:text-style-name="P61" svg:width="0.0748in" svg:height="0.1142in" svg:x="0.0516in" svg:y="0.3807in"><draw:text-box><text:p text:style-name="P60"><text:span text:style-name="T82">=</text:span></text:p></draw:text-box></draw:frame><draw:frame draw:style-name="gr63" draw:text-style-name="P61" svg:width="0.0476in" svg:height="0.1071in" svg:x="0.1252in" svg:y="0.3874in"><draw:text-box><text:p text:style-name="P60"><text:span text:style-name="T83">0</text:span></text:p></draw:text-box></draw:frame><draw:frame draw:style-name="gr64" draw:text-style-name="P61" svg:width="0.0705in" svg:height="0.1142in" svg:x="0.0516in" svg:y="0.0972in"><draw:text-box><text:p text:style-name="P60"><text:span text:style-name="T82">∞</text:span></text:p></draw:text-box></draw:frame><draw:frame draw:style-name="gr65" draw:text-style-name="P61" svg:width="0.0835in" svg:height="0.1894in" svg:x="0.2181in" svg:y="0.1071in"><draw:text-box><text:p text:style-name="P60"><text:span text:style-name="T78"></text:span></text:p></draw:text-box></draw:frame><draw:frame draw:style-name="gr61" draw:text-style-name="P61" svg:width="0.0425in" svg:height="0.1071in" svg:x="0.3126in" svg:y="0.0925in"><draw:text-box><text:p text:style-name="P60"><text:span text:style-name="T77">k</text:span></text:p></draw:text-box></draw:frame><draw:frame draw:style-name="gr66" draw:text-style-name="P61" svg:width="0.0697in" svg:height="0.1768in" svg:x="0.3752in" svg:y="0.1209in"><draw:text-box><text:p text:style-name="P60"><text:span text:style-name="T76">e</text:span></text:p></draw:text-box></draw:frame><draw:polygon draw:style-name="gr2" draw:text-style-name="P57" svg:width="0.3634in" svg:height="0.0067in" svg:x="0.2185in" svg:y="0.2953in" svg:viewBox="0 0 924 18" draw:points="0,18 924,18 924,0 0,0"><text:p/></draw:polygon><draw:frame draw:style-name="gr67" draw:text-style-name="P61" svg:width="0.124in" svg:height="0.1142in" svg:x="0.4484in" svg:y="0.0866in"><draw:text-box><text:p text:style-name="P60"><text:span text:style-name="T82">−</text:span></text:p></draw:text-box></draw:frame><draw:frame draw:style-name="gr66" draw:text-style-name="P61" svg:width="0.0697in" svg:height="0.1768in" svg:x="0.3335in" svg:y="0.3071in"><draw:text-box><text:p text:style-name="P60"><text:span text:style-name="T76">k</text:span></text:p></draw:text-box></draw:frame><draw:frame draw:style-name="gr68" draw:text-style-name="P61" svg:width="0.0469in" svg:height="0.1894in" svg:x="0.4165in" svg:y="0.2929in"><draw:text-box><text:p text:style-name="P60"><text:span text:style-name="T78">!</text:span></text:p></draw:text-box></draw:frame><draw:frame draw:style-name="gr69" draw:text-style-name="P61" svg:width="0.0898in" svg:height="0.1894in" svg:x="0.572in" svg:y="0.189in"><draw:text-box><text:p text:style-name="P60"><text:span text:style-name="T78">⋅</text:span></text:p></draw:text-box></draw:frame><draw:frame draw:style-name="gr54" draw:text-style-name="P61" svg:width="0.1598in" svg:height="0.5122in" svg:x="0.6362in" svg:y="0in"><draw:text-box><text:p text:style-name="P60"><text:span text:style-name="T79">{</text:span></text:p></draw:text-box></draw:frame><draw:frame draw:style-name="gr56" draw:text-style-name="P61" svg:width="0.0496in" svg:height="0.1894in" svg:x="0.722in" svg:y="0.1236in"><draw:text-box><text:p text:style-name="P60"><text:span text:style-name="T78"></text:span></text:p></draw:text-box></draw:frame><draw:frame draw:style-name="gr51" draw:text-style-name="P61" svg:width="0.078in" svg:height="0.1768in" svg:x="0.7717in" svg:y="0.1362in"><draw:text-box><text:p text:style-name="P60"><text:span text:style-name="T76">q</text:span></text:p></draw:text-box></draw:frame><draw:frame draw:style-name="gr57" draw:text-style-name="P61" svg:width="0.0441in" svg:height="0.1894in" svg:x="0.8681in" svg:y="0.1236in"><draw:text-box><text:p text:style-name="P60"><text:span text:style-name="T78">/</text:span></text:p></draw:text-box></draw:frame><draw:frame draw:style-name="gr51" draw:text-style-name="P61" svg:width="0.078in" svg:height="0.1768in" svg:x="0.9492in" svg:y="0.1362in"><draw:text-box><text:p text:style-name="P60"><text:span text:style-name="T76">p</text:span></text:p></draw:text-box></draw:frame><draw:frame draw:style-name="gr56" draw:text-style-name="P61" svg:width="0.0496in" svg:height="0.1894in" svg:x="1.0335in" svg:y="0.1236in"><draw:text-box><text:p text:style-name="P60"><text:span text:style-name="T78"></text:span></text:p></draw:text-box></draw:frame><draw:frame draw:style-name="gr70" draw:text-style-name="P61" svg:width="0.0303in" svg:height="0.1142in" svg:x="1.0752in" svg:y="0.0984in"><draw:text-box><text:p text:style-name="P60"><text:span text:style-name="T82"></text:span></text:p></draw:text-box></draw:frame><draw:frame draw:style-name="gr52" draw:text-style-name="P61" svg:width="0.037in" svg:height="0.1071in" svg:x="1.1181in" svg:y="0.1043in"><draw:text-box><text:p text:style-name="P60"><text:span text:style-name="T77">z</text:span></text:p></draw:text-box></draw:frame><draw:frame draw:style-name="gr62" draw:text-style-name="P61" svg:width="0.0748in" svg:height="0.1142in" svg:x="1.1598in" svg:y="0.0984in"><draw:text-box><text:p text:style-name="P60"><text:span text:style-name="T82">−</text:span></text:p></draw:text-box></draw:frame><draw:frame draw:style-name="gr61" draw:text-style-name="P61" svg:width="0.0425in" svg:height="0.1071in" svg:x="1.2417in" svg:y="0.1043in"><draw:text-box><text:p text:style-name="P60"><text:span text:style-name="T77">k</text:span></text:p></draw:text-box></draw:frame><draw:frame draw:style-name="gr70" draw:text-style-name="P61" svg:width="0.0303in" svg:height="0.1142in" svg:x="1.2945in" svg:y="0.0984in"><draw:text-box><text:p text:style-name="P60"><text:span text:style-name="T82"></text:span></text:p></draw:text-box></draw:frame><draw:frame draw:style-name="gr71" draw:text-style-name="P61" svg:width="0.1925in" svg:height="0.1768in" svg:x="1.461in" svg:y="0.1091in"><draw:text-box><text:p text:style-name="P60"><text:span text:style-name="T76">if k</text:span></text:p></draw:text-box></draw:frame><draw:frame draw:style-name="gr53" draw:text-style-name="P61" svg:width="0.1232in" svg:height="0.1894in" svg:x="1.6807in" svg:y="0.0953in"><draw:text-box><text:p text:style-name="P60"><text:span text:style-name="T78">≤</text:span></text:p></draw:text-box></draw:frame><draw:frame draw:style-name="gr59" draw:text-style-name="P61" svg:width="0.0614in" svg:height="0.1768in" svg:x="1.8252in" svg:y="0.1091in"><draw:text-box><text:p text:style-name="P60"><text:span text:style-name="T76">z</text:span></text:p></draw:text-box></draw:frame><draw:frame draw:style-name="gr51" draw:text-style-name="P61" svg:width="0.078in" svg:height="0.1768in" svg:x="0.9819in" svg:y="0.3126in"><draw:text-box><text:p text:style-name="P60"><text:span text:style-name="T80">1</text:span></text:p></draw:text-box></draw:frame><draw:frame draw:style-name="gr71" draw:text-style-name="P61" svg:width="0.1925in" svg:height="0.1768in" svg:x="1.461in" svg:y="0.2953in"><draw:text-box><text:p text:style-name="P60"><text:span text:style-name="T76">if k</text:span></text:p></draw:text-box></draw:frame><draw:frame draw:style-name="gr53" draw:text-style-name="P61" svg:width="0.1232in" svg:height="0.1894in" svg:x="1.6807in" svg:y="0.2811in"><draw:text-box><text:p text:style-name="P60"><text:span text:style-name="T78"></text:span></text:p></draw:text-box></draw:frame><draw:frame draw:style-name="gr59" draw:text-style-name="P61" svg:width="0.0614in" svg:height="0.1768in" svg:x="1.8252in" svg:y="0.2953in"><draw:text-box><text:p text:style-name="P60"><text:span text:style-name="T76">z</text:span></text:p></draw:text-box></draw:frame><draw:frame draw:style-name="gr54" draw:text-style-name="P61" svg:width="0.1598in" svg:height="0.5122in" svg:x="1.8752in" svg:y="0in"><draw:text-box><text:p text:style-name="P60"><text:span text:style-name="T79">}</text:span></text:p></draw:text-box></draw:frame></draw:g></text:p>
      <text:p text:style-name="P8"/>
      <text:p text:style-name="P12"><text:span text:style-name="T51">Herinrichten</text:span> om te voorkomen dat de oneindige staart van de verdeling wordt opgeteld ...</text:p>
      <text:p text:style-name="P12"/>
      <text:p text:style-name="P29"><draw:g text:anchor-type="as-char" draw:z-index="9" draw:style-name="gr50"><draw:frame draw:style-name="gr51" draw:text-style-name="P61" svg:width="0.078in" svg:height="0.1768in" svg:x="0in" svg:y="0.1055in"><draw:text-box><text:p text:style-name="P60"><text:span text:style-name="T80">1</text:span></text:p></draw:text-box></draw:frame><draw:frame draw:style-name="gr53" draw:text-style-name="P61" svg:width="0.1232in" svg:height="0.1894in" svg:x="0.072in" svg:y="0.0929in"><draw:text-box><text:p text:style-name="P60"><text:span text:style-name="T78">−</text:span></text:p></draw:text-box></draw:frame><draw:frame draw:style-name="gr60" draw:text-style-name="P61" svg:width="0.178in" svg:height="0.2748in" svg:x="0.1972in" svg:y="0.0583in"><draw:text-box><text:p text:style-name="P60"><text:span text:style-name="T81">∑</text:span></text:p></draw:text-box></draw:frame><draw:frame draw:style-name="gr61" draw:text-style-name="P61" svg:width="0.0425in" svg:height="0.1071in" svg:x="0.2083in" svg:y="0.311in"><draw:text-box><text:p text:style-name="P60"><text:span text:style-name="T77">k</text:span></text:p></draw:text-box></draw:frame><draw:frame draw:style-name="gr62" draw:text-style-name="P61" svg:width="0.0748in" svg:height="0.1142in" svg:x="0.2598in" svg:y="0.3043in"><draw:text-box><text:p text:style-name="P60"><text:span text:style-name="T82">=</text:span></text:p></draw:text-box></draw:frame><draw:frame draw:style-name="gr63" draw:text-style-name="P61" svg:width="0.0476in" svg:height="0.1071in" svg:x="0.3335in" svg:y="0.311in"><draw:text-box><text:p text:style-name="P60"><text:span text:style-name="T83">0</text:span></text:p></draw:text-box></draw:frame><draw:frame draw:style-name="gr52" draw:text-style-name="P61" svg:width="0.037in" svg:height="0.1071in" svg:x="0.2728in" svg:y="0in"><draw:text-box><text:p text:style-name="P60"><text:span text:style-name="T77">z</text:span></text:p></draw:text-box></draw:frame><draw:frame draw:style-name="gr65" draw:text-style-name="P61" svg:width="0.0835in" svg:height="0.1894in" svg:x="0.4236in" svg:y="0.0173in"><draw:text-box><text:p text:style-name="P60"><text:span text:style-name="T78"></text:span></text:p></draw:text-box></draw:frame><draw:frame draw:style-name="gr61" draw:text-style-name="P61" svg:width="0.0425in" svg:height="0.1071in" svg:x="0.5071in" svg:y="0.0173in"><draw:text-box><text:p text:style-name="P60"><text:span text:style-name="T77">k</text:span></text:p></draw:text-box></draw:frame><draw:frame draw:style-name="gr66" draw:text-style-name="P61" svg:width="0.0697in" svg:height="0.1768in" svg:x="0.5807in" svg:y="0.0366in"><draw:text-box><text:p text:style-name="P60"><text:span text:style-name="T76">e</text:span></text:p></draw:text-box></draw:frame><draw:polygon draw:style-name="gr2" draw:text-style-name="P57" svg:width="0.3634in" svg:height="0.0067in" svg:x="0.4142in" svg:y="0.215in" svg:viewBox="0 0 924 18" draw:points="0,18 924,18 924,0 0,0"><text:p/></draw:polygon><draw:frame draw:style-name="gr67" draw:text-style-name="P61" svg:width="0.124in" svg:height="0.1142in" svg:x="0.65in" svg:y="0.0098in"><draw:text-box><text:p text:style-name="P60"><text:span text:style-name="T82">−</text:span></text:p></draw:text-box></draw:frame><draw:frame draw:style-name="gr66" draw:text-style-name="P61" svg:width="0.0697in" svg:height="0.1768in" svg:x="0.539in" svg:y="0.2339in"><draw:text-box><text:p text:style-name="P60"><text:span text:style-name="T76">k</text:span></text:p></draw:text-box></draw:frame><draw:frame draw:style-name="gr68" draw:text-style-name="P61" svg:width="0.0469in" svg:height="0.1894in" svg:x="0.6209in" svg:y="0.2154in"><draw:text-box><text:p text:style-name="P60"><text:span text:style-name="T78">!</text:span></text:p></draw:text-box></draw:frame><draw:frame draw:style-name="gr72" draw:text-style-name="P61" svg:width="0.065in" svg:height="0.2512in" svg:x="0.7984in" svg:y="0.0528in"><draw:text-box><text:p text:style-name="P60"><text:span text:style-name="T84"></text:span></text:p></draw:text-box></draw:frame><draw:frame draw:style-name="gr51" draw:text-style-name="P61" svg:width="0.078in" svg:height="0.1768in" svg:x="0.8484in" svg:y="0.1055in"><draw:text-box><text:p text:style-name="P60"><text:span text:style-name="T80">1</text:span></text:p></draw:text-box></draw:frame><draw:frame draw:style-name="gr73" draw:text-style-name="P61" svg:width="0.1705in" svg:height="0.1894in" svg:x="0.9264in" svg:y="0.0929in"><draw:text-box><text:p text:style-name="P60"><text:span text:style-name="T78">−</text:span></text:p></draw:text-box></draw:frame><draw:frame draw:style-name="gr51" draw:text-style-name="P61" svg:width="0.078in" svg:height="0.1768in" svg:x="1.1083in" svg:y="0.1055in"><draw:text-box><text:p text:style-name="P60"><text:span text:style-name="T76">q</text:span></text:p></draw:text-box></draw:frame><draw:frame draw:style-name="gr57" draw:text-style-name="P61" svg:width="0.0441in" svg:height="0.1894in" svg:x="1.1957in" svg:y="0.0929in"><draw:text-box><text:p text:style-name="P60"><text:span text:style-name="T78">/</text:span></text:p></draw:text-box></draw:frame><draw:frame draw:style-name="gr51" draw:text-style-name="P61" svg:width="0.078in" svg:height="0.1768in" svg:x="1.2846in" svg:y="0.1055in"><draw:text-box><text:p text:style-name="P60"><text:span text:style-name="T76">p</text:span></text:p></draw:text-box></draw:frame><draw:frame draw:style-name="gr56" draw:text-style-name="P61" svg:width="0.0496in" svg:height="0.1894in" svg:x="1.3626in" svg:y="0.0929in"><draw:text-box><text:p text:style-name="P60"><text:span text:style-name="T78"></text:span></text:p></draw:text-box></draw:frame><draw:frame draw:style-name="gr70" draw:text-style-name="P61" svg:width="0.0303in" svg:height="0.1142in" svg:x="1.4043in" svg:y="0.0744in"><draw:text-box><text:p text:style-name="P60"><text:span text:style-name="T82"></text:span></text:p></draw:text-box></draw:frame><draw:frame draw:style-name="gr52" draw:text-style-name="P61" svg:width="0.037in" svg:height="0.1071in" svg:x="1.4457in" svg:y="0.0783in"><draw:text-box><text:p text:style-name="P60"><text:span text:style-name="T77">z</text:span></text:p></draw:text-box></draw:frame><draw:frame draw:style-name="gr62" draw:text-style-name="P61" svg:width="0.0748in" svg:height="0.1142in" svg:x="1.4874in" svg:y="0.0744in"><draw:text-box><text:p text:style-name="P60"><text:span text:style-name="T82">−</text:span></text:p></draw:text-box></draw:frame><draw:frame draw:style-name="gr61" draw:text-style-name="P61" svg:width="0.0425in" svg:height="0.1071in" svg:x="1.5709in" svg:y="0.0783in"><draw:text-box><text:p text:style-name="P60"><text:span text:style-name="T77">k</text:span></text:p></draw:text-box></draw:frame><draw:frame draw:style-name="gr70" draw:text-style-name="P61" svg:width="0.0303in" svg:height="0.1142in" svg:x="1.622in" svg:y="0.0744in"><draw:text-box><text:p text:style-name="P60"><text:span text:style-name="T82"></text:span></text:p></draw:text-box></draw:frame><draw:frame draw:style-name="gr72" draw:text-style-name="P61" svg:width="0.065in" svg:height="0.2512in" svg:x="1.6543in" svg:y="0.0528in"><draw:text-box><text:p text:style-name="P60"><text:span text:style-name="T84"></text:span></text:p></draw:text-box></draw:frame></draw:g></text:p>
      <text:p text:style-name="P8"/>
      <text:p text:style-name="P12">Convert<text:span text:style-name="T51">eren</text:span> <text:span text:style-name="T51">naar</text:span> C code...</text:p>
      <text:p text:style-name="P12"/>
      <text:p text:style-name="P28"><draw:g text:anchor-type="as-char" draw:z-index="10" draw:style-name="gr1"><draw:frame draw:style-name="gr74" draw:text-style-name="P61" svg:width="1.135in" svg:height="0.1268in" svg:x="0in" svg:y="0in"><draw:text-box><text:p text:style-name="P60"><text:span text:style-name="T85">#include &lt;math.h&gt;</text:span></text:p></draw:text-box></draw:frame><draw:frame draw:style-name="gr75" draw:text-style-name="P61" svg:width="3.335in" svg:height="0.1268in" svg:x="0in" svg:y="0.1264in"><draw:text-box><text:p text:style-name="P60"><text:span text:style-name="T85">double AttackerSuccessProbability(double q, int z)</text:span></text:p></draw:text-box></draw:frame><draw:frame draw:style-name="gr76" draw:text-style-name="P61" svg:width="0.0685in" svg:height="0.1268in" svg:x="0in" svg:y="0.2516in"><draw:text-box><text:p text:style-name="P60"><text:span text:style-name="T85">{</text:span></text:p></draw:text-box></draw:frame><draw:frame draw:style-name="gr77" draw:text-style-name="P61" svg:width="1.535in" svg:height="0.1268in" svg:x="0in" svg:y="0.378in"><draw:text-box><text:p text:style-name="P60"><text:span text:style-name="T85"><text:s text:c="4"/></text:span><text:span text:style-name="T85">double p = 1.0 - q;</text:span></text:p></draw:text-box></draw:frame><draw:frame draw:style-name="gr78" draw:text-style-name="P61" svg:width="2.135in" svg:height="0.1268in" svg:x="0in" svg:y="0.5028in"><draw:text-box><text:p text:style-name="P60"><text:span text:style-name="T85"><text:s text:c="4"/></text:span><text:span text:style-name="T85">double lambda = z * (q / p);</text:span></text:p></draw:text-box></draw:frame><draw:frame draw:style-name="gr79" draw:text-style-name="P61" svg:width="1.4016in" svg:height="0.1268in" svg:x="0in" svg:y="0.6291in"><draw:text-box><text:p text:style-name="P60"><text:span text:style-name="T85"><text:s text:c="4"/></text:span><text:span text:style-name="T85">double sum = 1.0;</text:span></text:p></draw:text-box></draw:frame><draw:frame draw:style-name="gr80" draw:text-style-name="P61" svg:width="0.8685in" svg:height="0.1268in" svg:x="0in" svg:y="0.7543in"><draw:text-box><text:p text:style-name="P60"><text:span text:style-name="T85"><text:s text:c="4"/></text:span><text:span text:style-name="T85">int i, k;</text:span></text:p></draw:text-box></draw:frame><draw:frame draw:style-name="gr81" draw:text-style-name="P61" svg:width="1.8685in" svg:height="0.1268in" svg:x="0in" svg:y="0.8807in"><draw:text-box><text:p text:style-name="P60"><text:span text:style-name="T85"><text:s text:c="4"/></text:span><text:span text:style-name="T85">for (k = 0; k &lt;= z; k++)</text:span></text:p></draw:text-box></draw:frame><draw:frame draw:style-name="gr82" draw:text-style-name="P61" svg:width="0.335in" svg:height="0.1268in" svg:x="0in" svg:y="1.0055in"><draw:text-box><text:p text:style-name="P60"><text:span text:style-name="T85"><text:s text:c="4"/></text:span><text:span text:style-name="T85">{</text:span></text:p></draw:text-box></draw:frame><draw:frame draw:style-name="gr83" draw:text-style-name="P61" svg:width="2.535in" svg:height="0.1268in" svg:x="0in" svg:y="1.1319in"><draw:text-box><text:p text:style-name="P60"><text:span text:style-name="T85"><text:s text:c="8"/></text:span><text:span text:style-name="T85">double poisson = exp(-lambda);</text:span></text:p></draw:text-box></draw:frame><draw:frame draw:style-name="gr78" draw:text-style-name="P61" svg:width="2.135in" svg:height="0.1268in" svg:x="0in" svg:y="1.2571in"><draw:text-box><text:p text:style-name="P60"><text:span text:style-name="T85"><text:s text:c="8"/></text:span><text:span text:style-name="T85">for (i = 1; i &lt;= k; i++)</text:span></text:p></draw:text-box></draw:frame><draw:frame draw:style-name="gr84" draw:text-style-name="P61" svg:width="2.2685in" svg:height="0.1268in" svg:x="0in" svg:y="1.3835in"><draw:text-box><text:p text:style-name="P60"><text:span text:style-name="T85"><text:s text:c="12"/></text:span><text:span text:style-name="T85">poisson *= lambda / i;</text:span></text:p></draw:text-box></draw:frame><draw:frame draw:style-name="gr85" draw:text-style-name="P61" svg:width="3.2685in" svg:height="0.1268in" svg:x="0in" svg:y="1.5083in"><draw:text-box><text:p text:style-name="P60"><text:span text:style-name="T85"><text:s text:c="8"/></text:span><text:span text:style-name="T85">sum -= poisson * (1 - pow(q / p, z - k));</text:span></text:p></draw:text-box></draw:frame><draw:frame draw:style-name="gr82" draw:text-style-name="P61" svg:width="0.335in" svg:height="0.1268in" svg:x="0in" svg:y="1.6346in"><draw:text-box><text:p text:style-name="P60"><text:span text:style-name="T85"><text:s text:c="4"/></text:span><text:span text:style-name="T85">}</text:span></text:p></draw:text-box></draw:frame><draw:frame draw:style-name="gr86" draw:text-style-name="P61" svg:width="1.0016in" svg:height="0.1268in" svg:x="0in" svg:y="1.7598in"><draw:text-box><text:p text:style-name="P60"><text:span text:style-name="T85"><text:s text:c="4"/></text:span><text:span text:style-name="T85">return sum;</text:span></text:p></draw:text-box></draw:frame><draw:frame draw:style-name="gr76" draw:text-style-name="P61" svg:width="0.0685in" svg:height="0.1268in" svg:x="0in" svg:y="1.8862in"><draw:text-box><text:p text:style-name="P60"><text:span text:style-name="T85">}</text:span></text:p></draw:text-box></draw:frame></draw:g></text:p>
      <text:p text:style-name="P28"/>
      <text:p text:style-name="P12"/>
      <text:p text:style-name="P12"><text:soft-page-break/>Als we wat resultaten uitvoeren, zien we dat de kans exponentieel afneemt met z.</text:p>
      <text:p text:style-name="P12"/>
      <text:p text:style-name="P29"><draw:g text:anchor-type="as-char" draw:z-index="11" draw:style-name="gr1"><draw:frame draw:style-name="gr82" draw:text-style-name="P61" svg:width="0.335in" svg:height="0.1268in" svg:x="0in" svg:y="0in"><draw:text-box><text:p text:style-name="P60"><text:span text:style-name="T85">q=0.1</text:span></text:p></draw:text-box></draw:frame><draw:frame draw:style-name="gr87" draw:text-style-name="P61" svg:width="1.2016in" svg:height="0.1268in" svg:x="0in" svg:y="0.1252in"><draw:text-box><text:p text:style-name="P60"><text:span text:style-name="T85">z=0 <text:s text:c="3"/>P=1.0000000</text:span></text:p></draw:text-box></draw:frame><draw:frame draw:style-name="gr87" draw:text-style-name="P61" svg:width="1.2016in" svg:height="0.1268in" svg:x="0in" svg:y="0.2516in"><draw:text-box><text:p text:style-name="P60"><text:span text:style-name="T85">z=1 <text:s text:c="3"/>P=0.2045873</text:span></text:p></draw:text-box></draw:frame><draw:frame draw:style-name="gr87" draw:text-style-name="P61" svg:width="1.2016in" svg:height="0.1268in" svg:x="0in" svg:y="0.3764in"><draw:text-box><text:p text:style-name="P60"><text:span text:style-name="T85">z=2 <text:s text:c="3"/>P=0.0509779</text:span></text:p></draw:text-box></draw:frame><draw:frame draw:style-name="gr87" draw:text-style-name="P61" svg:width="1.2016in" svg:height="0.1268in" svg:x="0in" svg:y="0.5028in"><draw:text-box><text:p text:style-name="P60"><text:span text:style-name="T85">z=3 <text:s text:c="3"/>P=0.0131722</text:span></text:p></draw:text-box></draw:frame><draw:frame draw:style-name="gr87" draw:text-style-name="P61" svg:width="1.2016in" svg:height="0.1268in" svg:x="0in" svg:y="0.628in"><draw:text-box><text:p text:style-name="P60"><text:span text:style-name="T85">z=4 <text:s text:c="3"/>P=0.0034552</text:span></text:p></draw:text-box></draw:frame><draw:frame draw:style-name="gr87" draw:text-style-name="P61" svg:width="1.2016in" svg:height="0.1268in" svg:x="0in" svg:y="0.7543in"><draw:text-box><text:p text:style-name="P60"><text:span text:style-name="T85">z=5 <text:s text:c="3"/>P=0.0009137</text:span></text:p></draw:text-box></draw:frame><draw:frame draw:style-name="gr87" draw:text-style-name="P61" svg:width="1.2016in" svg:height="0.1268in" svg:x="0in" svg:y="0.8791in"><draw:text-box><text:p text:style-name="P60"><text:span text:style-name="T85">z=6 <text:s text:c="3"/>P=0.0002428</text:span></text:p></draw:text-box></draw:frame><draw:frame draw:style-name="gr87" draw:text-style-name="P61" svg:width="1.2016in" svg:height="0.1268in" svg:x="0in" svg:y="1.0055in"><draw:text-box><text:p text:style-name="P60"><text:span text:style-name="T85">z=7 <text:s text:c="3"/>P=0.0000647</text:span></text:p></draw:text-box></draw:frame><draw:frame draw:style-name="gr87" draw:text-style-name="P61" svg:width="1.2016in" svg:height="0.1268in" svg:x="0in" svg:y="1.1307in"><draw:text-box><text:p text:style-name="P60"><text:span text:style-name="T85">z=8 <text:s text:c="3"/>P=0.0000173</text:span></text:p></draw:text-box></draw:frame><draw:frame draw:style-name="gr87" draw:text-style-name="P61" svg:width="1.2016in" svg:height="0.1268in" svg:x="0in" svg:y="1.2571in"><draw:text-box><text:p text:style-name="P60"><text:span text:style-name="T85">z=9 <text:s text:c="3"/>P=0.0000046</text:span></text:p></draw:text-box></draw:frame><draw:frame draw:style-name="gr87" draw:text-style-name="P61" svg:width="1.2016in" svg:height="0.1268in" svg:x="0in" svg:y="1.3819in"><draw:text-box><text:p text:style-name="P60"><text:span text:style-name="T85">z=10 <text:s text:c="2"/>P=0.0000012</text:span></text:p></draw:text-box></draw:frame><draw:frame draw:style-name="gr82" draw:text-style-name="P61" svg:width="0.335in" svg:height="0.1268in" svg:x="0in" svg:y="1.6484in"><draw:text-box><text:p text:style-name="P60"><text:span text:style-name="T85">q=0.3</text:span></text:p></draw:text-box></draw:frame><draw:frame draw:style-name="gr87" draw:text-style-name="P61" svg:width="1.2016in" svg:height="0.1268in" svg:x="0in" svg:y="1.7736in"><draw:text-box><text:p text:style-name="P60"><text:span text:style-name="T85">z=0 <text:s text:c="3"/>P=1.0000000</text:span></text:p></draw:text-box></draw:frame><draw:frame draw:style-name="gr87" draw:text-style-name="P61" svg:width="1.2016in" svg:height="0.1268in" svg:x="0in" svg:y="1.9in"><draw:text-box><text:p text:style-name="P60"><text:span text:style-name="T85">z=5 <text:s text:c="3"/>P=0.1773523</text:span></text:p></draw:text-box></draw:frame><draw:frame draw:style-name="gr87" draw:text-style-name="P61" svg:width="1.2016in" svg:height="0.1268in" svg:x="0in" svg:y="2.0252in"><draw:text-box><text:p text:style-name="P60"><text:span text:style-name="T85">z=10 <text:s text:c="2"/>P=0.0416605</text:span></text:p></draw:text-box></draw:frame><draw:frame draw:style-name="gr87" draw:text-style-name="P61" svg:width="1.2016in" svg:height="0.1268in" svg:x="0in" svg:y="2.1516in"><draw:text-box><text:p text:style-name="P60"><text:span text:style-name="T85">z=15 <text:s text:c="2"/>P=0.0101008</text:span></text:p></draw:text-box></draw:frame><draw:frame draw:style-name="gr87" draw:text-style-name="P61" svg:width="1.2016in" svg:height="0.1268in" svg:x="0in" svg:y="2.2764in"><draw:text-box><text:p text:style-name="P60"><text:span text:style-name="T85">z=20 <text:s text:c="2"/>P=0.0024804</text:span></text:p></draw:text-box></draw:frame><draw:frame draw:style-name="gr87" draw:text-style-name="P61" svg:width="1.2016in" svg:height="0.1268in" svg:x="0in" svg:y="2.4028in"><draw:text-box><text:p text:style-name="P60"><text:span text:style-name="T85">z=25 <text:s text:c="2"/>P=0.0006132</text:span></text:p></draw:text-box></draw:frame><draw:frame draw:style-name="gr87" draw:text-style-name="P61" svg:width="1.2016in" svg:height="0.1268in" svg:x="0in" svg:y="2.528in"><draw:text-box><text:p text:style-name="P60"><text:span text:style-name="T85">z=30 <text:s text:c="2"/>P=0.0001522</text:span></text:p></draw:text-box></draw:frame><draw:frame draw:style-name="gr87" draw:text-style-name="P61" svg:width="1.2016in" svg:height="0.1268in" svg:x="0in" svg:y="2.6543in"><draw:text-box><text:p text:style-name="P60"><text:span text:style-name="T85">z=35 <text:s text:c="2"/>P=0.0000379</text:span></text:p></draw:text-box></draw:frame><draw:frame draw:style-name="gr87" draw:text-style-name="P61" svg:width="1.2016in" svg:height="0.1268in" svg:x="0in" svg:y="2.7791in"><draw:text-box><text:p text:style-name="P60"><text:span text:style-name="T85">z=40 <text:s text:c="2"/>P=0.0000095</text:span></text:p></draw:text-box></draw:frame><draw:frame draw:style-name="gr87" draw:text-style-name="P61" svg:width="1.2016in" svg:height="0.1268in" svg:x="0in" svg:y="2.9055in"><draw:text-box><text:p text:style-name="P60"><text:span text:style-name="T85">z=45 <text:s text:c="2"/>P=0.0000024</text:span></text:p></draw:text-box></draw:frame><draw:frame draw:style-name="gr87" draw:text-style-name="P61" svg:width="1.2016in" svg:height="0.1268in" svg:x="0in" svg:y="3.0307in"><draw:text-box><text:p text:style-name="P60"><text:span text:style-name="T85">z=50 <text:s text:c="2"/>P=0.0000006</text:span></text:p></draw:text-box></draw:frame></draw:g></text:p>
      <text:p text:style-name="P12"/>
      <text:p text:style-name="P13"><text:span text:style-name="T51">Oplossing</text:span> <text:span text:style-name="T51">voor</text:span> P <text:span text:style-name="T51">minder dan</text:span> 0.1%…</text:p>
      <text:p text:style-name="P13"/>
      <text:p text:style-name="P13"><draw:g text:anchor-type="as-char" draw:z-index="12" draw:style-name="gr1"><draw:frame draw:style-name="gr88" draw:text-style-name="P61" svg:width="0.6016in" svg:height="0.1268in" svg:x="0in" svg:y="0in"><draw:text-box><text:p text:style-name="P60"><text:span text:style-name="T85">P &lt; 0.001</text:span></text:p></draw:text-box></draw:frame><draw:frame draw:style-name="gr89" draw:text-style-name="P61" svg:width="0.8016in" svg:height="0.1268in" svg:x="0in" svg:y="0.1264in"><draw:text-box><text:p text:style-name="P60"><text:span text:style-name="T85">q=0.10 <text:s text:c="2"/>z=5</text:span></text:p></draw:text-box></draw:frame><draw:frame draw:style-name="gr89" draw:text-style-name="P61" svg:width="0.8016in" svg:height="0.1268in" svg:x="0in" svg:y="0.2516in"><draw:text-box><text:p text:style-name="P60"><text:span text:style-name="T85">q=0.15 <text:s text:c="2"/>z=8</text:span></text:p></draw:text-box></draw:frame><draw:frame draw:style-name="gr80" draw:text-style-name="P61" svg:width="0.8685in" svg:height="0.1268in" svg:x="0in" svg:y="0.378in"><draw:text-box><text:p text:style-name="P60"><text:span text:style-name="T85">q=0.20 <text:s text:c="2"/>z=11</text:span></text:p></draw:text-box></draw:frame><draw:frame draw:style-name="gr80" draw:text-style-name="P61" svg:width="0.8685in" svg:height="0.1268in" svg:x="0in" svg:y="0.5028in"><draw:text-box><text:p text:style-name="P60"><text:span text:style-name="T85">q=0.25 <text:s text:c="2"/>z=15</text:span></text:p></draw:text-box></draw:frame><draw:frame draw:style-name="gr80" draw:text-style-name="P61" svg:width="0.8685in" svg:height="0.1268in" svg:x="0in" svg:y="0.6291in"><draw:text-box><text:p text:style-name="P60"><text:span text:style-name="T85">q=0.30 <text:s text:c="2"/>z=24</text:span></text:p></draw:text-box></draw:frame><draw:frame draw:style-name="gr80" draw:text-style-name="P61" svg:width="0.8685in" svg:height="0.1268in" svg:x="0in" svg:y="0.7543in"><draw:text-box><text:p text:style-name="P60"><text:span text:style-name="T85">q=0.35 <text:s text:c="2"/>z=41</text:span></text:p></draw:text-box></draw:frame><draw:frame draw:style-name="gr80" draw:text-style-name="P61" svg:width="0.8685in" svg:height="0.1268in" svg:x="0in" svg:y="0.8807in"><draw:text-box><text:p text:style-name="P60"><text:span text:style-name="T85">q=0.40 <text:s text:c="2"/>z=89</text:span></text:p></draw:text-box></draw:frame><draw:frame draw:style-name="gr90" draw:text-style-name="P61" svg:width="0.935in" svg:height="0.1268in" svg:x="0in" svg:y="1.0055in"><draw:text-box><text:p text:style-name="P60"><text:span text:style-name="T85">q=0.45 <text:s text:c="2"/>z=340</text:span></text:p></draw:text-box></draw:frame></draw:g></text:p>
      <text:h text:style-name="P53" text:outline-level="2"><text:span text:style-name="T23">12</text:span><text:span text:style-name="T19">. <text:s text:c="3"/></text:span><text:span text:style-name="T23">Conclusi</text:span><text:span text:style-name="T27">e</text:span></text:h>
      <text:p text:style-name="P22">We hebben een systeem voor elektronische transacties <text:span text:style-name="T70">voorgesteld</text:span> <text:span text:style-name="T51">die trouweloos is</text:span>. We zijn begonnen met het gebruikelijke kader van munten <text:span text:style-name="T51">die bestaat uit </text:span>digitale handtekeningen, die sterke controle over eigendom biedt, maar onvolledig is zonder een manier om dubbele uitgaven te voorkomen. Om dit op te lossen hebben we een Peer-to-Peer-netwerk met gebruik van <text:span text:style-name="T64">P</text:span>roof-of-<text:span text:style-name="T64">W</text:span>ork <text:span text:style-name="T70">aangeboden</text:span> om een <text:span text:style-name="T63">o</text:span>penbare geschiedenis van transacties vast te leggen die snel rekenkundig onpraktisch wordt voor een aanvaller om te veranderen als eerlijke <text:span text:style-name="T51">nodes</text:span> de meerderheid van de CPU-kracht besturen. Het netwerk is robuust in zijn ongestructureerde eenvoud. <text:span text:style-name="T51">Nodes</text:span> werken allemaal tegelijk met weinig coördinatie. Ze hoeven niet te worden geïdentificeerd omdat berichten niet naar een bepaalde plaats worden gerouteerd en alleen op de best mogelijke manier moeten worden afgeleverd. <text:span text:style-name="T51">Nodes</text:span> kunnen vertrekken en naar believen weer samenkomen in het netwerk, en <text:span text:style-name="T51">accepteren de</text:span> <text:span text:style-name="T51">Proof of Work</text:span> als bewijs van wat er gebeurde toen ze weg waren. Ze stemmen met hun CPU-kracht en drukken hun acceptatie van geldige blokken uit door eraan te werken, deze uit te breiden en ongeldige blokken te verwerpen door te weigeren <text:span text:style-name="T51">om </text:span>eraan te werken. Alle benodigde regels en incentives kunnen worden afgedwongen <text:span text:style-name="T51">m</text:span>et dit consensusmechanisme.</text:p>
      <text:p text:style-name="P24"/>
      <text:p text:style-name="P25"><text:span text:style-name="T32">R</text:span><text:span text:style-name="T33">eferen</text:span><text:span text:style-name="T34">ties</text:span></text:p>
      <text:list xml:id="list999596378" text:style-name="Numbering_20_2">
        <text:list-item>
          <text:p text:style-name="P44">W. Dai, "b-money," http://www.weidai.com/bmoney.txt, 1998. </text:p>
        </text:list-item>
        <text:list-item>
          <text:p text:style-name="P46"><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46"><text:span text:style-name="T1">S. Haber, W.S. Stornetta, "How to time-stamp a digital document," In </text:span><text:span text:style-name="T2">Journal of Cryptology</text:span><text:span text:style-name="T1">, vol 3, no 2, pages 99-111, 1991. </text:span></text:p>
        </text:list-item>
        <text:list-item>
          <text:p text:style-name="P46"><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46"><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45">A. Back, "Hashcash - a denial of service counter-measure," <text:line-break/>http://www.hashcash.org/papers/hashcash.pdf, 2002. </text:p>
        </text:list-item>
        <text:list-item>
          <text:p text:style-name="P46"><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45">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2071in" fo:margin-right="1.1646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9-05-12T19:37:57.889000000</dc:date>
    <meta:editing-duration>PT17H52M33S</meta:editing-duration>
    <meta:editing-cycles>57</meta:editing-cycles>
    <meta:generator>LibreOffice/6.2.0.3$Windows_X86_64 LibreOffice_project/98c6a8a1c6c7b144ce3cc729e34964b47ce25d62</meta:generator>
    <meta:document-statistic meta:table-count="0" meta:image-count="0" meta:object-count="0" meta:page-count="9" meta:paragraph-count="89" meta:word-count="3375" meta:character-count="21851" meta:non-whitespace-character-count="18504"/>
  </office:meta>
</office:document-meta>
</file>